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0.718cm"/>
    </style:style>
    <style:style style:name="co6" style:family="table-column">
      <style:table-column-properties fo:break-before="auto" style:column-width="2.284cm"/>
    </style:style>
    <style:style style:name="co7" style:family="table-column">
      <style:table-column-properties fo:break-before="auto" style:column-width="1.50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Noordbraban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braba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0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3" table:default-cell-style-name="ce6"/>
        <table:table-column table:style-name="co7" table:default-cell-style-name="ce6"/>
        <table:table-column table:style-name="co3" table:number-columns-repeated="227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NOORDBRABANT DERDE GEDEELTE INDEELING NAAR DE GEBOORTEPLAATS</text:p>
          </table:table-cell>
          <table:table-cell table:style-name="ce12" table:number-columns-repeated="28"/>
          <table:table-cell table:style-name="ce50"/>
          <table:table-cell table:number-columns-repeated="994"/>
        </table:table-row>
        <table:table-row table:style-name="ro1">
          <table:table-cell table:style-name="ce2"/>
          <table:table-cell table:style-name="ce13" table:number-columns-repeated="23"/>
          <table:table-cell table:style-name="ce41" table:number-columns-repeated="6"/>
          <table:table-cell table:style-name="ce57" table:number-columns-repeated="88"/>
          <table:table-cell table:number-columns-repeated="90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4" table:number-columns-spanned="1" table:number-rows-spanned="4"/>
          <table:table-cell table:style-name="ce16" office:value-type="string" calcext:value-type="string" table:number-columns-spanned="2" table:number-rows-spanned="3">
            <text:p>In d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België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Groot-Brittannie en Ierla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In een ander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23"/>
          <table:table-cell table:style-name="ce32" office:value-type="string" calcext:value-type="string" table:number-columns-spanned="1" table:number-rows-spanned="4">
            <text:p>Oppervlakte in hectaren en aren</text:p>
          </table:table-cell>
          <table:table-cell table:style-name="ce34" office:value-type="string" calcext:value-type="string" table:number-columns-spanned="1" table:number-rows-spanned="4">
            <text:p>Bewoners op duizend hectar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6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6" office:value-type="string" calcext:value-type="string" table:number-columns-spanned="1" table:number-rows-spanned="4">
            <text:p>Provincie</text:p>
          </table:table-cell>
          <table:table-cell table:style-name="ce51" office:value-type="string" calcext:value-type="string" table:number-columns-spanned="1" table:number-rows-spanned="4">
            <text:p>Image nr.</text:p>
          </table:table-cell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number-columns-repeated="20" table:style-name="ce24"/>
          <table:covered-table-cell table:style-name="ce35"/>
          <table:covered-table-cell table:style-name="ce43"/>
          <table:covered-table-cell table:number-columns-repeated="4" table:style-name="ce47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number-columns-repeated="20" table:style-name="ce24"/>
          <table:covered-table-cell table:style-name="ce35"/>
          <table:covered-table-cell table:style-name="ce43"/>
          <table:covered-table-cell table:number-columns-repeated="4" table:style-name="ce47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1">
          <table:covered-table-cell table:style-name="ce5"/>
          <table:covered-table-cell table:style-name="ce14"/>
          <table:table-cell table:style-name="ce18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covered-table-cell table:style-name="ce33"/>
          <table:covered-table-cell table:style-name="ce36"/>
          <table:covered-table-cell table:style-name="ce44"/>
          <table:covered-table-cell table:number-columns-repeated="4" table:style-name="ce48"/>
          <table:covered-table-cell table:style-name="ce53"/>
          <table:table-cell table:style-name="ce57" table:number-columns-repeated="88"/>
          <table:table-cell table:number-columns-repeated="906"/>
        </table:table-row>
        <table:table-row table:style-name="ro1">
          <table:table-cell table:number-columns-repeated="20"/>
          <table:table-cell table:style-name="ce15" table:number-columns-repeated="2"/>
          <table:table-cell table:number-columns-repeated="2"/>
          <table:table-cell table:style-name="ce15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Breda</text:p>
          </table:table-cell>
          <table:table-cell/>
          <table:table-cell table:style-name="ce19" office:value-type="float" office:value="4510" calcext:value-type="float">
            <text:p>4510</text:p>
          </table:table-cell>
          <table:table-cell table:style-name="ce26" office:value-type="float" office:value="5045" calcext:value-type="float">
            <text:p>5045</text:p>
          </table:table-cell>
          <table:table-cell table:style-name="ce26" office:value-type="float" office:value="1448" calcext:value-type="float">
            <text:p>1448</text:p>
          </table:table-cell>
          <table:table-cell table:style-name="ce26" office:value-type="float" office:value="2194" calcext:value-type="float">
            <text:p>2194</text:p>
          </table:table-cell>
          <table:table-cell table:style-name="ce26" office:value-type="float" office:value="1708" calcext:value-type="float">
            <text:p>1708</text:p>
          </table:table-cell>
          <table:table-cell table:style-name="ce26" office:value-type="float" office:value="1446" calcext:value-type="float">
            <text:p>1446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26" calcext:value-type="float">
            <text:p>126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table:formula="of:=SUM([.C8]+[.E8]+[.G8]+[.I8]+[.K8]+[.M8]+[.O8]+[.Q8]+[.S8])" office:value-type="float" office:value="8085" calcext:value-type="float">
            <text:p>8085</text:p>
          </table:table-cell>
          <table:table-cell table:style-name="ce30" table:formula="of:=SUM([.D8]+[.F8]+[.H8]+[.J8]+[.L8]+[.N8]+[.P8]+[.R8]+[.T8])" office:value-type="float" office:value="9024" calcext:value-type="float">
            <text:p>9024</text:p>
          </table:table-cell>
          <table:table-cell table:style-name="ce26" office:value-type="float" office:value="282.87" calcext:value-type="float">
            <text:p>282.87</text:p>
          </table:table-cell>
          <table:table-cell table:style-name="ce37" office:value-type="float" office:value="60483.61" calcext:value-type="float">
            <text:p>60483.61</text:p>
          </table:table-cell>
          <table:table-cell table:style-name="ce45" office:value-type="string" calcext:value-type="string">
            <text:p>VT</text:p>
          </table:table-cell>
          <table:table-cell table:style-name="ce49" office:value-type="string" calcext:value-type="string">
            <text:p>1879_10_H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 Hertogenbosch</text:p>
          </table:table-cell>
          <table:table-cell/>
          <table:table-cell table:style-name="ce20" office:value-type="float" office:value="7332" calcext:value-type="float">
            <text:p>7332</text:p>
          </table:table-cell>
          <table:table-cell table:style-name="ce27" office:value-type="float" office:value="7979" calcext:value-type="float">
            <text:p>7979</text:p>
          </table:table-cell>
          <table:table-cell table:style-name="ce27" office:value-type="float" office:value="1848" calcext:value-type="float">
            <text:p>1848</text:p>
          </table:table-cell>
          <table:table-cell table:style-name="ce27" office:value-type="float" office:value="2330" calcext:value-type="float">
            <text:p>2330</text:p>
          </table:table-cell>
          <table:table-cell table:style-name="ce27" office:value-type="float" office:value="2204" calcext:value-type="float">
            <text:p>2204</text:p>
          </table:table-cell>
          <table:table-cell table:style-name="ce27" office:value-type="float" office:value="2306" calcext:value-type="float">
            <text:p>230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43" calcext:value-type="float">
            <text:p>143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SUM([.C9]+[.E9]+[.G9]+[.I9]+[.K9]+[.M9]+[.O9]+[.Q9]+[.S9])" office:value-type="float" office:value="11727" calcext:value-type="float">
            <text:p>11727</text:p>
          </table:table-cell>
          <table:table-cell table:style-name="ce31" table:formula="of:=SUM([.D9]+[.F9]+[.H9]+[.J9]+[.L9]+[.N9]+[.P9]+[.R9]+[.T9])" office:value-type="float" office:value="12951" calcext:value-type="float">
            <text:p>12951</text:p>
          </table:table-cell>
          <table:table-cell table:style-name="ce27" office:value-type="float" office:value="1759.31" calcext:value-type="float">
            <text:p>1759.31</text:p>
          </table:table-cell>
          <table:table-cell table:style-name="ce38" office:value-type="float" office:value="14027.09" calcext:value-type="float">
            <text:p>14027.0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ilburg</text:p>
          </table:table-cell>
          <table:table-cell/>
          <table:table-cell table:style-name="ce20" office:value-type="float" office:value="10504" calcext:value-type="float">
            <text:p>10504</text:p>
          </table:table-cell>
          <table:table-cell table:style-name="ce27" office:value-type="float" office:value="10420" calcext:value-type="float">
            <text:p>10420</text:p>
          </table:table-cell>
          <table:table-cell table:style-name="ce27" office:value-type="float" office:value="2522" calcext:value-type="float">
            <text:p>252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31" table:formula="of:=SUM([.C10]+[.E10]+[.G10]+[.I10]+[.K10]+[.M10]+[.O10]+[.Q10]+[.S10])" office:value-type="float" office:value="13895" calcext:value-type="float">
            <text:p>13895</text:p>
          </table:table-cell>
          <table:table-cell table:style-name="ce31" table:formula="of:=SUM([.D10]+[.F10]+[.H10]+[.J10]+[.L10]+[.N10]+[.P10]+[.R10]+[.T10])" office:value-type="float" office:value="14495" calcext:value-type="float">
            <text:p>14495</text:p>
          </table:table-cell>
          <table:table-cell table:style-name="ce27" office:value-type="float" office:value="7950.02" calcext:value-type="float">
            <text:p>7950.02</text:p>
          </table:table-cell>
          <table:table-cell table:style-name="ce38" office:value-type="float" office:value="3571.06" calcext:value-type="float">
            <text:p>3571.0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Totaal</text:p>
          </table:table-cell>
          <table:table-cell table:style-name="ce15"/>
          <table:table-cell table:style-name="ce21" table:formula="of:=SUM([.C8:.C10])" office:value-type="float" office:value="22346" calcext:value-type="float">
            <text:p>22346</text:p>
          </table:table-cell>
          <table:table-cell table:style-name="ce28" table:formula="of:=SUM([.D8:.D10])" office:value-type="float" office:value="23444" calcext:value-type="float">
            <text:p>23444</text:p>
          </table:table-cell>
          <table:table-cell table:style-name="ce28" table:formula="of:=SUM([.E8:.E10])" office:value-type="float" office:value="5818" calcext:value-type="float">
            <text:p>5818</text:p>
          </table:table-cell>
          <table:table-cell table:style-name="ce28" table:formula="of:=SUM([.F8:.F10])" office:value-type="float" office:value="7553" calcext:value-type="float">
            <text:p>7553</text:p>
          </table:table-cell>
          <table:table-cell table:style-name="ce28" table:formula="of:=SUM([.G8:.G10])" office:value-type="float" office:value="4522" calcext:value-type="float">
            <text:p>4522</text:p>
          </table:table-cell>
          <table:table-cell table:style-name="ce28" table:formula="of:=SUM([.H8:.H10])" office:value-type="float" office:value="4534" calcext:value-type="float">
            <text:p>4534</text:p>
          </table:table-cell>
          <table:table-cell table:style-name="ce28" table:formula="of:=SUM([.I8:.I10])" office:value-type="float" office:value="251" calcext:value-type="float">
            <text:p>251</text:p>
          </table:table-cell>
          <table:table-cell table:style-name="ce28" table:formula="of:=SUM([.J8:.J10])" office:value-type="float" office:value="178" calcext:value-type="float">
            <text:p>178</text:p>
          </table:table-cell>
          <table:table-cell table:style-name="ce28" table:formula="of:=SUM([.K8:.K10])" office:value-type="float" office:value="261" calcext:value-type="float">
            <text:p>261</text:p>
          </table:table-cell>
          <table:table-cell table:style-name="ce28" table:formula="of:=SUM([.L8:.L10])" office:value-type="float" office:value="235" calcext:value-type="float">
            <text:p>235</text:p>
          </table:table-cell>
          <table:table-cell table:style-name="ce28" table:formula="of:=SUM([.M8:.M10])" office:value-type="float" office:value="441" calcext:value-type="float">
            <text:p>441</text:p>
          </table:table-cell>
          <table:table-cell table:style-name="ce28" table:formula="of:=SUM([.N8:.N10])" office:value-type="float" office:value="463" calcext:value-type="float">
            <text:p>463</text:p>
          </table:table-cell>
          <table:table-cell table:style-name="ce28" table:formula="of:=SUM([.O8:.O10])" office:value-type="float" office:value="10" calcext:value-type="float">
            <text:p>10</text:p>
          </table:table-cell>
          <table:table-cell table:style-name="ce28" table:formula="of:=SUM([.P8:.P10])" office:value-type="float" office:value="15" calcext:value-type="float">
            <text:p>15</text:p>
          </table:table-cell>
          <table:table-cell table:style-name="ce28" table:formula="of:=SUM([.Q8:.Q10])" office:value-type="float" office:value="50" calcext:value-type="float">
            <text:p>50</text:p>
          </table:table-cell>
          <table:table-cell table:style-name="ce28" table:formula="of:=SUM([.R8:.R10])" office:value-type="float" office:value="45" calcext:value-type="float">
            <text:p>45</text:p>
          </table:table-cell>
          <table:table-cell table:style-name="ce28" table:formula="of:=SUM([.S8:.S10])" office:value-type="float" office:value="8" calcext:value-type="float">
            <text:p>8</text:p>
          </table:table-cell>
          <table:table-cell table:style-name="ce28" table:formula="of:=SUM([.T8:.T10])" office:value-type="float" office:value="3" calcext:value-type="float">
            <text:p>3</text:p>
          </table:table-cell>
          <table:table-cell table:style-name="ce28" table:formula="of:=SUM([.U8:.U10])" office:value-type="float" office:value="33707" calcext:value-type="float">
            <text:p>33707</text:p>
          </table:table-cell>
          <table:table-cell table:style-name="ce28" table:formula="of:=SUM([.V8:.V10])" office:value-type="float" office:value="36470" calcext:value-type="float">
            <text:p>36470</text:p>
          </table:table-cell>
          <table:table-cell table:style-name="ce28" table:formula="of:=SUM([.W8:.W10])" office:value-type="float" office:value="9992.2" calcext:value-type="float">
            <text:p>9992.2</text:p>
          </table:table-cell>
          <table:table-cell table:style-name="ce39" office:value-type="float" office:value="7023.18" calcext:value-type="float">
            <text:p>7023.1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style-name="ce15" table:number-columns-repeated="994"/>
        </table:table-row>
        <table:table-row table:style-name="ro2">
          <table:table-cell table:style-name="ce8" office:value-type="string" calcext:value-type="string">
            <text:p>Aalst</text:p>
          </table:table-cell>
          <table:table-cell/>
          <table:table-cell table:style-name="ce20" office:value-type="float" office:value="207" calcext:value-type="float">
            <text:p>207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31" table:formula="of:=SUM([.C12]+[.E12]+[.G12]+[.I12]+[.K12]+[.M12]+[.O12]+[.Q12]+[.S12])" office:value-type="float" office:value="324" calcext:value-type="float">
            <text:p>324</text:p>
          </table:table-cell>
          <table:table-cell table:style-name="ce31" table:formula="of:=SUM([.D12]+[.F12]+[.H12]+[.J12]+[.L12]+[.N12]+[.P12]+[.R12]+[.T12])" office:value-type="float" office:value="294" calcext:value-type="float">
            <text:p>294</text:p>
          </table:table-cell>
          <table:table-cell table:style-name="ce27" office:value-type="float" office:value="922.32" calcext:value-type="float">
            <text:p>922.32</text:p>
          </table:table-cell>
          <table:table-cell table:style-name="ce39" office:value-type="float" office:value="670.05" calcext:value-type="float">
            <text:p>670.0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arle-Rixtel</text:p>
          </table:table-cell>
          <table:table-cell/>
          <table:table-cell table:style-name="ce20" office:value-type="float" office:value="504" calcext:value-type="float">
            <text:p>504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1" calcext:value-type="float">
            <text:p>3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31" table:formula="of:=SUM([.C13]+[.E13]+[.G13]+[.I13]+[.K13]+[.M13]+[.O13]+[.Q13]+[.S13])" office:value-type="float" office:value="745" calcext:value-type="float">
            <text:p>745</text:p>
          </table:table-cell>
          <table:table-cell table:style-name="ce31" table:formula="of:=SUM([.D13]+[.F13]+[.H13]+[.J13]+[.L13]+[.N13]+[.P13]+[.R13]+[.T13])" office:value-type="float" office:value="783" calcext:value-type="float">
            <text:p>783</text:p>
          </table:table-cell>
          <table:table-cell table:style-name="ce27" office:value-type="float" office:value="1453.81" calcext:value-type="float">
            <text:p>1453.81</text:p>
          </table:table-cell>
          <table:table-cell table:style-name="ce39" office:value-type="float" office:value="1051.04" calcext:value-type="float">
            <text:p>1051.0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em</text:p>
          </table:table-cell>
          <table:table-cell/>
          <table:table-cell table:style-name="ce20" office:value-type="float" office:value="511" calcext:value-type="float">
            <text:p>511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9" calcext:value-type="float">
            <text:p>49</text:p>
          </table:table-cell>
          <table:table-cell table:style-name="ce27" table:number-columns-repeated="2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4]+[.E14]+[.G14]+[.I14]+[.K14]+[.M14]+[.O14]+[.Q14]+[.S14])" office:value-type="float" office:value="648" calcext:value-type="float">
            <text:p>648</text:p>
          </table:table-cell>
          <table:table-cell table:style-name="ce31" table:formula="of:=SUM([.D14]+[.F14]+[.H14]+[.J14]+[.L14]+[.N14]+[.P14]+[.R14]+[.T14])" office:value-type="float" office:value="582" calcext:value-type="float">
            <text:p>582</text:p>
          </table:table-cell>
          <table:table-cell table:style-name="ce27" office:value-type="float" office:value="2652.73" calcext:value-type="float">
            <text:p>2652.73</text:p>
          </table:table-cell>
          <table:table-cell table:style-name="ce39" office:value-type="float" office:value="463.72" calcext:value-type="float">
            <text:p>463.7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mkerk</text:p>
          </table:table-cell>
          <table:table-cell/>
          <table:table-cell table:style-name="ce20" office:value-type="float" office:value="853" calcext:value-type="float">
            <text:p>853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532" calcext:value-type="float">
            <text:p>532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11"/>
          <table:table-cell table:style-name="ce31" table:formula="of:=SUM([.C15]+[.E15]+[.G15]+[.I15]+[.K15]+[.M15]+[.O15]+[.Q15]+[.S15])" office:value-type="float" office:value="1494" calcext:value-type="float">
            <text:p>1494</text:p>
          </table:table-cell>
          <table:table-cell table:style-name="ce31" table:formula="of:=SUM([.D15]+[.F15]+[.H15]+[.J15]+[.L15]+[.N15]+[.P15]+[.R15]+[.T15])" office:value-type="float" office:value="1371" calcext:value-type="float">
            <text:p>1371</text:p>
          </table:table-cell>
          <table:table-cell table:style-name="ce27" office:value-type="float" office:value="3122.54" calcext:value-type="float">
            <text:p>3122.54</text:p>
          </table:table-cell>
          <table:table-cell table:style-name="ce39" office:value-type="float" office:value="917.5" calcext:value-type="float">
            <text:p>917.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phen c.a.</text:p>
          </table:table-cell>
          <table:table-cell/>
          <table:table-cell table:style-name="ce20" office:value-type="float" office:value="717" calcext:value-type="float">
            <text:p>717</text:p>
          </table:table-cell>
          <table:table-cell table:style-name="ce27" office:value-type="float" office:value="632" calcext:value-type="float">
            <text:p>632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6]+[.E16]+[.G16]+[.I16]+[.K16]+[.M16]+[.O16]+[.Q16]+[.S16])" office:value-type="float" office:value="922" calcext:value-type="float">
            <text:p>922</text:p>
          </table:table-cell>
          <table:table-cell table:style-name="ce31" table:formula="of:=SUM([.D16]+[.F16]+[.H16]+[.J16]+[.L16]+[.N16]+[.P16]+[.R16]+[.T16])" office:value-type="float" office:value="828" calcext:value-type="float">
            <text:p>828</text:p>
          </table:table-cell>
          <table:table-cell table:style-name="ce27" office:value-type="float" office:value="5662.09" calcext:value-type="float">
            <text:p>5662.09</text:p>
          </table:table-cell>
          <table:table-cell table:style-name="ce39" office:value-type="float" office:value="309.07" calcext:value-type="float">
            <text:p>309.0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ndel</text:p>
          </table:table-cell>
          <table:table-cell/>
          <table:table-cell table:style-name="ce20" office:value-type="float" office:value="325" calcext:value-type="float">
            <text:p>325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6" calcext:value-type="float">
            <text:p>36</text:p>
          </table:table-cell>
          <table:table-cell table:style-name="ce27" table:number-columns-repeated="12"/>
          <table:table-cell table:style-name="ce31" table:formula="of:=SUM([.C17]+[.E17]+[.G17]+[.I17]+[.K17]+[.M17]+[.O17]+[.Q17]+[.S17])" office:value-type="float" office:value="411" calcext:value-type="float">
            <text:p>411</text:p>
          </table:table-cell>
          <table:table-cell table:style-name="ce31" table:formula="of:=SUM([.D17]+[.F17]+[.H17]+[.J17]+[.L17]+[.N17]+[.P17]+[.R17]+[.T17])" office:value-type="float" office:value="411" calcext:value-type="float">
            <text:p>411</text:p>
          </table:table-cell>
          <table:table-cell table:style-name="ce27" office:value-type="float" office:value="683.16" calcext:value-type="float">
            <text:p>683.16</text:p>
          </table:table-cell>
          <table:table-cell table:style-name="ce39" office:value-type="float" office:value="1203.22" calcext:value-type="float">
            <text:p>1203.2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sten</text:p>
          </table:table-cell>
          <table:table-cell/>
          <table:table-cell table:style-name="ce20" office:value-type="float" office:value="1330" calcext:value-type="float">
            <text:p>1330</text:p>
          </table:table-cell>
          <table:table-cell table:style-name="ce27" office:value-type="float" office:value="1180" calcext:value-type="float">
            <text:p>1180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8]+[.E18]+[.G18]+[.I18]+[.K18]+[.M18]+[.O18]+[.Q18]+[.S18])" office:value-type="float" office:value="1703" calcext:value-type="float">
            <text:p>1703</text:p>
          </table:table-cell>
          <table:table-cell table:style-name="ce31" table:formula="of:=SUM([.D18]+[.F18]+[.H18]+[.J18]+[.L18]+[.N18]+[.P18]+[.R18]+[.T18])" office:value-type="float" office:value="1604" calcext:value-type="float">
            <text:p>1604</text:p>
          </table:table-cell>
          <table:table-cell table:style-name="ce27" office:value-type="float" office:value="6969.57" calcext:value-type="float">
            <text:p>6969.57</text:p>
          </table:table-cell>
          <table:table-cell table:style-name="ce39" office:value-type="float" office:value="474.48" calcext:value-type="float">
            <text:p>474.4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ardwijk </text:p>
          </table:table-cell>
          <table:table-cell/>
          <table:table-cell table:style-name="ce20" office:value-type="float" office:value="642" calcext:value-type="float">
            <text:p>642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9]+[.E19]+[.G19]+[.I19]+[.K19]+[.M19]+[.O19]+[.Q19]+[.S19])" office:value-type="float" office:value="834" calcext:value-type="float">
            <text:p>834</text:p>
          </table:table-cell>
          <table:table-cell table:style-name="ce31" table:formula="of:=SUM([.D19]+[.F19]+[.H19]+[.J19]+[.L19]+[.N19]+[.P19]+[.R19]+[.T19])" office:value-type="float" office:value="769" calcext:value-type="float">
            <text:p>769</text:p>
          </table:table-cell>
          <table:table-cell table:style-name="ce27" office:value-type="float" office:value="910.49" calcext:value-type="float">
            <text:p>910.49</text:p>
          </table:table-cell>
          <table:table-cell table:style-name="ce39" office:value-type="float" office:value="1760.58" calcext:value-type="float">
            <text:p>1760.5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arle-Nassau</text:p>
          </table:table-cell>
          <table:table-cell/>
          <table:table-cell table:style-name="ce20" office:value-type="float" office:value="810" calcext:value-type="float">
            <text:p>810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4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table:number-columns-repeated="6"/>
          <table:table-cell table:style-name="ce31" table:formula="of:=SUM([.C20]+[.E20]+[.G20]+[.I20]+[.K20]+[.M20]+[.O20]+[.Q20]+[.S20])" office:value-type="float" office:value="1183" calcext:value-type="float">
            <text:p>1183</text:p>
          </table:table-cell>
          <table:table-cell table:style-name="ce31" table:formula="of:=SUM([.D20]+[.F20]+[.H20]+[.J20]+[.L20]+[.N20]+[.P20]+[.R20]+[.T20])" office:value-type="float" office:value="1043" calcext:value-type="float">
            <text:p>1043</text:p>
          </table:table-cell>
          <table:table-cell table:style-name="ce27" office:value-type="float" office:value="7503.98" calcext:value-type="float">
            <text:p>7503.98</text:p>
          </table:table-cell>
          <table:table-cell table:style-name="ce39" office:value-type="float" office:value="296.65" calcext:value-type="float">
            <text:p>296.6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kel en Milheeze</text:p>
          </table:table-cell>
          <table:table-cell/>
          <table:table-cell table:style-name="ce20" office:value-type="float" office:value="672" calcext:value-type="float">
            <text:p>672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21]+[.E21]+[.G21]+[.I21]+[.K21]+[.M21]+[.O21]+[.Q21]+[.S21])" office:value-type="float" office:value="944" calcext:value-type="float">
            <text:p>944</text:p>
          </table:table-cell>
          <table:table-cell table:style-name="ce31" table:formula="of:=SUM([.D21]+[.F21]+[.H21]+[.J21]+[.L21]+[.N21]+[.P21]+[.R21]+[.T21])" office:value-type="float" office:value="881" calcext:value-type="float">
            <text:p>881</text:p>
          </table:table-cell>
          <table:table-cell table:style-name="ce27" office:value-type="float" office:value="7582.42" calcext:value-type="float">
            <text:p>7582.42</text:p>
          </table:table-cell>
          <table:table-cell table:style-name="ce39" office:value-type="float" office:value="240.72" calcext:value-type="float">
            <text:p>240.7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ek en Donk</text:p>
          </table:table-cell>
          <table:table-cell/>
          <table:table-cell table:style-name="ce20" office:value-type="float" office:value="521" calcext:value-type="float">
            <text:p>521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201" calcext:value-type="float">
            <text:p>201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22]+[.E22]+[.G22]+[.I22]+[.K22]+[.M22]+[.O22]+[.Q22]+[.S22])" office:value-type="float" office:value="748" calcext:value-type="float">
            <text:p>748</text:p>
          </table:table-cell>
          <table:table-cell table:style-name="ce31" table:formula="of:=SUM([.D22]+[.F22]+[.H22]+[.J22]+[.L22]+[.N22]+[.P22]+[.R22]+[.T22])" office:value-type="float" office:value="733" calcext:value-type="float">
            <text:p>733</text:p>
          </table:table-cell>
          <table:table-cell table:style-name="ce27" office:value-type="float" office:value="1671.97" calcext:value-type="float">
            <text:p>1671.97</text:p>
          </table:table-cell>
          <table:table-cell table:style-name="ce39" office:value-type="float" office:value="885.76" calcext:value-type="float">
            <text:p>885.7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ers</text:p>
          </table:table-cell>
          <table:table-cell/>
          <table:table-cell table:style-name="ce20" office:value-type="float" office:value="263" calcext:value-type="float">
            <text:p>263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31" table:formula="of:=SUM([.C23]+[.E23]+[.G23]+[.I23]+[.K23]+[.M23]+[.O23]+[.Q23]+[.S23])" office:value-type="float" office:value="383" calcext:value-type="float">
            <text:p>383</text:p>
          </table:table-cell>
          <table:table-cell table:style-name="ce31" table:formula="of:=SUM([.D23]+[.F23]+[.H23]+[.J23]+[.L23]+[.N23]+[.P23]+[.R23]+[.T23])" office:value-type="float" office:value="363" calcext:value-type="float">
            <text:p>363</text:p>
          </table:table-cell>
          <table:table-cell table:style-name="ce27" office:value-type="float" office:value="1157.8" calcext:value-type="float">
            <text:p>1157.8</text:p>
          </table:table-cell>
          <table:table-cell table:style-name="ce39" office:value-type="float" office:value="644.33" calcext:value-type="float">
            <text:p>644.3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chem</text:p>
          </table:table-cell>
          <table:table-cell/>
          <table:table-cell table:style-name="ce20" office:value-type="float" office:value="856" calcext:value-type="float">
            <text:p>856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24]+[.E24]+[.G24]+[.I24]+[.K24]+[.M24]+[.O24]+[.Q24]+[.S24])" office:value-type="float" office:value="1001" calcext:value-type="float">
            <text:p>1001</text:p>
          </table:table-cell>
          <table:table-cell table:style-name="ce31" table:formula="of:=SUM([.D24]+[.F24]+[.H24]+[.J24]+[.L24]+[.N24]+[.P24]+[.R24]+[.T24])" office:value-type="float" office:value="934" calcext:value-type="float">
            <text:p>934</text:p>
          </table:table-cell>
          <table:table-cell table:style-name="ce27" office:value-type="float" office:value="1377.08" calcext:value-type="float">
            <text:p>1377.08</text:p>
          </table:table-cell>
          <table:table-cell table:style-name="ce39" office:value-type="float" office:value="1412.44" calcext:value-type="float">
            <text:p>1412.4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en op Zoom</text:p>
          </table:table-cell>
          <table:table-cell/>
          <table:table-cell table:style-name="ce20" office:value-type="float" office:value="3458" calcext:value-type="float">
            <text:p>3458</text:p>
          </table:table-cell>
          <table:table-cell table:style-name="ce27" office:value-type="float" office:value="3546" calcext:value-type="float">
            <text:p>3546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763" calcext:value-type="float">
            <text:p>76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C25]+[.E25]+[.G25]+[.I25]+[.K25]+[.M25]+[.O25]+[.Q25]+[.S25])" office:value-type="float" office:value="5133" calcext:value-type="float">
            <text:p>5133</text:p>
          </table:table-cell>
          <table:table-cell table:style-name="ce31" table:formula="of:=SUM([.D25]+[.F25]+[.H25]+[.J25]+[.L25]+[.N25]+[.P25]+[.R25]+[.T25])" office:value-type="float" office:value="5286" calcext:value-type="float">
            <text:p>5286</text:p>
          </table:table-cell>
          <table:table-cell table:style-name="ce27" office:value-type="float" office:value="5130.44" calcext:value-type="float">
            <text:p>5130.44</text:p>
          </table:table-cell>
          <table:table-cell table:style-name="ce39" office:value-type="float" office:value="2030.82" calcext:value-type="float">
            <text:p>2030.8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eijk</text:p>
          </table:table-cell>
          <table:table-cell/>
          <table:table-cell table:style-name="ce20" office:value-type="float" office:value="730" calcext:value-type="float">
            <text:p>730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6"/>
          <table:table-cell table:style-name="ce31" table:formula="of:=SUM([.C26]+[.E26]+[.G26]+[.I26]+[.K26]+[.M26]+[.O26]+[.Q26]+[.S26])" office:value-type="float" office:value="893" calcext:value-type="float">
            <text:p>893</text:p>
          </table:table-cell>
          <table:table-cell table:style-name="ce31" table:formula="of:=SUM([.D26]+[.F26]+[.H26]+[.J26]+[.L26]+[.N26]+[.P26]+[.R26]+[.T26])" office:value-type="float" office:value="857" calcext:value-type="float">
            <text:p>857</text:p>
          </table:table-cell>
          <table:table-cell table:style-name="ce27" office:value-type="float" office:value="5223.84" calcext:value-type="float">
            <text:p>5223.84</text:p>
          </table:table-cell>
          <table:table-cell table:style-name="ce39" office:value-type="float" office:value="335" calcext:value-type="float">
            <text:p>33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kel c.a.</text:p>
          </table:table-cell>
          <table:table-cell/>
          <table:table-cell table:style-name="ce20" office:value-type="float" office:value="343" calcext:value-type="float">
            <text:p>343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246" calcext:value-type="float">
            <text:p>246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table:number-columns-repeated="2"/>
          <table:table-cell table:number-columns-repeated="4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27]+[.E27]+[.G27]+[.I27]+[.K27]+[.M27]+[.O27]+[.Q27]+[.S27])" office:value-type="float" office:value="603" calcext:value-type="float">
            <text:p>603</text:p>
          </table:table-cell>
          <table:table-cell table:style-name="ce31" table:formula="of:=SUM([.D27]+[.F27]+[.H27]+[.J27]+[.L27]+[.N27]+[.P27]+[.R27]+[.T27])" office:value-type="float" office:value="572" calcext:value-type="float">
            <text:p>572</text:p>
          </table:table-cell>
          <table:table-cell table:style-name="ce27" office:value-type="float" office:value="2080.99" calcext:value-type="float">
            <text:p>2080.99</text:p>
          </table:table-cell>
          <table:table-cell table:style-name="ce39" office:value-type="float" office:value="564.63" calcext:value-type="float">
            <text:p>564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licum</text:p>
          </table:table-cell>
          <table:table-cell/>
          <table:table-cell table:style-name="ce20" office:value-type="float" office:value="956" calcext:value-type="float">
            <text:p>956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28]+[.E28]+[.G28]+[.I28]+[.K28]+[.M28]+[.O28]+[.Q28]+[.S28])" office:value-type="float" office:value="1249" calcext:value-type="float">
            <text:p>1249</text:p>
          </table:table-cell>
          <table:table-cell table:style-name="ce31" table:formula="of:=SUM([.D28]+[.F28]+[.H28]+[.J28]+[.L28]+[.N28]+[.P28]+[.R28]+[.T28])" office:value-type="float" office:value="1269" calcext:value-type="float">
            <text:p>1269</text:p>
          </table:table-cell>
          <table:table-cell table:style-name="ce27" office:value-type="float" office:value="2478.01" calcext:value-type="float">
            <text:p>2478.01</text:p>
          </table:table-cell>
          <table:table-cell table:style-name="ce39" office:value-type="float" office:value="1016.14" calcext:value-type="float">
            <text:p>1016.1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soijen</text:p>
          </table:table-cell>
          <table:table-cell/>
          <table:table-cell table:style-name="ce20" office:value-type="float" office:value="448" calcext:value-type="float">
            <text:p>448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29]+[.E29]+[.G29]+[.I29]+[.K29]+[.M29]+[.O29]+[.Q29]+[.S29])" office:value-type="float" office:value="754" calcext:value-type="float">
            <text:p>754</text:p>
          </table:table-cell>
          <table:table-cell table:style-name="ce31" table:formula="of:=SUM([.D29]+[.F29]+[.H29]+[.J29]+[.L29]+[.N29]+[.P29]+[.R29]+[.T29])" office:value-type="float" office:value="753" calcext:value-type="float">
            <text:p>753</text:p>
          </table:table-cell>
          <table:table-cell table:style-name="ce27" office:value-type="float" office:value="782.45" calcext:value-type="float">
            <text:p>782.45</text:p>
          </table:table-cell>
          <table:table-cell table:style-name="ce39" office:value-type="float" office:value="1926" calcext:value-type="float">
            <text:p>192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st</text:p>
          </table:table-cell>
          <table:table-cell/>
          <table:table-cell table:style-name="ce20" office:value-type="float" office:value="840" calcext:value-type="float">
            <text:p>840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30]+[.E30]+[.G30]+[.I30]+[.K30]+[.M30]+[.O30]+[.Q30]+[.S30])" office:value-type="float" office:value="1086" calcext:value-type="float">
            <text:p>1086</text:p>
          </table:table-cell>
          <table:table-cell table:style-name="ce31" table:formula="of:=SUM([.D30]+[.F30]+[.H30]+[.J30]+[.L30]+[.N30]+[.P30]+[.R30]+[.T30])" office:value-type="float" office:value="938" calcext:value-type="float">
            <text:p>938</text:p>
          </table:table-cell>
          <table:table-cell table:style-name="ce27" office:value-type="float" office:value="3612.65" calcext:value-type="float">
            <text:p>3612.65</text:p>
          </table:table-cell>
          <table:table-cell table:style-name="ce39" office:value-type="float" office:value="560.25" calcext:value-type="float">
            <text:p>560.2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ugen</text:p>
          </table:table-cell>
          <table:table-cell/>
          <table:table-cell table:style-name="ce20" office:value-type="float" office:value="513" calcext:value-type="float">
            <text:p>513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31]+[.E31]+[.G31]+[.I31]+[.K31]+[.M31]+[.O31]+[.Q31]+[.S31])" office:value-type="float" office:value="757" calcext:value-type="float">
            <text:p>757</text:p>
          </table:table-cell>
          <table:table-cell table:style-name="ce31" table:formula="of:=SUM([.D31]+[.F31]+[.H31]+[.J31]+[.L31]+[.N31]+[.P31]+[.R31]+[.T31])" office:value-type="float" office:value="768" calcext:value-type="float">
            <text:p>768</text:p>
          </table:table-cell>
          <table:table-cell table:style-name="ce27" office:value-type="float" office:value="3473.71" calcext:value-type="float">
            <text:p>3473.71</text:p>
          </table:table-cell>
          <table:table-cell table:style-name="ce39" office:value-type="float" office:value="439.01" calcext:value-type="float">
            <text:p>439.0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ladel c.a.</text:p>
          </table:table-cell>
          <table:table-cell/>
          <table:table-cell table:style-name="ce20" office:value-type="float" office:value="504" calcext:value-type="float">
            <text:p>504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6"/>
          <table:table-cell table:style-name="ce31" table:formula="of:=SUM([.C32]+[.E32]+[.G32]+[.I32]+[.K32]+[.M32]+[.O32]+[.Q32]+[.S32])" office:value-type="float" office:value="684" calcext:value-type="float">
            <text:p>684</text:p>
          </table:table-cell>
          <table:table-cell table:style-name="ce31" table:formula="of:=SUM([.D32]+[.F32]+[.H32]+[.J32]+[.L32]+[.N32]+[.P32]+[.R32]+[.T32])" office:value-type="float" office:value="609" calcext:value-type="float">
            <text:p>609</text:p>
          </table:table-cell>
          <table:table-cell table:style-name="ce27" office:value-type="float" office:value="3313.41" calcext:value-type="float">
            <text:p>3313.41</text:p>
          </table:table-cell>
          <table:table-cell table:style-name="ce39" office:value-type="float" office:value="390.23" calcext:value-type="float">
            <text:p>390.2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ekel</text:p>
          </table:table-cell>
          <table:table-cell/>
          <table:table-cell table:style-name="ce20" office:value-type="float" office:value="872" calcext:value-type="float">
            <text:p>872</text:p>
          </table:table-cell>
          <table:table-cell table:style-name="ce27" office:value-type="float" office:value="762" calcext:value-type="float">
            <text:p>762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table:number-columns-repeated="9"/>
          <table:table-cell table:style-name="ce31" table:formula="of:=SUM([.C33]+[.E33]+[.G33]+[.I33]+[.K33]+[.M33]+[.O33]+[.Q33]+[.S33])" office:value-type="float" office:value="1204" calcext:value-type="float">
            <text:p>1204</text:p>
          </table:table-cell>
          <table:table-cell table:style-name="ce31" table:formula="of:=SUM([.D33]+[.F33]+[.H33]+[.J33]+[.L33]+[.N33]+[.P33]+[.R33]+[.T33])" office:value-type="float" office:value="1005" calcext:value-type="float">
            <text:p>1005</text:p>
          </table:table-cell>
          <table:table-cell table:style-name="ce27" office:value-type="float" office:value="3430.53" calcext:value-type="float">
            <text:p>3430.53</text:p>
          </table:table-cell>
          <table:table-cell table:style-name="ce39" office:value-type="float" office:value="643.92" calcext:value-type="float">
            <text:p>643.9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khoven</text:p>
          </table:table-cell>
          <table:table-cell/>
          <table:table-cell table:style-name="ce20" office:value-type="float" office:value="105" calcext:value-type="float">
            <text:p>10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34]+[.E34]+[.G34]+[.I34]+[.K34]+[.M34]+[.O34]+[.Q34]+[.S34])" office:value-type="float" office:value="132" calcext:value-type="float">
            <text:p>132</text:p>
          </table:table-cell>
          <table:table-cell table:style-name="ce31" table:formula="of:=SUM([.D34]+[.F34]+[.H34]+[.J34]+[.L34]+[.N34]+[.P34]+[.R34]+[.T34])" office:value-type="float" office:value="117" calcext:value-type="float">
            <text:p>117</text:p>
          </table:table-cell>
          <table:table-cell table:style-name="ce27" office:value-type="float" office:value="322.68" calcext:value-type="float">
            <text:p>322.68</text:p>
          </table:table-cell>
          <table:table-cell table:style-name="ce39" office:value-type="float" office:value="771.66" calcext:value-type="float">
            <text:p>771.6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rkel</text:p>
          </table:table-cell>
          <table:table-cell/>
          <table:table-cell table:style-name="ce20" office:value-type="float" office:value="221" calcext:value-type="float">
            <text:p>221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6"/>
          <table:table-cell table:style-name="ce31" table:formula="of:=SUM([.C35]+[.E35]+[.G35]+[.I35]+[.K35]+[.M35]+[.O35]+[.Q35]+[.S35])" office:value-type="float" office:value="276" calcext:value-type="float">
            <text:p>276</text:p>
          </table:table-cell>
          <table:table-cell table:style-name="ce31" table:formula="of:=SUM([.D35]+[.F35]+[.H35]+[.J35]+[.L35]+[.N35]+[.P35]+[.R35]+[.T35])" office:value-type="float" office:value="270" calcext:value-type="float">
            <text:p>270</text:p>
          </table:table-cell>
          <table:table-cell table:style-name="ce27" office:value-type="float" office:value="2472.36" calcext:value-type="float">
            <text:p>2472.36</text:p>
          </table:table-cell>
          <table:table-cell table:style-name="ce39" office:value-type="float" office:value="220.84" calcext:value-type="float">
            <text:p>220.8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xmeer</text:p>
          </table:table-cell>
          <table:table-cell/>
          <table:table-cell table:style-name="ce20" office:value-type="float" office:value="611" calcext:value-type="float">
            <text:p>611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table:number-columns-repeated="2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36]+[.E36]+[.G36]+[.I36]+[.K36]+[.M36]+[.O36]+[.Q36]+[.S36])" office:value-type="float" office:value="978" calcext:value-type="float">
            <text:p>978</text:p>
          </table:table-cell>
          <table:table-cell table:style-name="ce31" table:formula="of:=SUM([.D36]+[.F36]+[.H36]+[.J36]+[.L36]+[.N36]+[.P36]+[.R36]+[.T36])" office:value-type="float" office:value="1104" calcext:value-type="float">
            <text:p>1104</text:p>
          </table:table-cell>
          <table:table-cell table:style-name="ce27" office:value-type="float" office:value="1173.02" calcext:value-type="float">
            <text:p>1173.02</text:p>
          </table:table-cell>
          <table:table-cell table:style-name="ce39" office:value-type="float" office:value="1774.9" calcext:value-type="float">
            <text:p>1774.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xtel</text:p>
          </table:table-cell>
          <table:table-cell/>
          <table:table-cell table:style-name="ce20" office:value-type="float" office:value="1845" calcext:value-type="float">
            <text:p>1845</text:p>
          </table:table-cell>
          <table:table-cell table:style-name="ce27" office:value-type="float" office:value="1710" calcext:value-type="float">
            <text:p>1710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758" calcext:value-type="float">
            <text:p>758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37]+[.E37]+[.G37]+[.I37]+[.K37]+[.M37]+[.O37]+[.Q37]+[.S37])" office:value-type="float" office:value="2771" calcext:value-type="float">
            <text:p>2771</text:p>
          </table:table-cell>
          <table:table-cell table:style-name="ce31" table:formula="of:=SUM([.D37]+[.F37]+[.H37]+[.J37]+[.L37]+[.N37]+[.P37]+[.R37]+[.T37])" office:value-type="float" office:value="2688" calcext:value-type="float">
            <text:p>2688</text:p>
          </table:table-cell>
          <table:table-cell table:style-name="ce27" office:value-type="float" office:value="5132.51" calcext:value-type="float">
            <text:p>5132.51</text:p>
          </table:table-cell>
          <table:table-cell table:style-name="ce39" office:value-type="float" office:value="1063.61" calcext:value-type="float">
            <text:p>1063.6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udel</text:p>
          </table:table-cell>
          <table:table-cell/>
          <table:table-cell table:style-name="ce20" office:value-type="float" office:value="885" calcext:value-type="float">
            <text:p>885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0" calcext:value-type="float">
            <text:p>40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31" table:formula="of:=SUM([.C38]+[.E38]+[.G38]+[.I38]+[.K38]+[.M38]+[.O38]+[.Q38]+[.S38])" office:value-type="float" office:value="1057" calcext:value-type="float">
            <text:p>1057</text:p>
          </table:table-cell>
          <table:table-cell table:style-name="ce31" table:formula="of:=SUM([.D38]+[.F38]+[.H38]+[.J38]+[.L38]+[.N38]+[.P38]+[.R38]+[.T38])" office:value-type="float" office:value="1021" calcext:value-type="float">
            <text:p>1021</text:p>
          </table:table-cell>
          <table:table-cell table:style-name="ce27" office:value-type="float" office:value="4028.96" calcext:value-type="float">
            <text:p>4028.96</text:p>
          </table:table-cell>
          <table:table-cell table:style-name="ce39" office:value-type="float" office:value="515.76" calcext:value-type="float">
            <text:p>515.7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apelle</text:p>
          </table:table-cell>
          <table:table-cell/>
          <table:table-cell table:style-name="ce20" office:value-type="float" office:value="855" calcext:value-type="float">
            <text:p>855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SUM([.C39]+[.E39]+[.G39]+[.I39]+[.K39]+[.M39]+[.O39]+[.Q39]+[.S39])" office:value-type="float" office:value="1145" calcext:value-type="float">
            <text:p>1145</text:p>
          </table:table-cell>
          <table:table-cell table:style-name="ce31" table:formula="of:=SUM([.D39]+[.F39]+[.H39]+[.J39]+[.L39]+[.N39]+[.P39]+[.R39]+[.T39])" office:value-type="float" office:value="1088" calcext:value-type="float">
            <text:p>1088</text:p>
          </table:table-cell>
          <table:table-cell table:style-name="ce27" office:value-type="float" office:value="2005.5" calcext:value-type="float">
            <text:p>2005.5</text:p>
          </table:table-cell>
          <table:table-cell table:style-name="ce39" office:value-type="float" office:value="1113.44" calcext:value-type="float">
            <text:p>1113.4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haam</text:p>
          </table:table-cell>
          <table:table-cell/>
          <table:table-cell table:style-name="ce20" office:value-type="float" office:value="530" calcext:value-type="float">
            <text:p>530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3" calcext:value-type="float">
            <text:p>3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40]+[.E40]+[.G40]+[.I40]+[.K40]+[.M40]+[.O40]+[.Q40]+[.S40])" office:value-type="float" office:value="699" calcext:value-type="float">
            <text:p>699</text:p>
          </table:table-cell>
          <table:table-cell table:style-name="ce31" table:formula="of:=SUM([.D40]+[.F40]+[.H40]+[.J40]+[.L40]+[.N40]+[.P40]+[.R40]+[.T40])" office:value-type="float" office:value="665" calcext:value-type="float">
            <text:p>665</text:p>
          </table:table-cell>
          <table:table-cell table:style-name="ce27" office:value-type="float" office:value="2986.42" calcext:value-type="float">
            <text:p>2986.42</text:p>
          </table:table-cell>
          <table:table-cell table:style-name="ce39" office:value-type="float" office:value="456.74" calcext:value-type="float">
            <text:p>456.7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romvoirt</text:p>
          </table:table-cell>
          <table:table-cell/>
          <table:table-cell table:style-name="ce20" office:value-type="float" office:value="134" calcext:value-type="float">
            <text:p>134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41]+[.E41]+[.G41]+[.I41]+[.K41]+[.M41]+[.O41]+[.Q41]+[.S41])" office:value-type="float" office:value="233" calcext:value-type="float">
            <text:p>233</text:p>
          </table:table-cell>
          <table:table-cell table:style-name="ce31" table:formula="of:=SUM([.D41]+[.F41]+[.H41]+[.J41]+[.L41]+[.N41]+[.P41]+[.R41]+[.T41])" office:value-type="float" office:value="224" calcext:value-type="float">
            <text:p>224</text:p>
          </table:table-cell>
          <table:table-cell table:style-name="ce27" office:value-type="float" office:value="1420.98" calcext:value-type="float">
            <text:p>1420.98</text:p>
          </table:table-cell>
          <table:table-cell table:style-name="ce39" office:value-type="float" office:value="321.61" calcext:value-type="float">
            <text:p>321.6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uijk</text:p>
          </table:table-cell>
          <table:table-cell/>
          <table:table-cell table:style-name="ce20" office:value-type="float" office:value="749" calcext:value-type="float">
            <text:p>749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39" calcext:value-type="float">
            <text:p>13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style-name="ce31" table:formula="of:=SUM([.C42]+[.E42]+[.G42]+[.I42]+[.K42]+[.M42]+[.O42]+[.Q42]+[.S42])" office:value-type="float" office:value="1129" calcext:value-type="float">
            <text:p>1129</text:p>
          </table:table-cell>
          <table:table-cell table:style-name="ce31" table:formula="of:=SUM([.D42]+[.F42]+[.H42]+[.J42]+[.L42]+[.N42]+[.P42]+[.R42]+[.T42])" office:value-type="float" office:value="1232" calcext:value-type="float">
            <text:p>1232</text:p>
          </table:table-cell>
          <table:table-cell table:style-name="ce27" office:value-type="float" office:value="1804.8" calcext:value-type="float">
            <text:p>1804.8</text:p>
          </table:table-cell>
          <table:table-cell table:style-name="ce39" office:value-type="float" office:value="1308.18" calcext:value-type="float">
            <text:p>1308.1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eurne</text:p>
          </table:table-cell>
          <table:table-cell/>
          <table:table-cell table:style-name="ce20" office:value-type="float" office:value="1744" calcext:value-type="float">
            <text:p>1744</text:p>
          </table:table-cell>
          <table:table-cell table:style-name="ce27" office:value-type="float" office:value="1578" calcext:value-type="float">
            <text:p>1578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514" calcext:value-type="float">
            <text:p>514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table:number-columns-repeated="2"/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43]+[.E43]+[.G43]+[.I43]+[.K43]+[.M43]+[.O43]+[.Q43]+[.S43])" office:value-type="float" office:value="2575" calcext:value-type="float">
            <text:p>2575</text:p>
          </table:table-cell>
          <table:table-cell table:style-name="ce31" table:formula="of:=SUM([.D43]+[.F43]+[.H43]+[.J43]+[.L43]+[.N43]+[.P43]+[.R43]+[.T43])" office:value-type="float" office:value="2415" calcext:value-type="float">
            <text:p>2415</text:p>
          </table:table-cell>
          <table:table-cell table:style-name="ce27" office:value-type="float" office:value="10330.9" calcext:value-type="float">
            <text:p>10330.9</text:p>
          </table:table-cell>
          <table:table-cell table:style-name="ce39" office:value-type="float" office:value="483.02" calcext:value-type="float">
            <text:p>483.0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eursen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27" table:number-columns-repeated="8"/>
          <table:table-cell table:style-name="ce31" table:formula="of:=SUM([.C44]+[.E44]+[.G44]+[.I44]+[.K44]+[.M44]+[.O44]+[.Q44]+[.S44])" office:value-type="float" office:value="213" calcext:value-type="float">
            <text:p>213</text:p>
          </table:table-cell>
          <table:table-cell table:style-name="ce31" table:formula="of:=SUM([.D44]+[.F44]+[.H44]+[.J44]+[.L44]+[.N44]+[.P44]+[.R44]+[.T44])" office:value-type="float" office:value="239" calcext:value-type="float">
            <text:p>239</text:p>
          </table:table-cell>
          <table:table-cell table:style-name="ce27" office:value-type="float" office:value="560.91" calcext:value-type="float">
            <text:p>560.91</text:p>
          </table:table-cell>
          <table:table-cell table:style-name="ce39" office:value-type="float" office:value="805.82" calcext:value-type="float">
            <text:p>805.8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eden</text:p>
          </table:table-cell>
          <table:table-cell/>
          <table:table-cell table:style-name="ce20" office:value-type="float" office:value="222" calcext:value-type="float">
            <text:p>222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31" table:formula="of:=SUM([.C45]+[.E45]+[.G45]+[.I45]+[.K45]+[.M45]+[.O45]+[.Q45]+[.S45])" office:value-type="float" office:value="291" calcext:value-type="float">
            <text:p>291</text:p>
          </table:table-cell>
          <table:table-cell table:style-name="ce31" table:formula="of:=SUM([.D45]+[.F45]+[.H45]+[.J45]+[.L45]+[.N45]+[.P45]+[.R45]+[.T45])" office:value-type="float" office:value="248" calcext:value-type="float">
            <text:p>248</text:p>
          </table:table-cell>
          <table:table-cell table:style-name="ce27" office:value-type="float" office:value="834.47" calcext:value-type="float">
            <text:p>834.47</text:p>
          </table:table-cell>
          <table:table-cell table:style-name="ce39" office:value-type="float" office:value="645.93" calcext:value-type="float">
            <text:p>645.9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essen</text:p>
          </table:table-cell>
          <table:table-cell/>
          <table:table-cell table:style-name="ce20" office:value-type="float" office:value="317" calcext:value-type="float">
            <text:p>317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5"/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46]+[.E46]+[.G46]+[.I46]+[.K46]+[.M46]+[.O46]+[.Q46]+[.S46])" office:value-type="float" office:value="454" calcext:value-type="float">
            <text:p>454</text:p>
          </table:table-cell>
          <table:table-cell table:style-name="ce31" table:formula="of:=SUM([.D46]+[.F46]+[.H46]+[.J46]+[.L46]+[.N46]+[.P46]+[.R46]+[.T46])" office:value-type="float" office:value="436" calcext:value-type="float">
            <text:p>436</text:p>
          </table:table-cell>
          <table:table-cell table:style-name="ce27" office:value-type="float" office:value="2948.26" calcext:value-type="float">
            <text:p>2948.26</text:p>
          </table:table-cell>
          <table:table-cell table:style-name="ce39" office:value-type="float" office:value="301.89" calcext:value-type="float">
            <text:p>301.8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nteloord</text:p>
          </table:table-cell>
          <table:table-cell/>
          <table:table-cell table:style-name="ce20" office:value-type="float" office:value="997" calcext:value-type="float">
            <text:p>997</text:p>
          </table:table-cell>
          <table:table-cell table:style-name="ce27" office:value-type="float" office:value="1004" calcext:value-type="float">
            <text:p>1004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6"/>
          <table:table-cell table:style-name="ce31" table:formula="of:=SUM([.C47]+[.E47]+[.G47]+[.I47]+[.K47]+[.M47]+[.O47]+[.Q47]+[.S47])" office:value-type="float" office:value="1365" calcext:value-type="float">
            <text:p>1365</text:p>
          </table:table-cell>
          <table:table-cell table:style-name="ce31" table:formula="of:=SUM([.D47]+[.F47]+[.H47]+[.J47]+[.L47]+[.N47]+[.P47]+[.R47]+[.T47])" office:value-type="float" office:value="1429" calcext:value-type="float">
            <text:p>1429</text:p>
          </table:table-cell>
          <table:table-cell table:style-name="ce27" office:value-type="float" office:value="5991.13" calcext:value-type="float">
            <text:p>5991.13</text:p>
          </table:table-cell>
          <table:table-cell table:style-name="ce39" office:value-type="float" office:value="466.27" calcext:value-type="float">
            <text:p>466.2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Dinther</text:p>
          </table:table-cell>
          <table:table-cell/>
          <table:table-cell table:style-name="ce20" office:value-type="float" office:value="545" calcext:value-type="float">
            <text:p>545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7" calcext:value-type="float">
            <text:p>17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10"/>
          <table:table-cell table:style-name="ce31" table:formula="of:=SUM([.C48]+[.E48]+[.G48]+[.I48]+[.K48]+[.M48]+[.O48]+[.Q48]+[.S48])" office:value-type="float" office:value="838" calcext:value-type="float">
            <text:p>838</text:p>
          </table:table-cell>
          <table:table-cell table:style-name="ce31" table:formula="of:=SUM([.D48]+[.F48]+[.H48]+[.J48]+[.L48]+[.N48]+[.P48]+[.R48]+[.T48])" office:value-type="float" office:value="806" calcext:value-type="float">
            <text:p>806</text:p>
          </table:table-cell>
          <table:table-cell table:style-name="ce27" office:value-type="float" office:value="1861.22" calcext:value-type="float">
            <text:p>1861.22</text:p>
          </table:table-cell>
          <table:table-cell table:style-name="ce39" office:value-type="float" office:value="883.27" calcext:value-type="float">
            <text:p>883.2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mmelen</text:p>
          </table:table-cell>
          <table:table-cell/>
          <table:table-cell table:style-name="ce20" office:value-type="float" office:value="110" calcext:value-type="float">
            <text:p>110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3" calcext:value-type="float">
            <text:p>63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49]+[.E49]+[.G49]+[.I49]+[.K49]+[.M49]+[.O49]+[.Q49]+[.S49])" office:value-type="float" office:value="176" calcext:value-type="float">
            <text:p>176</text:p>
          </table:table-cell>
          <table:table-cell table:style-name="ce31" table:formula="of:=SUM([.D49]+[.F49]+[.H49]+[.J49]+[.L49]+[.N49]+[.P49]+[.R49]+[.T49])" office:value-type="float" office:value="171" calcext:value-type="float">
            <text:p>171</text:p>
          </table:table-cell>
          <table:table-cell table:style-name="ce27" office:value-type="float" office:value="757.35" calcext:value-type="float">
            <text:p>757.35</text:p>
          </table:table-cell>
          <table:table-cell table:style-name="ce39" office:value-type="float" office:value="458.17" calcext:value-type="float">
            <text:p>458.1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ngen</text:p>
          </table:table-cell>
          <table:table-cell/>
          <table:table-cell table:style-name="ce20" office:value-type="float" office:value="1684" calcext:value-type="float">
            <text:p>1684</text:p>
          </table:table-cell>
          <table:table-cell table:style-name="ce27" office:value-type="float" office:value="1532" calcext:value-type="float">
            <text:p>1532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5" calcext:value-type="float">
            <text:p>45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31" table:formula="of:=SUM([.C50]+[.E50]+[.G50]+[.I50]+[.K50]+[.M50]+[.O50]+[.Q50]+[.S50])" office:value-type="float" office:value="2120" calcext:value-type="float">
            <text:p>2120</text:p>
          </table:table-cell>
          <table:table-cell table:style-name="ce31" table:formula="of:=SUM([.D50]+[.F50]+[.H50]+[.J50]+[.L50]+[.N50]+[.P50]+[.R50]+[.T50])" office:value-type="float" office:value="2109" calcext:value-type="float">
            <text:p>2109</text:p>
          </table:table-cell>
          <table:table-cell table:style-name="ce27" office:value-type="float" office:value="2451.02" calcext:value-type="float">
            <text:p>2451.02</text:p>
          </table:table-cell>
          <table:table-cell table:style-name="ce39" office:value-type="float" office:value="1725.42" calcext:value-type="float">
            <text:p>1725.4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rongelen</text:p>
          </table:table-cell>
          <table:table-cell/>
          <table:table-cell table:style-name="ce20" office:value-type="float" office:value="182" calcext:value-type="float">
            <text:p>18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12"/>
          <table:table-cell table:style-name="ce31" table:formula="of:=SUM([.C51]+[.E51]+[.G51]+[.I51]+[.K51]+[.M51]+[.O51]+[.Q51]+[.S51])" office:value-type="float" office:value="243" calcext:value-type="float">
            <text:p>243</text:p>
          </table:table-cell>
          <table:table-cell table:style-name="ce31" table:formula="of:=SUM([.D51]+[.F51]+[.H51]+[.J51]+[.L51]+[.N51]+[.P51]+[.R51]+[.T51])" office:value-type="float" office:value="219" calcext:value-type="float">
            <text:p>219</text:p>
          </table:table-cell>
          <table:table-cell table:style-name="ce27" office:value-type="float" office:value="681.43" calcext:value-type="float">
            <text:p>681.43</text:p>
          </table:table-cell>
          <table:table-cell table:style-name="ce39" office:value-type="float" office:value="677.98" calcext:value-type="float">
            <text:p>677.9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runen</text:p>
          </table:table-cell>
          <table:table-cell/>
          <table:table-cell table:style-name="ce20" office:value-type="float" office:value="1213" calcext:value-type="float">
            <text:p>1213</text:p>
          </table:table-cell>
          <table:table-cell table:style-name="ce27" office:value-type="float" office:value="1074" calcext:value-type="float">
            <text:p>1074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52]+[.E52]+[.G52]+[.I52]+[.K52]+[.M52]+[.O52]+[.Q52]+[.S52])" office:value-type="float" office:value="1491" calcext:value-type="float">
            <text:p>1491</text:p>
          </table:table-cell>
          <table:table-cell table:style-name="ce31" table:formula="of:=SUM([.D52]+[.F52]+[.H52]+[.J52]+[.L52]+[.N52]+[.P52]+[.R52]+[.T52])" office:value-type="float" office:value="1332" calcext:value-type="float">
            <text:p>1332</text:p>
          </table:table-cell>
          <table:table-cell table:style-name="ce27" office:value-type="float" office:value="2851.91" calcext:value-type="float">
            <text:p>2851.91</text:p>
          </table:table-cell>
          <table:table-cell table:style-name="ce39" office:value-type="float" office:value="989.86" calcext:value-type="float">
            <text:p>989.8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uizel</text:p>
          </table:table-cell>
          <table:table-cell/>
          <table:table-cell table:style-name="ce20" office:value-type="float" office:value="199" calcext:value-type="float">
            <text:p>19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53]+[.E53]+[.G53]+[.I53]+[.K53]+[.M53]+[.O53]+[.Q53]+[.S53])" office:value-type="float" office:value="320" calcext:value-type="float">
            <text:p>320</text:p>
          </table:table-cell>
          <table:table-cell table:style-name="ce31" table:formula="of:=SUM([.D53]+[.F53]+[.H53]+[.J53]+[.L53]+[.N53]+[.P53]+[.R53]+[.T53])" office:value-type="float" office:value="269" calcext:value-type="float">
            <text:p>269</text:p>
          </table:table-cell>
          <table:table-cell table:style-name="ce27" office:value-type="float" office:value="1351.88" calcext:value-type="float">
            <text:p>1351.88</text:p>
          </table:table-cell>
          <table:table-cell table:style-name="ce39" office:value-type="float" office:value="435.68" calcext:value-type="float">
            <text:p>435.6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en Dungen</text:p>
          </table:table-cell>
          <table:table-cell/>
          <table:table-cell table:style-name="ce20" office:value-type="float" office:value="526" calcext:value-type="float">
            <text:p>526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69" calcext:value-type="float">
            <text:p>16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table:number-columns-repeated="12"/>
          <table:table-cell table:style-name="ce31" table:formula="of:=SUM([.C54]+[.E54]+[.G54]+[.I54]+[.K54]+[.M54]+[.O54]+[.Q54]+[.S54])" office:value-type="float" office:value="682" calcext:value-type="float">
            <text:p>682</text:p>
          </table:table-cell>
          <table:table-cell table:style-name="ce31" table:formula="of:=SUM([.D54]+[.F54]+[.H54]+[.J54]+[.L54]+[.N54]+[.P54]+[.R54]+[.T54])" office:value-type="float" office:value="650" calcext:value-type="float">
            <text:p>650</text:p>
          </table:table-cell>
          <table:table-cell table:style-name="ce27" office:value-type="float" office:value="1031.11" calcext:value-type="float">
            <text:p>1031.11</text:p>
          </table:table-cell>
          <table:table-cell table:style-name="ce39" office:value-type="float" office:value="1291.75" calcext:value-type="float">
            <text:p>1291.7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ussen</text:p>
          </table:table-cell>
          <table:table-cell/>
          <table:table-cell table:style-name="ce20" office:value-type="float" office:value="1036" calcext:value-type="float">
            <text:p>1036</text:p>
          </table:table-cell>
          <table:table-cell table:style-name="ce27" office:value-type="float" office:value="906" calcext:value-type="float">
            <text:p>906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55]+[.E55]+[.G55]+[.I55]+[.K55]+[.M55]+[.O55]+[.Q55]+[.S55])" office:value-type="float" office:value="1288" calcext:value-type="float">
            <text:p>1288</text:p>
          </table:table-cell>
          <table:table-cell table:style-name="ce31" table:formula="of:=SUM([.D55]+[.F55]+[.H55]+[.J55]+[.L55]+[.N55]+[.P55]+[.R55]+[.T55])" office:value-type="float" office:value="1209" calcext:value-type="float">
            <text:p>1209</text:p>
          </table:table-cell>
          <table:table-cell table:style-name="ce27" office:value-type="float" office:value="3668.69" calcext:value-type="float">
            <text:p>3668.69</text:p>
          </table:table-cell>
          <table:table-cell table:style-name="ce39" office:value-type="float" office:value="680.62" calcext:value-type="float">
            <text:p>680.6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ersel</text:p>
          </table:table-cell>
          <table:table-cell/>
          <table:table-cell table:style-name="ce20" office:value-type="float" office:value="377" calcext:value-type="float">
            <text:p>377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4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6"/>
          <table:table-cell table:style-name="ce31" table:formula="of:=SUM([.C56]+[.E56]+[.G56]+[.I56]+[.K56]+[.M56]+[.O56]+[.Q56]+[.S56])" office:value-type="float" office:value="504" calcext:value-type="float">
            <text:p>504</text:p>
          </table:table-cell>
          <table:table-cell table:style-name="ce31" table:formula="of:=SUM([.D56]+[.F56]+[.H56]+[.J56]+[.L56]+[.N56]+[.P56]+[.R56]+[.T56])" office:value-type="float" office:value="479" calcext:value-type="float">
            <text:p>479</text:p>
          </table:table-cell>
          <table:table-cell table:style-name="ce27" office:value-type="float" office:value="2243.45" calcext:value-type="float">
            <text:p>2243.45</text:p>
          </table:table-cell>
          <table:table-cell table:style-name="ce39" office:value-type="float" office:value="438.16" calcext:value-type="float">
            <text:p>438.1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indhoven</text:p>
          </table:table-cell>
          <table:table-cell/>
          <table:table-cell table:style-name="ce20" office:value-type="float" office:value="937" calcext:value-type="float">
            <text:p>937</text:p>
          </table:table-cell>
          <table:table-cell table:style-name="ce27" office:value-type="float" office:value="1016" calcext:value-type="float">
            <text:p>1016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767" calcext:value-type="float">
            <text:p>767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03" calcext:value-type="float">
            <text:p>203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8" calcext:value-type="float">
            <text:p>38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57]+[.E57]+[.G57]+[.I57]+[.K57]+[.M57]+[.O57]+[.Q57]+[.S57])" office:value-type="float" office:value="1738" calcext:value-type="float">
            <text:p>1738</text:p>
          </table:table-cell>
          <table:table-cell table:style-name="ce31" table:formula="of:=SUM([.D57]+[.F57]+[.H57]+[.J57]+[.L57]+[.N57]+[.P57]+[.R57]+[.T57])" office:value-type="float" office:value="2046" calcext:value-type="float">
            <text:p>2046</text:p>
          </table:table-cell>
          <table:table-cell table:style-name="ce27" office:value-type="float" office:value="79.05" calcext:value-type="float">
            <text:p>79.05</text:p>
          </table:table-cell>
          <table:table-cell table:style-name="ce39" office:value-type="float" office:value="47868.89" calcext:value-type="float">
            <text:p>47868.8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mpel</text:p>
          </table:table-cell>
          <table:table-cell/>
          <table:table-cell table:style-name="ce20" office:value-type="float" office:value="223" calcext:value-type="float">
            <text:p>22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58]+[.E58]+[.G58]+[.I58]+[.K58]+[.M58]+[.O58]+[.Q58]+[.S58])" office:value-type="float" office:value="288" calcext:value-type="float">
            <text:p>288</text:p>
          </table:table-cell>
          <table:table-cell table:style-name="ce31" table:formula="of:=SUM([.D58]+[.F58]+[.H58]+[.J58]+[.L58]+[.N58]+[.P58]+[.R58]+[.T58])" office:value-type="float" office:value="249" calcext:value-type="float">
            <text:p>249</text:p>
          </table:table-cell>
          <table:table-cell table:style-name="ce27" office:value-type="float" office:value="1460.61" calcext:value-type="float">
            <text:p>1460.61</text:p>
          </table:table-cell>
          <table:table-cell table:style-name="ce39" office:value-type="float" office:value="367.65" calcext:value-type="float">
            <text:p>367.6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ngelen</text:p>
          </table:table-cell>
          <table:table-cell/>
          <table:table-cell table:style-name="ce20" office:value-type="float" office:value="121" calcext:value-type="float">
            <text:p>12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7" calcext:value-type="float">
            <text:p>47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59]+[.E59]+[.G59]+[.I59]+[.K59]+[.M59]+[.O59]+[.Q59]+[.S59])" office:value-type="float" office:value="183" calcext:value-type="float">
            <text:p>183</text:p>
          </table:table-cell>
          <table:table-cell table:style-name="ce31" table:formula="of:=SUM([.D59]+[.F59]+[.H59]+[.J59]+[.L59]+[.N59]+[.P59]+[.R59]+[.T59])" office:value-type="float" office:value="245" calcext:value-type="float">
            <text:p>245</text:p>
          </table:table-cell>
          <table:table-cell table:style-name="ce27" office:value-type="float" office:value="727.88" calcext:value-type="float">
            <text:p>727.88</text:p>
          </table:table-cell>
          <table:table-cell table:style-name="ce39" office:value-type="float" office:value="588" calcext:value-type="float">
            <text:p>58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rp</text:p>
          </table:table-cell>
          <table:table-cell/>
          <table:table-cell table:style-name="ce20" office:value-type="float" office:value="872" calcext:value-type="float">
            <text:p>872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5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60]+[.E60]+[.G60]+[.I60]+[.K60]+[.M60]+[.O60]+[.Q60]+[.S60])" office:value-type="float" office:value="1156" calcext:value-type="float">
            <text:p>1156</text:p>
          </table:table-cell>
          <table:table-cell table:style-name="ce31" table:formula="of:=SUM([.D60]+[.F60]+[.H60]+[.J60]+[.L60]+[.N60]+[.P60]+[.R60]+[.T60])" office:value-type="float" office:value="1112" calcext:value-type="float">
            <text:p>1112</text:p>
          </table:table-cell>
          <table:table-cell table:style-name="ce27" office:value-type="float" office:value="3559.48" calcext:value-type="float">
            <text:p>3559.48</text:p>
          </table:table-cell>
          <table:table-cell table:style-name="ce39" office:value-type="float" office:value="637.16" calcext:value-type="float">
            <text:p>637.1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sch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61]+[.E61]+[.G61]+[.I61]+[.K61]+[.M61]+[.O61]+[.Q61]+[.S61])" office:value-type="float" office:value="232" calcext:value-type="float">
            <text:p>232</text:p>
          </table:table-cell>
          <table:table-cell table:style-name="ce31" table:formula="of:=SUM([.D61]+[.F61]+[.H61]+[.J61]+[.L61]+[.N61]+[.P61]+[.R61]+[.T61])" office:value-type="float" office:value="244" calcext:value-type="float">
            <text:p>244</text:p>
          </table:table-cell>
          <table:table-cell table:style-name="ce27" office:value-type="float" office:value="443.27" calcext:value-type="float">
            <text:p>443.27</text:p>
          </table:table-cell>
          <table:table-cell table:style-name="ce39" office:value-type="float" office:value="1073.85" calcext:value-type="float">
            <text:p>1073.8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scharen</text:p>
          </table:table-cell>
          <table:table-cell/>
          <table:table-cell table:style-name="ce20" office:value-type="float" office:value="337" calcext:value-type="float">
            <text:p>337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number-columns-repeated="12"/>
          <table:table-cell table:style-name="ce31" table:formula="of:=SUM([.C62]+[.E62]+[.G62]+[.I62]+[.K62]+[.M62]+[.O62]+[.Q62]+[.S62])" office:value-type="float" office:value="527" calcext:value-type="float">
            <text:p>527</text:p>
          </table:table-cell>
          <table:table-cell table:style-name="ce31" table:formula="of:=SUM([.D62]+[.F62]+[.H62]+[.J62]+[.L62]+[.N62]+[.P62]+[.R62]+[.T62])" office:value-type="float" office:value="506" calcext:value-type="float">
            <text:p>506</text:p>
          </table:table-cell>
          <table:table-cell table:style-name="ce27" office:value-type="float" office:value="2013.69" calcext:value-type="float">
            <text:p>2013.69</text:p>
          </table:table-cell>
          <table:table-cell table:style-name="ce39" office:value-type="float" office:value="512.99" calcext:value-type="float">
            <text:p>512.9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tten c.a.</text:p>
          </table:table-cell>
          <table:table-cell/>
          <table:table-cell table:style-name="ce20" office:value-type="float" office:value="2370" calcext:value-type="float">
            <text:p>2370</text:p>
          </table:table-cell>
          <table:table-cell table:style-name="ce27" office:value-type="float" office:value="2225" calcext:value-type="float">
            <text:p>2225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68" calcext:value-type="float">
            <text:p>68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5" calcext:value-type="float">
            <text:p>25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style-name="ce31" table:formula="of:=SUM([.C63]+[.E63]+[.G63]+[.I63]+[.K63]+[.M63]+[.O63]+[.Q63]+[.S63])" office:value-type="float" office:value="2859" calcext:value-type="float">
            <text:p>2859</text:p>
          </table:table-cell>
          <table:table-cell table:style-name="ce31" table:formula="of:=SUM([.D63]+[.F63]+[.H63]+[.J63]+[.L63]+[.N63]+[.P63]+[.R63]+[.T63])" office:value-type="float" office:value="2934" calcext:value-type="float">
            <text:p>2934</text:p>
          </table:table-cell>
          <table:table-cell table:style-name="ce27" office:value-type="float" office:value="6022.47" calcext:value-type="float">
            <text:p>6022.47</text:p>
          </table:table-cell>
          <table:table-cell table:style-name="ce39" office:value-type="float" office:value="961.93" calcext:value-type="float">
            <text:p>961.9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Fijnaart</text:p>
          </table:table-cell>
          <table:table-cell/>
          <table:table-cell table:style-name="ce20" office:value-type="float" office:value="1226" calcext:value-type="float">
            <text:p>1226</text:p>
          </table:table-cell>
          <table:table-cell table:style-name="ce27" office:value-type="float" office:value="1206" calcext:value-type="float">
            <text:p>1206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style-name="ce31" table:formula="of:=SUM([.C64]+[.E64]+[.G64]+[.I64]+[.K64]+[.M64]+[.O64]+[.Q64]+[.S64])" office:value-type="float" office:value="1550" calcext:value-type="float">
            <text:p>1550</text:p>
          </table:table-cell>
          <table:table-cell table:style-name="ce31" table:formula="of:=SUM([.D64]+[.F64]+[.H64]+[.J64]+[.L64]+[.N64]+[.P64]+[.R64]+[.T64])" office:value-type="float" office:value="1599" calcext:value-type="float">
            <text:p>1599</text:p>
          </table:table-cell>
          <table:table-cell table:style-name="ce27" office:value-type="float" office:value="4536.81" calcext:value-type="float">
            <text:p>4536.81</text:p>
          </table:table-cell>
          <table:table-cell table:style-name="ce39" office:value-type="float" office:value="694.1" calcext:value-type="float">
            <text:p>694.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assel</text:p>
          </table:table-cell>
          <table:table-cell/>
          <table:table-cell table:style-name="ce20" office:value-type="float" office:value="202" calcext:value-type="float">
            <text:p>202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31" table:formula="of:=SUM([.C65]+[.E65]+[.G65]+[.I65]+[.K65]+[.M65]+[.O65]+[.Q65]+[.S65])" office:value-type="float" office:value="292" calcext:value-type="float">
            <text:p>292</text:p>
          </table:table-cell>
          <table:table-cell table:style-name="ce31" table:formula="of:=SUM([.D65]+[.F65]+[.H65]+[.J65]+[.L65]+[.N65]+[.P65]+[.R65]+[.T65])" office:value-type="float" office:value="272" calcext:value-type="float">
            <text:p>272</text:p>
          </table:table-cell>
          <table:table-cell table:style-name="ce27" office:value-type="float" office:value="1056.92" calcext:value-type="float">
            <text:p>1056.92</text:p>
          </table:table-cell>
          <table:table-cell table:style-name="ce39" office:value-type="float" office:value="533.63" calcext:value-type="float">
            <text:p>533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ertruidenberg</text:p>
          </table:table-cell>
          <table:table-cell/>
          <table:table-cell table:style-name="ce20" office:value-type="float" office:value="535" calcext:value-type="float">
            <text:p>535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31" table:formula="of:=SUM([.C66]+[.E66]+[.G66]+[.I66]+[.K66]+[.M66]+[.O66]+[.Q66]+[.S66])" office:value-type="float" office:value="923" calcext:value-type="float">
            <text:p>923</text:p>
          </table:table-cell>
          <table:table-cell table:style-name="ce31" table:formula="of:=SUM([.D66]+[.F66]+[.H66]+[.J66]+[.L66]+[.N66]+[.P66]+[.R66]+[.T66])" office:value-type="float" office:value="961" calcext:value-type="float">
            <text:p>961</text:p>
          </table:table-cell>
          <table:table-cell table:style-name="ce27" office:value-type="float" office:value="536.58" calcext:value-type="float">
            <text:p>536.58</text:p>
          </table:table-cell>
          <table:table-cell table:style-name="ce39" office:value-type="float" office:value="3511.13" calcext:value-type="float">
            <text:p>3511.1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ffen</text:p>
          </table:table-cell>
          <table:table-cell/>
          <table:table-cell table:style-name="ce20" office:value-type="float" office:value="439" calcext:value-type="float">
            <text:p>439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67]+[.E67]+[.G67]+[.I67]+[.K67]+[.M67]+[.O67]+[.Q67]+[.S67])" office:value-type="float" office:value="656" calcext:value-type="float">
            <text:p>656</text:p>
          </table:table-cell>
          <table:table-cell table:style-name="ce31" table:formula="of:=SUM([.D67]+[.F67]+[.H67]+[.J67]+[.L67]+[.N67]+[.P67]+[.R67]+[.T67])" office:value-type="float" office:value="663" calcext:value-type="float">
            <text:p>663</text:p>
          </table:table-cell>
          <table:table-cell table:style-name="ce27" office:value-type="float" office:value="1404.1" calcext:value-type="float">
            <text:p>1404.1</text:p>
          </table:table-cell>
          <table:table-cell table:style-name="ce39" office:value-type="float" office:value="939.38" calcext:value-type="float">
            <text:p>939.3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ldrop</text:p>
          </table:table-cell>
          <table:table-cell/>
          <table:table-cell table:style-name="ce20" office:value-type="float" office:value="754" calcext:value-type="float">
            <text:p>754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2" calcext:value-type="float">
            <text:p>42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6"/>
          <table:table-cell table:style-name="ce31" table:formula="of:=SUM([.C68]+[.E68]+[.G68]+[.I68]+[.K68]+[.M68]+[.O68]+[.Q68]+[.S68])" office:value-type="float" office:value="1183" calcext:value-type="float">
            <text:p>1183</text:p>
          </table:table-cell>
          <table:table-cell table:style-name="ce31" table:formula="of:=SUM([.D68]+[.F68]+[.H68]+[.J68]+[.L68]+[.N68]+[.P68]+[.R68]+[.T68])" office:value-type="float" office:value="1255" calcext:value-type="float">
            <text:p>1255</text:p>
          </table:table-cell>
          <table:table-cell table:style-name="ce27" office:value-type="float" office:value="847.41" calcext:value-type="float">
            <text:p>847.41</text:p>
          </table:table-cell>
          <table:table-cell table:style-name="ce39" office:value-type="float" office:value="2876.5" calcext:value-type="float">
            <text:p>2876.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mert</text:p>
          </table:table-cell>
          <table:table-cell/>
          <table:table-cell table:style-name="ce20" office:value-type="float" office:value="1989" calcext:value-type="float">
            <text:p>1989</text:p>
          </table:table-cell>
          <table:table-cell table:style-name="ce27" office:value-type="float" office:value="1913" calcext:value-type="float">
            <text:p>1913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6"/>
          <table:table-cell table:style-name="ce31" table:formula="of:=SUM([.C69]+[.E69]+[.G69]+[.I69]+[.K69]+[.M69]+[.O69]+[.Q69]+[.S69])" office:value-type="float" office:value="2472" calcext:value-type="float">
            <text:p>2472</text:p>
          </table:table-cell>
          <table:table-cell table:style-name="ce31" table:formula="of:=SUM([.D69]+[.F69]+[.H69]+[.J69]+[.L69]+[.N69]+[.P69]+[.R69]+[.T69])" office:value-type="float" office:value="2472" calcext:value-type="float">
            <text:p>2472</text:p>
          </table:table-cell>
          <table:table-cell table:style-name="ce27" office:value-type="float" office:value="5657.03" calcext:value-type="float">
            <text:p>5657.03</text:p>
          </table:table-cell>
          <table:table-cell table:style-name="ce39" office:value-type="float" office:value="873.96" calcext:value-type="float">
            <text:p>873.9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stel en Blaarthem</text:p>
          </table:table-cell>
          <table:table-cell/>
          <table:table-cell table:style-name="ce20" office:value-type="float" office:value="591" calcext:value-type="float">
            <text:p>591</text:p>
          </table:table-cell>
          <table:table-cell table:style-name="ce27" office:value-type="float" office:value="552" calcext:value-type="float">
            <text:p>552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8" calcext:value-type="float">
            <text:p>38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70]+[.E70]+[.G70]+[.I70]+[.K70]+[.M70]+[.O70]+[.Q70]+[.S70])" office:value-type="float" office:value="1090" calcext:value-type="float">
            <text:p>1090</text:p>
          </table:table-cell>
          <table:table-cell table:style-name="ce31" table:formula="of:=SUM([.D70]+[.F70]+[.H70]+[.J70]+[.L70]+[.N70]+[.P70]+[.R70]+[.T70])" office:value-type="float" office:value="1075" calcext:value-type="float">
            <text:p>1075</text:p>
          </table:table-cell>
          <table:table-cell table:style-name="ce27" office:value-type="float" office:value="656.91" calcext:value-type="float">
            <text:p>656.91</text:p>
          </table:table-cell>
          <table:table-cell table:style-name="ce39" office:value-type="float" office:value="3295.71" calcext:value-type="float">
            <text:p>3295.7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iessen</text:p>
          </table:table-cell>
          <table:table-cell/>
          <table:table-cell table:style-name="ce20" office:value-type="float" office:value="190" calcext:value-type="float">
            <text:p>190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12"/>
          <table:table-cell table:style-name="ce31" table:formula="of:=SUM([.C71]+[.E71]+[.G71]+[.I71]+[.K71]+[.M71]+[.O71]+[.Q71]+[.S71])" office:value-type="float" office:value="246" calcext:value-type="float">
            <text:p>246</text:p>
          </table:table-cell>
          <table:table-cell table:style-name="ce31" table:formula="of:=SUM([.D71]+[.F71]+[.H71]+[.J71]+[.L71]+[.N71]+[.P71]+[.R71]+[.T71])" office:value-type="float" office:value="218" calcext:value-type="float">
            <text:p>218</text:p>
          </table:table-cell>
          <table:table-cell table:style-name="ce27" office:value-type="float" office:value="573.68" calcext:value-type="float">
            <text:p>573.68</text:p>
          </table:table-cell>
          <table:table-cell table:style-name="ce39" office:value-type="float" office:value="808.83" calcext:value-type="float">
            <text:p>808.8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ilze c.a.</text:p>
          </table:table-cell>
          <table:table-cell/>
          <table:table-cell table:style-name="ce20" office:value-type="float" office:value="1132" calcext:value-type="float">
            <text:p>1132</text:p>
          </table:table-cell>
          <table:table-cell table:style-name="ce27" office:value-type="float" office:value="1014" calcext:value-type="float">
            <text:p>1014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6"/>
          <table:table-cell table:style-name="ce31" table:formula="of:=SUM([.C72]+[.E72]+[.G72]+[.I72]+[.K72]+[.M72]+[.O72]+[.Q72]+[.S72])" office:value-type="float" office:value="1490" calcext:value-type="float">
            <text:p>1490</text:p>
          </table:table-cell>
          <table:table-cell table:style-name="ce31" table:formula="of:=SUM([.D72]+[.F72]+[.H72]+[.J72]+[.L72]+[.N72]+[.P72]+[.R72]+[.T72])" office:value-type="float" office:value="1371" calcext:value-type="float">
            <text:p>1371</text:p>
          </table:table-cell>
          <table:table-cell table:style-name="ce27" office:value-type="float" office:value="7148.53" calcext:value-type="float">
            <text:p>7148.53</text:p>
          </table:table-cell>
          <table:table-cell table:style-name="ce39" office:value-type="float" office:value="400.22" calcext:value-type="float">
            <text:p>400.2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inneken</text:p>
          </table:table-cell>
          <table:table-cell/>
          <table:table-cell table:style-name="ce20" office:value-type="float" office:value="1405" calcext:value-type="float">
            <text:p>1405</text:p>
          </table:table-cell>
          <table:table-cell table:style-name="ce27" office:value-type="float" office:value="1315" calcext:value-type="float">
            <text:p>1315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73]+[.E73]+[.G73]+[.I73]+[.K73]+[.M73]+[.O73]+[.Q73]+[.S73])" office:value-type="float" office:value="2195" calcext:value-type="float">
            <text:p>2195</text:p>
          </table:table-cell>
          <table:table-cell table:style-name="ce31" table:formula="of:=SUM([.D73]+[.F73]+[.H73]+[.J73]+[.L73]+[.N73]+[.P73]+[.R73]+[.T73])" office:value-type="float" office:value="2155" calcext:value-type="float">
            <text:p>2155</text:p>
          </table:table-cell>
          <table:table-cell table:style-name="ce27" office:value-type="float" office:value="5736.8" calcext:value-type="float">
            <text:p>5736.8</text:p>
          </table:table-cell>
          <table:table-cell table:style-name="ce39" office:value-type="float" office:value="758.27" calcext:value-type="float">
            <text:p>758.2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irle</text:p>
          </table:table-cell>
          <table:table-cell/>
          <table:table-cell table:style-name="ce20" office:value-type="float" office:value="727" calcext:value-type="float">
            <text:p>727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6"/>
          <table:table-cell table:style-name="ce31" table:formula="of:=SUM([.C74]+[.E74]+[.G74]+[.I74]+[.K74]+[.M74]+[.O74]+[.Q74]+[.S74])" office:value-type="float" office:value="915" calcext:value-type="float">
            <text:p>915</text:p>
          </table:table-cell>
          <table:table-cell table:style-name="ce31" table:formula="of:=SUM([.D74]+[.F74]+[.H74]+[.J74]+[.L74]+[.N74]+[.P74]+[.R74]+[.T74])" office:value-type="float" office:value="839" calcext:value-type="float">
            <office:annotation draw:style-name="gr1" draw:text-style-name="P1" svg:width="0.719cm" svg:height="0.867cm" svg:x="41.388cm" svg:y="33.804cm" draw:caption-point-x="0.097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838</text:span></text:p>
              <text:p text:style-name="P1"><text:span text:style-name="T1"/></text:p>
            </office:annotation>
            <text:p>839</text:p>
          </table:table-cell>
          <table:table-cell table:style-name="ce27" office:value-type="float" office:value="2543.6" calcext:value-type="float">
            <text:p>2543.6</text:p>
          </table:table-cell>
          <table:table-cell table:style-name="ce39" office:value-type="float" office:value="689.17" calcext:value-type="float">
            <text:p>689.1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rave</text:p>
          </table:table-cell>
          <table:table-cell/>
          <table:table-cell table:style-name="ce20" office:value-type="float" office:value="763" calcext:value-type="float">
            <text:p>763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75]+[.E75]+[.G75]+[.I75]+[.K75]+[.M75]+[.O75]+[.Q75]+[.S75])" office:value-type="float" office:value="1363" calcext:value-type="float">
            <text:p>1363</text:p>
          </table:table-cell>
          <table:table-cell table:style-name="ce31" table:formula="of:=SUM([.D75]+[.F75]+[.H75]+[.J75]+[.L75]+[.N75]+[.P75]+[.R75]+[.T75])" office:value-type="float" office:value="1389" calcext:value-type="float">
            <text:p>1389</text:p>
          </table:table-cell>
          <table:table-cell table:style-name="ce27" office:value-type="float" office:value="404.54" calcext:value-type="float">
            <text:p>404.54</text:p>
          </table:table-cell>
          <table:table-cell table:style-name="ce39" office:value-type="float" office:value="6802.77" calcext:value-type="float">
            <text:p>6802.7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 Gravemoer</text:p>
          </table:table-cell>
          <table:table-cell/>
          <table:table-cell table:style-name="ce20" office:value-type="float" office:value="444" calcext:value-type="float">
            <text:p>444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76]+[.E76]+[.G76]+[.I76]+[.K76]+[.M76]+[.O76]+[.Q76]+[.S76])" office:value-type="float" office:value="536" calcext:value-type="float">
            <text:p>536</text:p>
          </table:table-cell>
          <table:table-cell table:style-name="ce31" table:formula="of:=SUM([.D76]+[.F76]+[.H76]+[.J76]+[.L76]+[.N76]+[.P76]+[.R76]+[.T76])" office:value-type="float" office:value="539" calcext:value-type="float">
            <text:p>539</text:p>
          </table:table-cell>
          <table:table-cell table:style-name="ce27" office:value-type="float" office:value="514" calcext:value-type="float">
            <text:p>514</text:p>
          </table:table-cell>
          <table:table-cell table:style-name="ce39" office:value-type="float" office:value="2091.05" calcext:value-type="float">
            <text:p>2091.0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aren</text:p>
          </table:table-cell>
          <table:table-cell/>
          <table:table-cell table:style-name="ce20" office:value-type="float" office:value="608" calcext:value-type="float">
            <text:p>608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77]+[.E77]+[.G77]+[.I77]+[.K77]+[.M77]+[.O77]+[.Q77]+[.S77])" office:value-type="float" office:value="850" calcext:value-type="float">
            <text:p>850</text:p>
          </table:table-cell>
          <table:table-cell table:style-name="ce31" table:formula="of:=SUM([.D77]+[.F77]+[.H77]+[.J77]+[.L77]+[.N77]+[.P77]+[.R77]+[.T77])" office:value-type="float" office:value="687" calcext:value-type="float">
            <text:p>687</text:p>
          </table:table-cell>
          <table:table-cell table:style-name="ce27" office:value-type="float" office:value="2388.68" calcext:value-type="float">
            <text:p>2388.68</text:p>
          </table:table-cell>
          <table:table-cell table:style-name="ce39" office:value-type="float" office:value="643.44" calcext:value-type="float">
            <text:p>643.4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lsteren</text:p>
          </table:table-cell>
          <table:table-cell/>
          <table:table-cell table:style-name="ce20" office:value-type="float" office:value="1069" calcext:value-type="float">
            <text:p>1069</text:p>
          </table:table-cell>
          <table:table-cell table:style-name="ce27" office:value-type="float" office:value="958" calcext:value-type="float">
            <text:p>958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6" calcext:value-type="float">
            <text:p>56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6"/>
          <table:table-cell table:style-name="ce31" table:formula="of:=SUM([.C78]+[.E78]+[.G78]+[.I78]+[.K78]+[.M78]+[.O78]+[.Q78]+[.S78])" office:value-type="float" office:value="1455" calcext:value-type="float">
            <text:p>1455</text:p>
          </table:table-cell>
          <table:table-cell table:style-name="ce31" table:formula="of:=SUM([.D78]+[.F78]+[.H78]+[.J78]+[.L78]+[.N78]+[.P78]+[.R78]+[.T78])" office:value-type="float" office:value="1383" calcext:value-type="float">
            <text:p>1383</text:p>
          </table:table-cell>
          <table:table-cell table:style-name="ce27" office:value-type="float" office:value="3520.63" calcext:value-type="float">
            <text:p>3520.63</text:p>
          </table:table-cell>
          <table:table-cell table:style-name="ce39" office:value-type="float" office:value="806.1" calcext:value-type="float">
            <text:p>806.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ps</text:p>
          </table:table-cell>
          <table:table-cell/>
          <table:table-cell table:style-name="ce20" office:value-type="float" office:value="272" calcext:value-type="float">
            <text:p>272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31" table:formula="of:=SUM([.C79]+[.E79]+[.G79]+[.I79]+[.K79]+[.M79]+[.O79]+[.Q79]+[.S79])" office:value-type="float" office:value="438" calcext:value-type="float">
            <text:p>438</text:p>
          </table:table-cell>
          <table:table-cell table:style-name="ce31" table:formula="of:=SUM([.D79]+[.F79]+[.H79]+[.J79]+[.L79]+[.N79]+[.P79]+[.R79]+[.T79])" office:value-type="float" office:value="437" calcext:value-type="float">
            <text:p>437</text:p>
          </table:table-cell>
          <table:table-cell table:style-name="ce27" office:value-type="float" office:value="1520.15" calcext:value-type="float">
            <text:p>1520.15</text:p>
          </table:table-cell>
          <table:table-cell table:style-name="ce39" office:value-type="float" office:value="575.61" calcext:value-type="float">
            <text:p>575.6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dikhuizen</text:p>
          </table:table-cell>
          <table:table-cell/>
          <table:table-cell table:style-name="ce20" office:value-type="float" office:value="432" calcext:value-type="float">
            <text:p>432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SUM([.C80]+[.E80]+[.G80]+[.I80]+[.K80]+[.M80]+[.O80]+[.Q80]+[.S80])" office:value-type="float" office:value="579" calcext:value-type="float">
            <text:p>579</text:p>
          </table:table-cell>
          <table:table-cell table:style-name="ce31" table:formula="of:=SUM([.D80]+[.F80]+[.H80]+[.J80]+[.L80]+[.N80]+[.P80]+[.R80]+[.T80])" office:value-type="float" office:value="521" calcext:value-type="float">
            <text:p>521</text:p>
          </table:table-cell>
          <table:table-cell table:style-name="ce27" office:value-type="float" office:value="930.44" calcext:value-type="float">
            <text:p>930.44</text:p>
          </table:table-cell>
          <table:table-cell table:style-name="ce39" office:value-type="float" office:value="1182.22" calcext:value-type="float">
            <text:p>1182.2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sbeen</text:p>
          </table:table-cell>
          <table:table-cell/>
          <table:table-cell table:style-name="ce20" office:value-type="float" office:value="419" calcext:value-type="float">
            <text:p>419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81]+[.E81]+[.G81]+[.I81]+[.K81]+[.M81]+[.O81]+[.Q81]+[.S81])" office:value-type="float" office:value="531" calcext:value-type="float">
            <text:p>531</text:p>
          </table:table-cell>
          <table:table-cell table:style-name="ce31" table:formula="of:=SUM([.D81]+[.F81]+[.H81]+[.J81]+[.L81]+[.N81]+[.P81]+[.R81]+[.T81])" office:value-type="float" office:value="446" calcext:value-type="float">
            <text:p>446</text:p>
          </table:table-cell>
          <table:table-cell table:style-name="ce27" office:value-type="float" office:value="1619.9" calcext:value-type="float">
            <text:p>1619.9</text:p>
          </table:table-cell>
          <table:table-cell table:style-name="ce39" office:value-type="float" office:value="603.11" calcext:value-type="float">
            <text:p>603.1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sch</text:p>
          </table:table-cell>
          <table:table-cell/>
          <table:table-cell table:style-name="ce20" office:value-type="float" office:value="929" calcext:value-type="float">
            <text:p>929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31" table:formula="of:=SUM([.C82]+[.E82]+[.G82]+[.I82]+[.K82]+[.M82]+[.O82]+[.Q82]+[.S82])" office:value-type="float" office:value="1132" calcext:value-type="float">
            <text:p>1132</text:p>
          </table:table-cell>
          <table:table-cell table:style-name="ce31" table:formula="of:=SUM([.D82]+[.F82]+[.H82]+[.J82]+[.L82]+[.N82]+[.P82]+[.R82]+[.T82])" office:value-type="float" office:value="1044" calcext:value-type="float">
            <text:p>1044</text:p>
          </table:table-cell>
          <table:table-cell table:style-name="ce27" office:value-type="float" office:value="2636.91" calcext:value-type="float">
            <text:p>2636.91</text:p>
          </table:table-cell>
          <table:table-cell table:style-name="ce39" office:value-type="float" office:value="825.21" calcext:value-type="float">
            <text:p>825.2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swijk</text:p>
          </table:table-cell>
          <table:table-cell/>
          <table:table-cell table:style-name="ce20" office:value-type="float" office:value="328" calcext:value-type="float">
            <text:p>328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83]+[.E83]+[.G83]+[.I83]+[.K83]+[.M83]+[.O83]+[.Q83]+[.S83])" office:value-type="float" office:value="556" calcext:value-type="float">
            <text:p>556</text:p>
          </table:table-cell>
          <table:table-cell table:style-name="ce31" table:formula="of:=SUM([.D83]+[.F83]+[.H83]+[.J83]+[.L83]+[.N83]+[.P83]+[.R83]+[.T83])" office:value-type="float" office:value="484" calcext:value-type="float">
            <text:p>484</text:p>
          </table:table-cell>
          <table:table-cell table:style-name="ce27" office:value-type="float" office:value="1528.29" calcext:value-type="float">
            <text:p>1528.29</text:p>
          </table:table-cell>
          <table:table-cell table:style-name="ce39" office:value-type="float" office:value="680.53" calcext:value-type="float">
            <text:p>680.5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ze</text:p>
          </table:table-cell>
          <table:table-cell/>
          <table:table-cell table:style-name="ce20" office:value-type="float" office:value="755" calcext:value-type="float">
            <text:p>755</text:p>
          </table:table-cell>
          <table:table-cell table:style-name="ce27" office:value-type="float" office:value="706" calcext:value-type="float">
            <text:p>706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/>
          <table:table-cell table:number-columns-repeated="2"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84]+[.E84]+[.G84]+[.I84]+[.K84]+[.M84]+[.O84]+[.Q84]+[.S84])" office:value-type="float" office:value="933" calcext:value-type="float">
            <text:p>933</text:p>
          </table:table-cell>
          <table:table-cell table:style-name="ce31" table:formula="of:=SUM([.D84]+[.F84]+[.H84]+[.J84]+[.L84]+[.N84]+[.P84]+[.R84]+[.T84])" office:value-type="float" office:value="854" calcext:value-type="float">
            <text:p>854</text:p>
          </table:table-cell>
          <table:table-cell table:style-name="ce27" office:value-type="float" office:value="3879.87" calcext:value-type="float">
            <text:p>3879.87</text:p>
          </table:table-cell>
          <table:table-cell table:style-name="ce39" office:value-type="float" office:value="460.58" calcext:value-type="float">
            <text:p>460.5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lmond</text:p>
          </table:table-cell>
          <table:table-cell/>
          <table:table-cell table:style-name="ce20" office:value-type="float" office:value="2531" calcext:value-type="float">
            <text:p>2531</text:p>
          </table:table-cell>
          <table:table-cell table:style-name="ce27" office:value-type="float" office:value="2551" calcext:value-type="float">
            <text:p>2551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85]+[.E85]+[.G85]+[.I85]+[.K85]+[.M85]+[.O85]+[.Q85]+[.S85])" office:value-type="float" office:value="3637" calcext:value-type="float">
            <text:p>3637</text:p>
          </table:table-cell>
          <table:table-cell table:style-name="ce31" table:formula="of:=SUM([.D85]+[.F85]+[.H85]+[.J85]+[.L85]+[.N85]+[.P85]+[.R85]+[.T85])" office:value-type="float" office:value="3729" calcext:value-type="float">
            <text:p>3729</text:p>
          </table:table-cell>
          <table:table-cell table:style-name="ce27" office:value-type="float" office:value="1458.31" calcext:value-type="float">
            <text:p>1458.31</text:p>
          </table:table-cell>
          <table:table-cell table:style-name="ce39" office:value-type="float" office:value="5050.97" calcext:value-type="float">
            <text:p>5050.9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lvoirt</text:p>
          </table:table-cell>
          <table:table-cell/>
          <table:table-cell table:style-name="ce20" office:value-type="float" office:value="489" calcext:value-type="float">
            <text:p>489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86]+[.E86]+[.G86]+[.I86]+[.K86]+[.M86]+[.O86]+[.Q86]+[.S86])" office:value-type="float" office:value="727" calcext:value-type="float">
            <text:p>727</text:p>
          </table:table-cell>
          <table:table-cell table:style-name="ce31" table:formula="of:=SUM([.D86]+[.F86]+[.H86]+[.J86]+[.L86]+[.N86]+[.P86]+[.R86]+[.T86])" office:value-type="float" office:value="696" calcext:value-type="float">
            <text:p>696</text:p>
          </table:table-cell>
          <table:table-cell table:style-name="ce27" office:value-type="float" office:value="2655.44" calcext:value-type="float">
            <text:p>2655.44</text:p>
          </table:table-cell>
          <table:table-cell table:style-name="ce39" office:value-type="float" office:value="535.88" calcext:value-type="float">
            <text:p>535.8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rpen</text:p>
          </table:table-cell>
          <table:table-cell/>
          <table:table-cell table:style-name="ce20" office:value-type="float" office:value="643" calcext:value-type="float">
            <text:p>643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2" calcext:value-type="float">
            <text:p>32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87]+[.E87]+[.G87]+[.I87]+[.K87]+[.M87]+[.O87]+[.Q87]+[.S87])" office:value-type="float" office:value="845" calcext:value-type="float">
            <text:p>845</text:p>
          </table:table-cell>
          <table:table-cell table:style-name="ce31" table:formula="of:=SUM([.D87]+[.F87]+[.H87]+[.J87]+[.L87]+[.N87]+[.P87]+[.R87]+[.T87])" office:value-type="float" office:value="793" calcext:value-type="float">
            <text:p>793</text:p>
          </table:table-cell>
          <table:table-cell table:style-name="ce27" office:value-type="float" office:value="1770.14" calcext:value-type="float">
            <text:p>1770.14</text:p>
          </table:table-cell>
          <table:table-cell table:style-name="ce39" office:value-type="float" office:value="925.35" calcext:value-type="float">
            <text:p>925.3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rpt c.a.</text:p>
          </table:table-cell>
          <table:table-cell/>
          <table:table-cell table:style-name="ce20" office:value-type="float" office:value="216" calcext:value-type="float">
            <text:p>216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12"/>
          <table:table-cell table:style-name="ce31" table:formula="of:=SUM([.C88]+[.E88]+[.G88]+[.I88]+[.K88]+[.M88]+[.O88]+[.Q88]+[.S88])" office:value-type="float" office:value="263" calcext:value-type="float">
            <text:p>263</text:p>
          </table:table-cell>
          <table:table-cell table:style-name="ce31" table:formula="of:=SUM([.D88]+[.F88]+[.H88]+[.J88]+[.L88]+[.N88]+[.P88]+[.R88]+[.T88])" office:value-type="float" office:value="213" calcext:value-type="float">
            <text:p>213</text:p>
          </table:table-cell>
          <table:table-cell table:style-name="ce27" office:value-type="float" office:value="998.98" calcext:value-type="float">
            <text:p>998.98</text:p>
          </table:table-cell>
          <table:table-cell table:style-name="ce39" office:value-type="float" office:value="476.49" calcext:value-type="float">
            <text:p>476.4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usden</text:p>
          </table:table-cell>
          <table:table-cell/>
          <table:table-cell table:style-name="ce20" office:value-type="float" office:value="540" calcext:value-type="float">
            <text:p>540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31" table:formula="of:=SUM([.C89]+[.E89]+[.G89]+[.I89]+[.K89]+[.M89]+[.O89]+[.Q89]+[.S89])" office:value-type="float" office:value="890" calcext:value-type="float">
            <text:p>890</text:p>
          </table:table-cell>
          <table:table-cell table:style-name="ce31" table:formula="of:=SUM([.D89]+[.F89]+[.H89]+[.J89]+[.L89]+[.N89]+[.P89]+[.R89]+[.T89])" office:value-type="float" office:value="1080" calcext:value-type="float">
            <text:p>1080</text:p>
          </table:table-cell>
          <table:table-cell table:style-name="ce27" office:value-type="float" office:value="109.72" calcext:value-type="float">
            <text:p>109.72</text:p>
          </table:table-cell>
          <table:table-cell table:style-name="ce39" office:value-type="float" office:value="17954.88" calcext:value-type="float">
            <text:p>17954.8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ilvarenbeek</text:p>
          </table:table-cell>
          <table:table-cell/>
          <table:table-cell table:style-name="ce20" office:value-type="float" office:value="942" calcext:value-type="float">
            <text:p>942</text:p>
          </table:table-cell>
          <table:table-cell table:style-name="ce27" office:value-type="float" office:value="785" calcext:value-type="float">
            <text:p>785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number-columns-repeated="6"/>
          <table:table-cell table:style-name="ce31" table:formula="of:=SUM([.C90]+[.E90]+[.G90]+[.I90]+[.K90]+[.M90]+[.O90]+[.Q90]+[.S90])" office:value-type="float" office:value="1204" calcext:value-type="float">
            <text:p>1204</text:p>
          </table:table-cell>
          <table:table-cell table:style-name="ce31" table:formula="of:=SUM([.D90]+[.F90]+[.H90]+[.J90]+[.L90]+[.N90]+[.P90]+[.R90]+[.T90])" office:value-type="float" office:value="1067" calcext:value-type="float">
            <text:p>1067</text:p>
          </table:table-cell>
          <table:table-cell table:style-name="ce27" office:value-type="float" office:value="6804.29" calcext:value-type="float">
            <text:p>6804.29</text:p>
          </table:table-cell>
          <table:table-cell table:style-name="ce39" office:value-type="float" office:value="333.77" calcext:value-type="float">
            <text:p>333.7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even c.a.</text:p>
          </table:table-cell>
          <table:table-cell/>
          <table:table-cell table:style-name="ce20" office:value-type="float" office:value="948" calcext:value-type="float">
            <text:p>948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47" calcext:value-type="float">
            <text:p>347</text:p>
          </table:table-cell>
          <table:table-cell table:number-columns-repeated="2" table:style-name="ce27" office:value-type="float" office:value="15" calcext:value-type="float">
            <text:p>15</text:p>
          </table:table-cell>
          <table:table-cell table:style-name="ce27" table:number-columns-repeated="4"/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6"/>
          <table:table-cell table:style-name="ce31" table:formula="of:=SUM([.C91]+[.E91]+[.G91]+[.I91]+[.K91]+[.M91]+[.O91]+[.Q91]+[.S91])" office:value-type="float" office:value="1346" calcext:value-type="float">
            <text:p>1346</text:p>
          </table:table-cell>
          <table:table-cell table:style-name="ce31" table:formula="of:=SUM([.D91]+[.F91]+[.H91]+[.J91]+[.L91]+[.N91]+[.P91]+[.R91]+[.T91])" office:value-type="float" office:value="1170" calcext:value-type="float">
            <text:p>1170</text:p>
          </table:table-cell>
          <table:table-cell table:style-name="ce27" office:value-type="float" office:value="3102.44" calcext:value-type="float">
            <text:p>3102.44</text:p>
          </table:table-cell>
          <table:table-cell table:style-name="ce39" office:value-type="float" office:value="810.98" calcext:value-type="float">
            <text:p>810.9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ogeloon</text:p>
          </table:table-cell>
          <table:table-cell/>
          <table:table-cell table:style-name="ce20" office:value-type="float" office:value="540" calcext:value-type="float">
            <text:p>540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6"/>
          <table:table-cell table:style-name="ce31" table:formula="of:=SUM([.C92]+[.E92]+[.G92]+[.I92]+[.K92]+[.M92]+[.O92]+[.Q92]+[.S92])" office:value-type="float" office:value="704" calcext:value-type="float">
            <text:p>704</text:p>
          </table:table-cell>
          <table:table-cell table:style-name="ce31" table:formula="of:=SUM([.D92]+[.F92]+[.H92]+[.J92]+[.L92]+[.N92]+[.P92]+[.R92]+[.T92])" office:value-type="float" office:value="651" calcext:value-type="float">
            <text:p>651</text:p>
          </table:table-cell>
          <table:table-cell table:style-name="ce27" office:value-type="float" office:value="4021.43" calcext:value-type="float">
            <text:p>4021.43</text:p>
          </table:table-cell>
          <table:table-cell table:style-name="ce39" office:value-type="float" office:value="336.92" calcext:value-type="float">
            <text:p>336.9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ogemierde</text:p>
          </table:table-cell>
          <table:table-cell/>
          <table:table-cell table:style-name="ce20" office:value-type="float" office:value="567" calcext:value-type="float">
            <text:p>567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6"/>
          <table:table-cell table:style-name="ce31" table:formula="of:=SUM([.C93]+[.E93]+[.G93]+[.I93]+[.K93]+[.M93]+[.O93]+[.Q93]+[.S93])" office:value-type="float" office:value="650" calcext:value-type="float">
            <text:p>650</text:p>
          </table:table-cell>
          <table:table-cell table:style-name="ce31" table:formula="of:=SUM([.D93]+[.F93]+[.H93]+[.J93]+[.L93]+[.N93]+[.P93]+[.R93]+[.T93])" office:value-type="float" office:value="603" calcext:value-type="float">
            <text:p>603</text:p>
          </table:table-cell>
          <table:table-cell table:style-name="ce27" office:value-type="float" office:value="4708.29" calcext:value-type="float">
            <text:p>4708.29</text:p>
          </table:table-cell>
          <table:table-cell table:style-name="ce39" office:value-type="float" office:value="266.11" calcext:value-type="float">
            <text:p>266.1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uijbergen</text:p>
          </table:table-cell>
          <table:table-cell/>
          <table:table-cell table:style-name="ce20" office:value-type="float" office:value="190" calcext:value-type="float">
            <text:p>190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31" table:formula="of:=SUM([.C94]+[.E94]+[.G94]+[.I94]+[.K94]+[.M94]+[.O94]+[.Q94]+[.S94])" office:value-type="float" office:value="469" calcext:value-type="float">
            <text:p>469</text:p>
          </table:table-cell>
          <table:table-cell table:style-name="ce31" table:formula="of:=SUM([.D94]+[.F94]+[.H94]+[.J94]+[.L94]+[.N94]+[.P94]+[.R94]+[.T94])" office:value-type="float" office:value="244" calcext:value-type="float">
            <text:p>244</text:p>
          </table:table-cell>
          <table:table-cell table:style-name="ce27" office:value-type="float" office:value="1060.62" calcext:value-type="float">
            <text:p>1060.62</text:p>
          </table:table-cell>
          <table:table-cell table:style-name="ce39" office:value-type="float" office:value="672.24" calcext:value-type="float">
            <text:p>672.2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uisseling</text:p>
          </table:table-cell>
          <table:table-cell/>
          <table:table-cell table:style-name="ce20" office:value-type="float" office:value="226" calcext:value-type="float">
            <text:p>226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95]+[.E95]+[.G95]+[.I95]+[.K95]+[.M95]+[.O95]+[.Q95]+[.S95])" office:value-type="float" office:value="309" calcext:value-type="float">
            <text:p>309</text:p>
          </table:table-cell>
          <table:table-cell table:style-name="ce31" table:formula="of:=SUM([.D95]+[.F95]+[.H95]+[.J95]+[.L95]+[.N95]+[.P95]+[.R95]+[.T95])" office:value-type="float" office:value="313" calcext:value-type="float">
            <text:p>313</text:p>
          </table:table-cell>
          <table:table-cell table:style-name="ce27" office:value-type="float" office:value="785.22" calcext:value-type="float">
            <text:p>785.22</text:p>
          </table:table-cell>
          <table:table-cell table:style-name="ce39" office:value-type="float" office:value="792.13" calcext:value-type="float">
            <text:p>792.1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lundert</text:p>
          </table:table-cell>
          <table:table-cell/>
          <table:table-cell table:style-name="ce20" office:value-type="float" office:value="1015" calcext:value-type="float">
            <text:p>1015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number-columns-repeated="2" table:style-name="ce27" office:value-type="float" office:value="6" calcext:value-type="float">
            <text:p>6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96]+[.E96]+[.G96]+[.I96]+[.K96]+[.M96]+[.O96]+[.Q96]+[.S96])" office:value-type="float" office:value="1562" calcext:value-type="float">
            <text:p>1562</text:p>
          </table:table-cell>
          <table:table-cell table:style-name="ce31" table:formula="of:=SUM([.D96]+[.F96]+[.H96]+[.J96]+[.L96]+[.N96]+[.P96]+[.R96]+[.T96])" office:value-type="float" office:value="1589" calcext:value-type="float">
            <text:p>1589</text:p>
          </table:table-cell>
          <table:table-cell table:style-name="ce27" office:value-type="float" office:value="4599.76" calcext:value-type="float">
            <text:p>4599.76</text:p>
          </table:table-cell>
          <table:table-cell table:style-name="ce39" office:value-type="float" office:value="685.04" calcext:value-type="float">
            <text:p>685.0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ende </text:p>
          </table:table-cell>
          <table:table-cell/>
          <table:table-cell table:style-name="ce20" office:value-type="float" office:value="608" calcext:value-type="float">
            <text:p>608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style-name="ce31" table:formula="of:=SUM([.C97]+[.E97]+[.G97]+[.I97]+[.K97]+[.M97]+[.O97]+[.Q97]+[.S97])" office:value-type="float" office:value="710" calcext:value-type="float">
            <text:p>710</text:p>
          </table:table-cell>
          <table:table-cell table:style-name="ce31" table:formula="of:=SUM([.D97]+[.F97]+[.H97]+[.J97]+[.L97]+[.N97]+[.P97]+[.R97]+[.T97])" office:value-type="float" office:value="659" calcext:value-type="float">
            <text:p>659</text:p>
          </table:table-cell>
          <table:table-cell table:style-name="ce27" office:value-type="float" office:value="4629.03" calcext:value-type="float">
            <text:p>4629.03</text:p>
          </table:table-cell>
          <table:table-cell table:style-name="ce39" office:value-type="float" office:value="296.42" calcext:value-type="float">
            <text:p>296.4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empde</text:p>
          </table:table-cell>
          <table:table-cell/>
          <table:table-cell table:style-name="ce20" office:value-type="float" office:value="535" calcext:value-type="float">
            <text:p>535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98]+[.E98]+[.G98]+[.I98]+[.K98]+[.M98]+[.O98]+[.Q98]+[.S98])" office:value-type="float" office:value="724" calcext:value-type="float">
            <text:p>724</text:p>
          </table:table-cell>
          <table:table-cell table:style-name="ce31" table:formula="of:=SUM([.D98]+[.F98]+[.H98]+[.J98]+[.L98]+[.N98]+[.P98]+[.R98]+[.T98])" office:value-type="float" office:value="701" calcext:value-type="float">
            <text:p>701</text:p>
          </table:table-cell>
          <table:table-cell table:style-name="ce27" office:value-type="float" office:value="1919.79" calcext:value-type="float">
            <text:p>1919.79</text:p>
          </table:table-cell>
          <table:table-cell table:style-name="ce39" office:value-type="float" office:value="742.27" calcext:value-type="float">
            <text:p>742.2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erop</text:p>
          </table:table-cell>
          <table:table-cell/>
          <table:table-cell table:style-name="ce20" office:value-type="float" office:value="311" calcext:value-type="float">
            <text:p>311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99]+[.E99]+[.G99]+[.I99]+[.K99]+[.M99]+[.O99]+[.Q99]+[.S99])" office:value-type="float" office:value="470" calcext:value-type="float">
            <text:p>470</text:p>
          </table:table-cell>
          <table:table-cell table:style-name="ce31" table:formula="of:=SUM([.D99]+[.F99]+[.H99]+[.J99]+[.L99]+[.N99]+[.P99]+[.R99]+[.T99])" office:value-type="float" office:value="423" calcext:value-type="float">
            <text:p>423</text:p>
          </table:table-cell>
          <table:table-cell table:style-name="ce27" office:value-type="float" office:value="2306.66" calcext:value-type="float">
            <text:p>2306.66</text:p>
          </table:table-cell>
          <table:table-cell table:style-name="ce39" office:value-type="float" office:value="387.14" calcext:value-type="float">
            <text:p>387.1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eshout</text:p>
          </table:table-cell>
          <table:table-cell/>
          <table:table-cell table:style-name="ce20" office:value-type="float" office:value="506" calcext:value-type="float">
            <text:p>506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9"/>
          <table:table-cell table:style-name="ce31" table:formula="of:=SUM([.C100]+[.E100]+[.G100]+[.I100]+[.K100]+[.M100]+[.O100]+[.Q100]+[.S100])" office:value-type="float" office:value="649" calcext:value-type="float">
            <text:p>649</text:p>
          </table:table-cell>
          <table:table-cell table:style-name="ce31" table:formula="of:=SUM([.D100]+[.F100]+[.H100]+[.J100]+[.L100]+[.N100]+[.P100]+[.R100]+[.T100])" office:value-type="float" office:value="594" calcext:value-type="float">
            <text:p>594</text:p>
          </table:table-cell>
          <table:table-cell table:style-name="ce27" office:value-type="float" office:value="2538.29" calcext:value-type="float">
            <text:p>2538.29</text:p>
          </table:table-cell>
          <table:table-cell table:style-name="ce39" office:value-type="float" office:value="489.7" calcext:value-type="float">
            <text:p>489.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nden</text:p>
          </table:table-cell>
          <table:table-cell/>
          <table:table-cell table:style-name="ce20" office:value-type="float" office:value="156" calcext:value-type="float">
            <text:p>156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31" table:formula="of:=SUM([.C101]+[.E101]+[.G101]+[.I101]+[.K101]+[.M101]+[.O101]+[.Q101]+[.S101])" office:value-type="float" office:value="269" calcext:value-type="float">
            <text:p>269</text:p>
          </table:table-cell>
          <table:table-cell table:style-name="ce31" table:formula="of:=SUM([.D101]+[.F101]+[.H101]+[.J101]+[.L101]+[.N101]+[.P101]+[.R101]+[.T101])" office:value-type="float" office:value="261" calcext:value-type="float">
            <text:p>261</text:p>
          </table:table-cell>
          <table:table-cell table:style-name="ce27" office:value-type="float" office:value="1022.35" calcext:value-type="float">
            <text:p>1022.35</text:p>
          </table:table-cell>
          <table:table-cell table:style-name="ce39" office:value-type="float" office:value="518.41" calcext:value-type="float">
            <text:p>518.4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th</text:p>
          </table:table-cell>
          <table:table-cell/>
          <table:table-cell table:style-name="ce20" office:value-type="float" office:value="488" calcext:value-type="float">
            <text:p>488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99" calcext:value-type="float">
            <text:p>9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31" table:formula="of:=SUM([.C102]+[.E102]+[.G102]+[.I102]+[.K102]+[.M102]+[.O102]+[.Q102]+[.S102])" office:value-type="float" office:value="621" calcext:value-type="float">
            <text:p>621</text:p>
          </table:table-cell>
          <table:table-cell table:style-name="ce31" table:formula="of:=SUM([.D102]+[.F102]+[.H102]+[.J102]+[.L102]+[.N102]+[.P102]+[.R102]+[.T102])" office:value-type="float" office:value="629" calcext:value-type="float">
            <text:p>629</text:p>
          </table:table-cell>
          <table:table-cell table:style-name="ce27" office:value-type="float" office:value="1081.91" calcext:value-type="float">
            <text:p>1081.91</text:p>
          </table:table-cell>
          <table:table-cell table:style-name="ce39" office:value-type="float" office:value="1155.36" calcext:value-type="float">
            <text:p>1155.3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thoijen</text:p>
          </table:table-cell>
          <table:table-cell/>
          <table:table-cell table:style-name="ce20" office:value-type="float" office:value="260" calcext:value-type="float">
            <text:p>260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9" calcext:value-type="float">
            <text:p>3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1" table:formula="of:=SUM([.C103]+[.E103]+[.G103]+[.I103]+[.K103]+[.M103]+[.O103]+[.Q103]+[.S103])" office:value-type="float" office:value="347" calcext:value-type="float">
            <text:p>347</text:p>
          </table:table-cell>
          <table:table-cell table:style-name="ce31" table:formula="of:=SUM([.D103]+[.F103]+[.H103]+[.J103]+[.L103]+[.N103]+[.P103]+[.R103]+[.T103])" office:value-type="float" office:value="325" calcext:value-type="float">
            <text:p>325</text:p>
          </table:table-cell>
          <table:table-cell table:style-name="ce27" office:value-type="float" office:value="1055.76" calcext:value-type="float">
            <text:p>1055.76</text:p>
          </table:table-cell>
          <table:table-cell table:style-name="ce39" office:value-type="float" office:value="636.5" calcext:value-type="float">
            <text:p>636.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oonopzand</text:p>
          </table:table-cell>
          <table:table-cell/>
          <table:table-cell table:style-name="ce20" office:value-type="float" office:value="2760" calcext:value-type="float">
            <text:p>2760</text:p>
          </table:table-cell>
          <table:table-cell table:style-name="ce27" office:value-type="float" office:value="2498" calcext:value-type="float">
            <text:p>2498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table:number-columns-repeated="2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6"/>
          <table:table-cell table:style-name="ce31" table:formula="of:=SUM([.C104]+[.E104]+[.G104]+[.I104]+[.K104]+[.M104]+[.O104]+[.Q104]+[.S104])" office:value-type="float" office:value="3557" calcext:value-type="float">
            <text:p>3557</text:p>
          </table:table-cell>
          <table:table-cell table:style-name="ce31" table:formula="of:=SUM([.D104]+[.F104]+[.H104]+[.J104]+[.L104]+[.N104]+[.P104]+[.R104]+[.T104])" office:value-type="float" office:value="3213" calcext:value-type="float">
            <text:p>3213</text:p>
          </table:table-cell>
          <table:table-cell table:style-name="ce27" office:value-type="float" office:value="5217.11" calcext:value-type="float">
            <text:p>5217.11</text:p>
          </table:table-cell>
          <table:table-cell table:style-name="ce39" office:value-type="float" office:value="615.87" calcext:value-type="float">
            <text:p>615.8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uijksgestel</text:p>
          </table:table-cell>
          <table:table-cell/>
          <table:table-cell table:style-name="ce20" office:value-type="float" office:value="323" calcext:value-type="float">
            <text:p>323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4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6"/>
          <table:table-cell table:style-name="ce31" table:formula="of:=SUM([.C105]+[.E105]+[.G105]+[.I105]+[.K105]+[.M105]+[.O105]+[.Q105]+[.S105])" office:value-type="float" office:value="424" calcext:value-type="float">
            <text:p>424</text:p>
          </table:table-cell>
          <table:table-cell table:style-name="ce31" table:formula="of:=SUM([.D105]+[.F105]+[.H105]+[.J105]+[.L105]+[.N105]+[.P105]+[.R105]+[.T105])" office:value-type="float" office:value="406" calcext:value-type="float">
            <text:p>406</text:p>
          </table:table-cell>
          <table:table-cell table:style-name="ce27" office:value-type="float" office:value="2244.53" calcext:value-type="float">
            <text:p>2244.53</text:p>
          </table:table-cell>
          <table:table-cell table:style-name="ce39" office:value-type="float" office:value="369.79" calcext:value-type="float">
            <text:p>369.7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arheeze</text:p>
          </table:table-cell>
          <table:table-cell/>
          <table:table-cell table:style-name="ce20" office:value-type="float" office:value="242" calcext:value-type="float">
            <text:p>242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06]+[.E106]+[.G106]+[.I106]+[.K106]+[.M106]+[.O106]+[.Q106]+[.S106])" office:value-type="float" office:value="328" calcext:value-type="float">
            <text:p>328</text:p>
          </table:table-cell>
          <table:table-cell table:style-name="ce31" table:formula="of:=SUM([.D106]+[.F106]+[.H106]+[.J106]+[.L106]+[.N106]+[.P106]+[.R106]+[.T106])" office:value-type="float" office:value="302" calcext:value-type="float">
            <text:p>302</text:p>
          </table:table-cell>
          <table:table-cell table:style-name="ce27" office:value-type="float" office:value="1648.29" calcext:value-type="float">
            <text:p>1648.29</text:p>
          </table:table-cell>
          <table:table-cell table:style-name="ce39" office:value-type="float" office:value="382.28" calcext:value-type="float">
            <text:p>382.2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ashees</text:p>
          </table:table-cell>
          <table:table-cell/>
          <table:table-cell table:style-name="ce20" office:value-type="float" office:value="408" calcext:value-type="float">
            <text:p>408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07]+[.E107]+[.G107]+[.I107]+[.K107]+[.M107]+[.O107]+[.Q107]+[.S107])" office:value-type="float" office:value="652" calcext:value-type="float">
            <text:p>652</text:p>
          </table:table-cell>
          <table:table-cell table:style-name="ce31" table:formula="of:=SUM([.D107]+[.F107]+[.H107]+[.J107]+[.L107]+[.N107]+[.P107]+[.R107]+[.T107])" office:value-type="float" office:value="596" calcext:value-type="float">
            <text:p>596</text:p>
          </table:table-cell>
          <table:table-cell table:style-name="ce27" office:value-type="float" office:value="3069.08" calcext:value-type="float">
            <text:p>3069.08</text:p>
          </table:table-cell>
          <table:table-cell table:style-name="ce39" office:value-type="float" office:value="406.63" calcext:value-type="float">
            <text:p>406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de c.a.</text:p>
          </table:table-cell>
          <table:table-cell/>
          <table:table-cell table:style-name="ce20" office:value-type="float" office:value="1203" calcext:value-type="float">
            <text:p>1203</text:p>
          </table:table-cell>
          <table:table-cell table:style-name="ce27" office:value-type="float" office:value="1082" calcext:value-type="float">
            <text:p>1082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99" calcext:value-type="float">
            <text:p>99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08]+[.E108]+[.G108]+[.I108]+[.K108]+[.M108]+[.O108]+[.Q108]+[.S108])" office:value-type="float" office:value="1589" calcext:value-type="float">
            <text:p>1589</text:p>
          </table:table-cell>
          <table:table-cell table:style-name="ce31" table:formula="of:=SUM([.D108]+[.F108]+[.H108]+[.J108]+[.L108]+[.N108]+[.P108]+[.R108]+[.T108])" office:value-type="float" office:value="1586" calcext:value-type="float">
            <text:p>1586</text:p>
          </table:table-cell>
          <table:table-cell table:style-name="ce27" office:value-type="float" office:value="6903.55" calcext:value-type="float">
            <text:p>6903.55</text:p>
          </table:table-cell>
          <table:table-cell table:style-name="ce39" office:value-type="float" office:value="459.91" calcext:value-type="float">
            <text:p>459.9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eeuwen c.a.</text:p>
          </table:table-cell>
          <table:table-cell/>
          <table:table-cell table:style-name="ce20" office:value-type="float" office:value="290" calcext:value-type="float">
            <text:p>290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9"/>
          <table:table-cell table:style-name="ce31" table:formula="of:=SUM([.C109]+[.E109]+[.G109]+[.I109]+[.K109]+[.M109]+[.O109]+[.Q109]+[.S109])" office:value-type="float" office:value="391" calcext:value-type="float">
            <text:p>391</text:p>
          </table:table-cell>
          <table:table-cell table:style-name="ce31" table:formula="of:=SUM([.D109]+[.F109]+[.H109]+[.J109]+[.L109]+[.N109]+[.P109]+[.R109]+[.T109])" office:value-type="float" office:value="352" calcext:value-type="float">
            <text:p>352</text:p>
          </table:table-cell>
          <table:table-cell table:style-name="ce27" office:value-type="float" office:value="1286.97" calcext:value-type="float">
            <text:p>1286.97</text:p>
          </table:table-cell>
          <table:table-cell table:style-name="ce39" office:value-type="float" office:value="577.33" calcext:value-type="float">
            <text:p>577.3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egen</text:p>
          </table:table-cell>
          <table:table-cell/>
          <table:table-cell table:style-name="ce20" office:value-type="float" office:value="682" calcext:value-type="float">
            <text:p>682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31" table:formula="of:=SUM([.C110]+[.E110]+[.G110]+[.I110]+[.K110]+[.M110]+[.O110]+[.Q110]+[.S110])" office:value-type="float" office:value="894" calcext:value-type="float">
            <text:p>894</text:p>
          </table:table-cell>
          <table:table-cell table:style-name="ce31" table:formula="of:=SUM([.D110]+[.F110]+[.H110]+[.J110]+[.L110]+[.N110]+[.P110]+[.R110]+[.T110])" office:value-type="float" office:value="839" calcext:value-type="float">
            <text:p>839</text:p>
          </table:table-cell>
          <table:table-cell table:style-name="ce27" office:value-type="float" office:value="1624.76" calcext:value-type="float">
            <text:p>1624.76</text:p>
          </table:table-cell>
          <table:table-cell table:style-name="ce39" office:value-type="float" office:value="1066.63" calcext:value-type="float">
            <text:p>1066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. Michielsgestel</text:p>
          </table:table-cell>
          <table:table-cell/>
          <table:table-cell table:style-name="ce20" office:value-type="float" office:value="969" calcext:value-type="float">
            <text:p>969</text:p>
          </table:table-cell>
          <table:table-cell table:style-name="ce27" office:value-type="float" office:value="994" calcext:value-type="float">
            <text:p>994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11]+[.E111]+[.G111]+[.I111]+[.K111]+[.M111]+[.O111]+[.Q111]+[.S111])" office:value-type="float" office:value="1957" calcext:value-type="float">
            <text:p>1957</text:p>
          </table:table-cell>
          <table:table-cell table:style-name="ce31" table:formula="of:=SUM([.D111]+[.F111]+[.H111]+[.J111]+[.L111]+[.N111]+[.P111]+[.R111]+[.T111])" office:value-type="float" office:value="1527" calcext:value-type="float">
            <text:p>1527</text:p>
          </table:table-cell>
          <table:table-cell table:style-name="ce27" office:value-type="float" office:value="2226.22" calcext:value-type="float">
            <text:p>2226.22</text:p>
          </table:table-cell>
          <table:table-cell table:style-name="ce39" office:value-type="float" office:value="1564.99" calcext:value-type="float">
            <text:p>1564.9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Mierlo</text:p>
          </table:table-cell>
          <table:table-cell/>
          <table:table-cell table:style-name="ce20" office:value-type="float" office:value="899" calcext:value-type="float">
            <text:p>899</text:p>
          </table:table-cell>
          <table:table-cell table:style-name="ce27" office:value-type="float" office:value="813" calcext:value-type="float">
            <text:p>813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12]+[.E112]+[.G112]+[.I112]+[.K112]+[.M112]+[.O112]+[.Q112]+[.S112])" office:value-type="float" office:value="1267" calcext:value-type="float">
            <text:p>1267</text:p>
          </table:table-cell>
          <table:table-cell table:style-name="ce31" table:formula="of:=SUM([.D112]+[.F112]+[.H112]+[.J112]+[.L112]+[.N112]+[.P112]+[.R112]+[.T112])" office:value-type="float" office:value="1222" calcext:value-type="float">
            <text:p>1222</text:p>
          </table:table-cell>
          <table:table-cell table:style-name="ce27" office:value-type="float" office:value="3464.64" calcext:value-type="float">
            <text:p>3464.64</text:p>
          </table:table-cell>
          <table:table-cell table:style-name="ce39" office:value-type="float" office:value="718.39" calcext:value-type="float">
            <text:p>718.3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ill</text:p>
          </table:table-cell>
          <table:table-cell/>
          <table:table-cell table:style-name="ce20" office:value-type="float" office:value="914" calcext:value-type="float">
            <text:p>914</text:p>
          </table:table-cell>
          <table:table-cell table:style-name="ce27" office:value-type="float" office:value="908" calcext:value-type="float">
            <text:p>908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84" calcext:value-type="float">
            <text:p>28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table:number-columns-repeated="2"/>
          <table:table-cell table:number-columns-repeated="2" table:style-name="ce27" office:value-type="float" office:value="5" calcext:value-type="float">
            <text:p>5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13]+[.E113]+[.G113]+[.I113]+[.K113]+[.M113]+[.O113]+[.Q113]+[.S113])" office:value-type="float" office:value="1208" calcext:value-type="float">
            <text:p>1208</text:p>
          </table:table-cell>
          <table:table-cell table:style-name="ce31" table:formula="of:=SUM([.D113]+[.F113]+[.H113]+[.J113]+[.L113]+[.N113]+[.P113]+[.R113]+[.T113])" office:value-type="float" office:value="1246" calcext:value-type="float">
            <text:p>1246</text:p>
          </table:table-cell>
          <table:table-cell table:style-name="ce27" office:value-type="float" office:value="4006.39" calcext:value-type="float">
            <text:p>4006.39</text:p>
          </table:table-cell>
          <table:table-cell table:style-name="ce39" office:value-type="float" office:value="612.51" calcext:value-type="float">
            <text:p>612.5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oergestel</text:p>
          </table:table-cell>
          <table:table-cell/>
          <table:table-cell table:style-name="ce20" office:value-type="float" office:value="466" calcext:value-type="float">
            <text:p>466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14]+[.E114]+[.G114]+[.I114]+[.K114]+[.M114]+[.O114]+[.Q114]+[.S114])" office:value-type="float" office:value="629" calcext:value-type="float">
            <text:p>629</text:p>
          </table:table-cell>
          <table:table-cell table:style-name="ce31" table:formula="of:=SUM([.D114]+[.F114]+[.H114]+[.J114]+[.L114]+[.N114]+[.P114]+[.R114]+[.T114])" office:value-type="float" office:value="627" calcext:value-type="float">
            <text:p>627</text:p>
          </table:table-cell>
          <table:table-cell table:style-name="ce27" office:value-type="float" office:value="2798" calcext:value-type="float">
            <text:p>2798</text:p>
          </table:table-cell>
          <table:table-cell table:style-name="ce39" office:value-type="float" office:value="448.89" calcext:value-type="float">
            <text:p>448.8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kuik c.a.</text:p>
          </table:table-cell>
          <table:table-cell/>
          <table:table-cell table:style-name="ce20" office:value-type="float" office:value="541" calcext:value-type="float">
            <text:p>541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15]+[.E115]+[.G115]+[.I115]+[.K115]+[.M115]+[.O115]+[.Q115]+[.S115])" office:value-type="float" office:value="678" calcext:value-type="float">
            <text:p>678</text:p>
          </table:table-cell>
          <table:table-cell table:style-name="ce31" table:formula="of:=SUM([.D115]+[.F115]+[.H115]+[.J115]+[.L115]+[.N115]+[.P115]+[.R115]+[.T115])" office:value-type="float" office:value="657" calcext:value-type="float">
            <text:p>657</text:p>
          </table:table-cell>
          <table:table-cell table:style-name="ce27" office:value-type="float" office:value="410.98" calcext:value-type="float">
            <text:p>410.98</text:p>
          </table:table-cell>
          <table:table-cell table:style-name="ce39" office:value-type="float" office:value="3248.31" calcext:value-type="float">
            <text:p>3248.3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vosmeer</text:p>
          </table:table-cell>
          <table:table-cell/>
          <table:table-cell table:style-name="ce20" office:value-type="float" office:value="398" calcext:value-type="float">
            <text:p>398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style-name="ce31" table:formula="of:=SUM([.C116]+[.E116]+[.G116]+[.I116]+[.K116]+[.M116]+[.O116]+[.Q116]+[.S116])" office:value-type="float" office:value="555" calcext:value-type="float">
            <text:p>555</text:p>
          </table:table-cell>
          <table:table-cell table:style-name="ce31" table:formula="of:=SUM([.D116]+[.F116]+[.H116]+[.J116]+[.L116]+[.N116]+[.P116]+[.R116]+[.T116])" office:value-type="float" office:value="564" calcext:value-type="float">
            <text:p>564</text:p>
          </table:table-cell>
          <table:table-cell table:style-name="ce27" office:value-type="float" office:value="1763.94" calcext:value-type="float">
            <text:p>1763.94</text:p>
          </table:table-cell>
          <table:table-cell table:style-name="ce39" office:value-type="float" office:value="634.38" calcext:value-type="float">
            <text:p>634.3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stelrode</text:p>
          </table:table-cell>
          <table:table-cell/>
          <table:table-cell table:style-name="ce20" office:value-type="float" office:value="942" calcext:value-type="float">
            <text:p>94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17]+[.E117]+[.G117]+[.I117]+[.K117]+[.M117]+[.O117]+[.Q117]+[.S117])" office:value-type="float" office:value="1186" calcext:value-type="float">
            <text:p>1186</text:p>
          </table:table-cell>
          <table:table-cell table:style-name="ce31" table:formula="of:=SUM([.D117]+[.F117]+[.H117]+[.J117]+[.L117]+[.N117]+[.P117]+[.R117]+[.T117])" office:value-type="float" office:value="1094" calcext:value-type="float">
            <text:p>1094</text:p>
          </table:table-cell>
          <table:table-cell table:style-name="ce27" office:value-type="float" office:value="3229.24" calcext:value-type="float">
            <text:p>3229.24</text:p>
          </table:table-cell>
          <table:table-cell table:style-name="ce39" office:value-type="float" office:value="706.04" calcext:value-type="float">
            <text:p>706.0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uland</text:p>
          </table:table-cell>
          <table:table-cell/>
          <table:table-cell table:style-name="ce20" office:value-type="float" office:value="337" calcext:value-type="float">
            <text:p>337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style-name="ce31" table:formula="of:=SUM([.C118]+[.E118]+[.G118]+[.I118]+[.K118]+[.M118]+[.O118]+[.Q118]+[.S118])" office:value-type="float" office:value="537" calcext:value-type="float">
            <text:p>537</text:p>
          </table:table-cell>
          <table:table-cell table:style-name="ce31" table:formula="of:=SUM([.D118]+[.F118]+[.H118]+[.J118]+[.L118]+[.N118]+[.P118]+[.R118]+[.T118])" office:value-type="float" office:value="497" calcext:value-type="float">
            <text:p>497</text:p>
          </table:table-cell>
          <table:table-cell table:style-name="ce27" office:value-type="float" office:value="1621.28" calcext:value-type="float">
            <text:p>1621.28</text:p>
          </table:table-cell>
          <table:table-cell table:style-name="ce39" office:value-type="float" office:value="637.77" calcext:value-type="float">
            <text:p>637.7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uenen c.a.</text:p>
          </table:table-cell>
          <table:table-cell/>
          <table:table-cell table:style-name="ce20" office:value-type="float" office:value="995" calcext:value-type="float">
            <text:p>995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19]+[.E119]+[.G119]+[.I119]+[.K119]+[.M119]+[.O119]+[.Q119]+[.S119])" office:value-type="float" office:value="1315" calcext:value-type="float">
            <text:p>1315</text:p>
          </table:table-cell>
          <table:table-cell table:style-name="ce31" table:formula="of:=SUM([.D119]+[.F119]+[.H119]+[.J119]+[.L119]+[.N119]+[.P119]+[.R119]+[.T119])" office:value-type="float" office:value="1219" calcext:value-type="float">
            <text:p>1219</text:p>
          </table:table-cell>
          <table:table-cell table:style-name="ce27" office:value-type="float" office:value="3426.46" calcext:value-type="float">
            <text:p>3426.46</text:p>
          </table:table-cell>
          <table:table-cell table:style-name="ce39" office:value-type="float" office:value="739.54" calcext:value-type="float">
            <text:p>739.5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. Oedenrode</text:p>
          </table:table-cell>
          <table:table-cell/>
          <table:table-cell table:style-name="ce20" office:value-type="float" office:value="1615" calcext:value-type="float">
            <text:p>1615</text:p>
          </table:table-cell>
          <table:table-cell table:style-name="ce27" office:value-type="float" office:value="1531" calcext:value-type="float">
            <text:p>1531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20]+[.E120]+[.G120]+[.I120]+[.K120]+[.M120]+[.O120]+[.Q120]+[.S120])" office:value-type="float" office:value="2280" calcext:value-type="float">
            <text:p>2280</text:p>
          </table:table-cell>
          <table:table-cell table:style-name="ce31" table:formula="of:=SUM([.D120]+[.F120]+[.H120]+[.J120]+[.L120]+[.N120]+[.P120]+[.R120]+[.T120])" office:value-type="float" office:value="2258" calcext:value-type="float">
            <text:p>2258</text:p>
          </table:table-cell>
          <table:table-cell table:style-name="ce27" office:value-type="float" office:value="6827.39" calcext:value-type="float">
            <text:p>6827.39</text:p>
          </table:table-cell>
          <table:table-cell table:style-name="ce39" office:value-type="float" office:value="664.67" calcext:value-type="float">
            <text:p>664.6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effelt</text:p>
          </table:table-cell>
          <table:table-cell/>
          <table:table-cell table:style-name="ce20" office:value-type="float" office:value="359" calcext:value-type="float">
            <text:p>359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5" calcext:value-type="float">
            <text:p>45</text:p>
          </table:table-cell>
          <table:table-cell table:style-name="ce27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"/>
          <table:table-cell table:style-name="ce31" table:formula="of:=SUM([.C121]+[.E121]+[.G121]+[.I121]+[.K121]+[.M121]+[.O121]+[.Q121]+[.S121])" office:value-type="float" office:value="501" calcext:value-type="float">
            <text:p>501</text:p>
          </table:table-cell>
          <table:table-cell table:style-name="ce31" table:formula="of:=SUM([.D121]+[.F121]+[.H121]+[.J121]+[.L121]+[.N121]+[.P121]+[.R121]+[.T121])" office:value-type="float" office:value="507" calcext:value-type="float">
            <text:p>507</text:p>
          </table:table-cell>
          <table:table-cell table:style-name="ce27" office:value-type="float" office:value="944.56" calcext:value-type="float">
            <text:p>944.56</text:p>
          </table:table-cell>
          <table:table-cell table:style-name="ce39" office:value-type="float" office:value="1067.17" calcext:value-type="float">
            <text:p>1067.1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erle</text:p>
          </table:table-cell>
          <table:table-cell/>
          <table:table-cell table:style-name="ce20" office:value-type="float" office:value="243" calcext:value-type="float">
            <text:p>243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21" calcext:value-type="float">
            <text:p>121</text:p>
          </table:table-cell>
          <table:table-cell table:style-name="ce27"/>
          <table:table-cell table:style-name="ce27" office:value-type="float" office:value="21" calcext:value-type="float">
            <text:p>21</text:p>
          </table:table-cell>
          <table:table-cell table:style-name="ce27" table:number-columns-repeated="5"/>
          <table:table-cell table:style-name="ce27" office:value-type="float" office:value="5" calcext:value-type="float">
            <text:p>5</text:p>
          </table:table-cell>
          <table:table-cell table:style-name="ce27" table:number-columns-repeated="6"/>
          <table:table-cell table:style-name="ce31" table:formula="of:=SUM([.C122]+[.E122]+[.G122]+[.I122]+[.K122]+[.M122]+[.O122]+[.Q122]+[.S122])" office:value-type="float" office:value="303" calcext:value-type="float">
            <text:p>303</text:p>
          </table:table-cell>
          <table:table-cell table:style-name="ce31" table:formula="of:=SUM([.D122]+[.F122]+[.H122]+[.J122]+[.L122]+[.N122]+[.P122]+[.R122]+[.T122])" office:value-type="float" office:value="347" calcext:value-type="float">
            <text:p>347</text:p>
          </table:table-cell>
          <table:table-cell table:style-name="ce27" office:value-type="float" office:value="1710.4" calcext:value-type="float">
            <text:p>1710.4</text:p>
          </table:table-cell>
          <table:table-cell table:style-name="ce39" office:value-type="float" office:value="380.1" calcext:value-type="float">
            <text:p>380.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Oijen c.a.</text:p>
          </table:table-cell>
          <table:table-cell/>
          <table:table-cell table:style-name="ce20" office:value-type="float" office:value="316" calcext:value-type="float">
            <text:p>316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7" calcext:value-type="float">
            <text:p>57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31" table:formula="of:=SUM([.C123]+[.E123]+[.G123]+[.I123]+[.K123]+[.M123]+[.O123]+[.Q123]+[.S123])" office:value-type="float" office:value="395" calcext:value-type="float">
            <text:p>395</text:p>
          </table:table-cell>
          <table:table-cell table:style-name="ce31" table:formula="of:=SUM([.D123]+[.F123]+[.H123]+[.J123]+[.L123]+[.N123]+[.P123]+[.R123]+[.T123])" office:value-type="float" office:value="396" calcext:value-type="float">
            <text:p>396</text:p>
          </table:table-cell>
          <table:table-cell table:style-name="ce27" office:value-type="float" office:value="1383.12" calcext:value-type="float">
            <text:p>1383.12</text:p>
          </table:table-cell>
          <table:table-cell table:style-name="ce39" office:value-type="float" office:value="571.9" calcext:value-type="float">
            <text:p>571.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irschot</text:p>
          </table:table-cell>
          <table:table-cell/>
          <table:table-cell table:style-name="ce20" office:value-type="float" office:value="1575" calcext:value-type="float">
            <text:p>1575</text:p>
          </table:table-cell>
          <table:table-cell table:style-name="ce27" office:value-type="float" office:value="1417" calcext:value-type="float">
            <text:p>1417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24]+[.E124]+[.G124]+[.I124]+[.K124]+[.M124]+[.O124]+[.Q124]+[.S124])" office:value-type="float" office:value="2014" calcext:value-type="float">
            <text:p>2014</text:p>
          </table:table-cell>
          <table:table-cell table:style-name="ce31" table:formula="of:=SUM([.D124]+[.F124]+[.H124]+[.J124]+[.L124]+[.N124]+[.P124]+[.R124]+[.T124])" office:value-type="float" office:value="1958" calcext:value-type="float">
            <text:p>1958</text:p>
          </table:table-cell>
          <table:table-cell table:style-name="ce27" office:value-type="float" office:value="6026.66" calcext:value-type="float">
            <text:p>6026.66</text:p>
          </table:table-cell>
          <table:table-cell table:style-name="ce39" office:value-type="float" office:value="659.07" calcext:value-type="float">
            <text:p>659.0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isterwijk</text:p>
          </table:table-cell>
          <table:table-cell/>
          <table:table-cell table:style-name="ce20" office:value-type="float" office:value="886" calcext:value-type="float">
            <text:p>886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style-name="ce31" table:formula="of:=SUM([.C125]+[.E125]+[.G125]+[.I125]+[.K125]+[.M125]+[.O125]+[.Q125]+[.S125])" office:value-type="float" office:value="1379" calcext:value-type="float">
            <text:p>1379</text:p>
          </table:table-cell>
          <table:table-cell table:style-name="ce31" table:formula="of:=SUM([.D125]+[.F125]+[.H125]+[.J125]+[.L125]+[.N125]+[.P125]+[.R125]+[.T125])" office:value-type="float" office:value="1410" calcext:value-type="float">
            <text:p>1410</text:p>
          </table:table-cell>
          <table:table-cell table:style-name="ce27" office:value-type="float" office:value="2113.59" calcext:value-type="float">
            <text:p>2113.59</text:p>
          </table:table-cell>
          <table:table-cell table:style-name="ce39" office:value-type="float" office:value="1319.61" calcext:value-type="float">
            <text:p>1319.6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ostelbeers</text:p>
          </table:table-cell>
          <table:table-cell/>
          <table:table-cell table:style-name="ce20" office:value-type="float" office:value="379" calcext:value-type="float">
            <text:p>379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126]+[.E126]+[.G126]+[.I126]+[.K126]+[.M126]+[.O126]+[.Q126]+[.S126])" office:value-type="float" office:value="516" calcext:value-type="float">
            <text:p>516</text:p>
          </table:table-cell>
          <table:table-cell table:style-name="ce31" table:formula="of:=SUM([.D126]+[.F126]+[.H126]+[.J126]+[.L126]+[.N126]+[.P126]+[.R126]+[.T126])" office:value-type="float" office:value="451" calcext:value-type="float">
            <text:p>451</text:p>
          </table:table-cell>
          <table:table-cell table:style-name="ce27" office:value-type="float" office:value="4154.46" calcext:value-type="float">
            <text:p>4154.46</text:p>
          </table:table-cell>
          <table:table-cell table:style-name="ce39" office:value-type="float" office:value="232.76" calcext:value-type="float">
            <text:p>232.7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osterhout</text:p>
          </table:table-cell>
          <table:table-cell/>
          <table:table-cell table:style-name="ce20" office:value-type="float" office:value="3836" calcext:value-type="float">
            <text:p>3836</text:p>
          </table:table-cell>
          <table:table-cell table:style-name="ce27" office:value-type="float" office:value="3685" calcext:value-type="float">
            <text:p>3685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27]+[.E127]+[.G127]+[.I127]+[.K127]+[.M127]+[.O127]+[.Q127]+[.S127])" office:value-type="float" office:value="4911" calcext:value-type="float">
            <text:p>4911</text:p>
          </table:table-cell>
          <table:table-cell table:style-name="ce31" table:formula="of:=SUM([.D127]+[.F127]+[.H127]+[.J127]+[.L127]+[.N127]+[.P127]+[.R127]+[.T127])" office:value-type="float" office:value="4942" calcext:value-type="float">
            <text:p>4942</text:p>
          </table:table-cell>
          <table:table-cell table:style-name="ce27" office:value-type="float" office:value="7300.5" calcext:value-type="float">
            <text:p>7300.5</text:p>
          </table:table-cell>
          <table:table-cell table:style-name="ce39" office:value-type="float" office:value="1349.66" calcext:value-type="float">
            <text:p>1349.6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ploo c.a.</text:p>
          </table:table-cell>
          <table:table-cell/>
          <table:table-cell table:style-name="ce20" office:value-type="float" office:value="572" calcext:value-type="float">
            <text:p>572</text:p>
          </table:table-cell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31" table:formula="of:=SUM([.C128]+[.E128]+[.G128]+[.I128]+[.K128]+[.M128]+[.O128]+[.Q128]+[.S128])" office:value-type="float" office:value="846" calcext:value-type="float">
            <text:p>846</text:p>
          </table:table-cell>
          <table:table-cell table:style-name="ce31" table:formula="of:=SUM([.D128]+[.F128]+[.H128]+[.J128]+[.L128]+[.N128]+[.P128]+[.R128]+[.T128])" office:value-type="float" office:value="866" calcext:value-type="float">
            <text:p>866</text:p>
          </table:table-cell>
          <table:table-cell table:style-name="ce27" office:value-type="float" office:value="3819.54" calcext:value-type="float">
            <text:p>3819.54</text:p>
          </table:table-cell>
          <table:table-cell table:style-name="ce39" office:value-type="float" office:value="448.22" calcext:value-type="float">
            <text:p>448.2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ss</text:p>
          </table:table-cell>
          <table:table-cell/>
          <table:table-cell table:style-name="ce20" office:value-type="float" office:value="1905" calcext:value-type="float">
            <text:p>1905</text:p>
          </table:table-cell>
          <table:table-cell table:style-name="ce27" office:value-type="float" office:value="1827" calcext:value-type="float">
            <text:p>1827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29]+[.E129]+[.G129]+[.I129]+[.K129]+[.M129]+[.O129]+[.Q129]+[.S129])" office:value-type="float" office:value="2478" calcext:value-type="float">
            <text:p>2478</text:p>
          </table:table-cell>
          <table:table-cell table:style-name="ce31" table:formula="of:=SUM([.D129]+[.F129]+[.H129]+[.J129]+[.L129]+[.N129]+[.P129]+[.R129]+[.T129])" office:value-type="float" office:value="2492" calcext:value-type="float">
            <text:p>2492</text:p>
          </table:table-cell>
          <table:table-cell table:style-name="ce27" office:value-type="float" office:value="2904.28" calcext:value-type="float">
            <text:p>2904.28</text:p>
          </table:table-cell>
          <table:table-cell table:style-name="ce39" office:value-type="float" office:value="1711.27" calcext:value-type="float">
            <text:p>1711.2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ssendrecht</text:p>
          </table:table-cell>
          <table:table-cell/>
          <table:table-cell table:style-name="ce20" office:value-type="float" office:value="871" calcext:value-type="float">
            <text:p>871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3" calcext:value-type="float">
            <text:p>7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30]+[.E130]+[.G130]+[.I130]+[.K130]+[.M130]+[.O130]+[.Q130]+[.S130])" office:value-type="float" office:value="1076" calcext:value-type="float">
            <text:p>1076</text:p>
          </table:table-cell>
          <table:table-cell table:style-name="ce31" table:formula="of:=SUM([.D130]+[.F130]+[.H130]+[.J130]+[.L130]+[.N130]+[.P130]+[.R130]+[.T130])" office:value-type="float" office:value="1075" calcext:value-type="float">
            <text:p>1075</text:p>
          </table:table-cell>
          <table:table-cell table:style-name="ce27" office:value-type="float" office:value="3041.32" calcext:value-type="float">
            <text:p>3041.32</text:p>
          </table:table-cell>
          <table:table-cell table:style-name="ce39" office:value-type="float" office:value="707.26" calcext:value-type="float">
            <text:p>707.2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- en Nieuw Gastel</text:p>
          </table:table-cell>
          <table:table-cell/>
          <table:table-cell table:style-name="ce20" office:value-type="float" office:value="1547" calcext:value-type="float">
            <text:p>1547</text:p>
          </table:table-cell>
          <table:table-cell table:style-name="ce27" office:value-type="float" office:value="1510" calcext:value-type="float">
            <text:p>1510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number-columns-repeated="2"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table:number-columns-repeated="6"/>
          <table:table-cell table:style-name="ce31" table:formula="of:=SUM([.C131]+[.E131]+[.G131]+[.I131]+[.K131]+[.M131]+[.O131]+[.Q131]+[.S131])" office:value-type="float" office:value="1901" calcext:value-type="float">
            <text:p>1901</text:p>
          </table:table-cell>
          <table:table-cell table:style-name="ce31" table:formula="of:=SUM([.D131]+[.F131]+[.H131]+[.J131]+[.L131]+[.N131]+[.P131]+[.R131]+[.T131])" office:value-type="float" office:value="1931" calcext:value-type="float">
            <text:p>1931</text:p>
          </table:table-cell>
          <table:table-cell table:style-name="ce27" office:value-type="float" office:value="3311.15" calcext:value-type="float">
            <text:p>3311.15</text:p>
          </table:table-cell>
          <table:table-cell table:style-name="ce39" office:value-type="float" office:value="1137.32" calcext:value-type="float">
            <text:p>1137.3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enbosch</text:p>
          </table:table-cell>
          <table:table-cell/>
          <table:table-cell table:style-name="ce20" office:value-type="float" office:value="1341" calcext:value-type="float">
            <text:p>1341</text:p>
          </table:table-cell>
          <table:table-cell table:style-name="ce27" office:value-type="float" office:value="1264" calcext:value-type="float">
            <text:p>1264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31" table:formula="of:=SUM([.C132]+[.E132]+[.G132]+[.I132]+[.K132]+[.M132]+[.O132]+[.Q132]+[.S132])" office:value-type="float" office:value="2224" calcext:value-type="float">
            <text:p>2224</text:p>
          </table:table-cell>
          <table:table-cell table:style-name="ce31" table:formula="of:=SUM([.D132]+[.F132]+[.H132]+[.J132]+[.L132]+[.N132]+[.P132]+[.R132]+[.T132])" office:value-type="float" office:value="1890" calcext:value-type="float">
            <text:p>1890</text:p>
          </table:table-cell>
          <table:table-cell table:style-name="ce27" office:value-type="float" office:value="1169.09" calcext:value-type="float">
            <text:p>1169.09</text:p>
          </table:table-cell>
          <table:table-cell table:style-name="ce39" office:value-type="float" office:value="3518.96" calcext:value-type="float">
            <text:p>3518.9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heusden c.a.</text:p>
          </table:table-cell>
          <table:table-cell/>
          <table:table-cell table:style-name="ce20" office:value-type="float" office:value="314" calcext:value-type="float">
            <text:p>314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12"/>
          <table:table-cell table:style-name="ce31" table:formula="of:=SUM([.C133]+[.E133]+[.G133]+[.I133]+[.K133]+[.M133]+[.O133]+[.Q133]+[.S133])" office:value-type="float" office:value="466" calcext:value-type="float">
            <text:p>466</text:p>
          </table:table-cell>
          <table:table-cell table:style-name="ce31" table:formula="of:=SUM([.D133]+[.F133]+[.H133]+[.J133]+[.L133]+[.N133]+[.P133]+[.R133]+[.T133])" office:value-type="float" office:value="434" calcext:value-type="float">
            <text:p>434</text:p>
          </table:table-cell>
          <table:table-cell table:style-name="ce27" office:value-type="float" office:value="1046.48" calcext:value-type="float">
            <text:p>1046.48</text:p>
          </table:table-cell>
          <table:table-cell table:style-name="ce39" office:value-type="float" office:value="860.02" calcext:value-type="float">
            <text:p>860.0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rincenhage</text:p>
          </table:table-cell>
          <table:table-cell/>
          <table:table-cell table:style-name="ce20" office:value-type="float" office:value="2598" calcext:value-type="float">
            <text:p>2598</text:p>
          </table:table-cell>
          <table:table-cell table:style-name="ce27" office:value-type="float" office:value="2403" calcext:value-type="float">
            <text:p>2403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31" table:formula="of:=SUM([.C134]+[.E134]+[.G134]+[.I134]+[.K134]+[.M134]+[.O134]+[.Q134]+[.S134])" office:value-type="float" office:value="3274" calcext:value-type="float">
            <text:p>3274</text:p>
          </table:table-cell>
          <table:table-cell table:style-name="ce31" table:formula="of:=SUM([.D134]+[.F134]+[.H134]+[.J134]+[.L134]+[.N134]+[.P134]+[.R134]+[.T134])" office:value-type="float" office:value="3155" calcext:value-type="float">
            <text:p>3155</text:p>
          </table:table-cell>
          <table:table-cell table:style-name="ce27" office:value-type="float" office:value="6642.97" calcext:value-type="float">
            <text:p>6642.97</text:p>
          </table:table-cell>
          <table:table-cell table:style-name="ce39" office:value-type="float" office:value="967.78" calcext:value-type="float">
            <text:p>967.7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utte</text:p>
          </table:table-cell>
          <table:table-cell/>
          <table:table-cell table:style-name="ce20" office:value-type="float" office:value="433" calcext:value-type="float">
            <text:p>433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35]+[.E135]+[.G135]+[.I135]+[.K135]+[.M135]+[.O135]+[.Q135]+[.S135])" office:value-type="float" office:value="569" calcext:value-type="float">
            <text:p>569</text:p>
          </table:table-cell>
          <table:table-cell table:style-name="ce31" table:formula="of:=SUM([.D135]+[.F135]+[.H135]+[.J135]+[.L135]+[.N135]+[.P135]+[.R135]+[.T135])" office:value-type="float" office:value="530" calcext:value-type="float">
            <text:p>530</text:p>
          </table:table-cell>
          <table:table-cell table:style-name="ce27" office:value-type="float" office:value="1845.07" calcext:value-type="float">
            <text:p>1845.07</text:p>
          </table:table-cell>
          <table:table-cell table:style-name="ce39" office:value-type="float" office:value="595.64" calcext:value-type="float">
            <text:p>595.6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aamsdonk</text:p>
          </table:table-cell>
          <table:table-cell/>
          <table:table-cell table:style-name="ce20" office:value-type="float" office:value="1772" calcext:value-type="float">
            <text:p>1772</text:p>
          </table:table-cell>
          <table:table-cell table:style-name="ce27" office:value-type="float" office:value="1635" calcext:value-type="float">
            <text:p>1635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2" calcext:value-type="float">
            <text:p>52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36]+[.E136]+[.G136]+[.I136]+[.K136]+[.M136]+[.O136]+[.Q136]+[.S136])" office:value-type="float" office:value="2207" calcext:value-type="float">
            <text:p>2207</text:p>
          </table:table-cell>
          <table:table-cell table:style-name="ce31" table:formula="of:=SUM([.D136]+[.F136]+[.H136]+[.J136]+[.L136]+[.N136]+[.P136]+[.R136]+[.T136])" office:value-type="float" office:value="2157" calcext:value-type="float">
            <text:p>2157</text:p>
          </table:table-cell>
          <table:table-cell table:style-name="ce27" office:value-type="float" office:value="2280.7" calcext:value-type="float">
            <text:p>2280.7</text:p>
          </table:table-cell>
          <table:table-cell table:style-name="ce39" office:value-type="float" office:value="1913.43" calcext:value-type="float">
            <text:p>1913.4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avenstein</text:p>
          </table:table-cell>
          <table:table-cell/>
          <table:table-cell table:style-name="ce20" office:value-type="float" office:value="214" calcext:value-type="float">
            <text:p>214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31" table:formula="of:=SUM([.C137]+[.E137]+[.G137]+[.I137]+[.K137]+[.M137]+[.O137]+[.Q137]+[.S137])" office:value-type="float" office:value="422" calcext:value-type="float">
            <text:p>422</text:p>
          </table:table-cell>
          <table:table-cell table:style-name="ce31" table:formula="of:=SUM([.D137]+[.F137]+[.H137]+[.J137]+[.L137]+[.N137]+[.P137]+[.R137]+[.T137])" office:value-type="float" office:value="483" calcext:value-type="float">
            <text:p>483</text:p>
          </table:table-cell>
          <table:table-cell table:style-name="ce27" office:value-type="float" office:value="30.46" calcext:value-type="float">
            <text:p>30.46</text:p>
          </table:table-cell>
          <table:table-cell table:style-name="ce39" office:value-type="float" office:value="29711.33" calcext:value-type="float">
            <text:p>29711.3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ek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31" table:formula="of:=SUM([.C138]+[.E138]+[.G138]+[.I138]+[.K138]+[.M138]+[.O138]+[.Q138]+[.S138])" office:value-type="float" office:value="463" calcext:value-type="float">
            <text:p>463</text:p>
          </table:table-cell>
          <table:table-cell table:style-name="ce31" table:formula="of:=SUM([.D138]+[.F138]+[.H138]+[.J138]+[.L138]+[.N138]+[.P138]+[.R138]+[.T138])" office:value-type="float" office:value="422" calcext:value-type="float">
            <text:p>422</text:p>
          </table:table-cell>
          <table:table-cell table:style-name="ce27" office:value-type="float" office:value="1282.93" calcext:value-type="float">
            <text:p>1282.93</text:p>
          </table:table-cell>
          <table:table-cell table:style-name="ce39" office:value-type="float" office:value="689.82" calcext:value-type="float">
            <text:p>689.8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usel</text:p>
          </table:table-cell>
          <table:table-cell/>
          <table:table-cell table:style-name="ce20" office:value-type="float" office:value="432" calcext:value-type="float">
            <text:p>432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4"/>
          <table:table-cell table:number-columns-repeated="2" table:style-name="ce27" office:value-type="float" office:value="24" calcext:value-type="float">
            <text:p>24</text:p>
          </table:table-cell>
          <table:table-cell table:style-name="ce27" table:number-columns-repeated="6"/>
          <table:table-cell table:style-name="ce31" table:formula="of:=SUM([.C139]+[.E139]+[.G139]+[.I139]+[.K139]+[.M139]+[.O139]+[.Q139]+[.S139])" office:value-type="float" office:value="524" calcext:value-type="float">
            <text:p>524</text:p>
          </table:table-cell>
          <table:table-cell table:style-name="ce31" table:formula="of:=SUM([.D139]+[.F139]+[.H139]+[.J139]+[.L139]+[.N139]+[.P139]+[.R139]+[.T139])" office:value-type="float" office:value="478" calcext:value-type="float">
            <text:p>478</text:p>
          </table:table-cell>
          <table:table-cell table:style-name="ce27" office:value-type="float" office:value="3134.85" calcext:value-type="float">
            <text:p>3134.85</text:p>
          </table:table-cell>
          <table:table-cell table:style-name="ce39" office:value-type="float" office:value="319.63" calcext:value-type="float">
            <text:p>319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ethoven</text:p>
          </table:table-cell>
          <table:table-cell/>
          <table:table-cell table:style-name="ce20" office:value-type="float" office:value="245" calcext:value-type="float">
            <text:p>245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80" calcext:value-type="float">
            <text:p>80</text:p>
          </table:table-cell>
          <table:table-cell table:style-name="ce27" table:number-columns-repeated="6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40]+[.E140]+[.G140]+[.I140]+[.K140]+[.M140]+[.O140]+[.Q140]+[.S140])" office:value-type="float" office:value="323" calcext:value-type="float">
            <text:p>323</text:p>
          </table:table-cell>
          <table:table-cell table:style-name="ce31" table:formula="of:=SUM([.D140]+[.F140]+[.H140]+[.J140]+[.L140]+[.N140]+[.P140]+[.R140]+[.T140])" office:value-type="float" office:value="300" calcext:value-type="float">
            <text:p>300</text:p>
          </table:table-cell>
          <table:table-cell table:style-name="ce27" office:value-type="float" office:value="1705.95" calcext:value-type="float">
            <text:p>1705.95</text:p>
          </table:table-cell>
          <table:table-cell table:style-name="ce39" office:value-type="float" office:value="365.19" calcext:value-type="float">
            <text:p>365.1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sendaal</text:p>
          </table:table-cell>
          <table:table-cell/>
          <table:table-cell table:style-name="ce20" office:value-type="float" office:value="3066" calcext:value-type="float">
            <text:p>3066</text:p>
          </table:table-cell>
          <table:table-cell table:style-name="ce27" office:value-type="float" office:value="2997" calcext:value-type="float">
            <text:p>2997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1089" calcext:value-type="float">
            <text:p>1089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249" calcext:value-type="float">
            <text:p>249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68" calcext:value-type="float">
            <text:p>168</text:p>
          </table:table-cell>
          <table:table-cell table:style-name="ce27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1" table:formula="of:=SUM([.C141]+[.E141]+[.G141]+[.I141]+[.K141]+[.M141]+[.O141]+[.Q141]+[.S141])" office:value-type="float" office:value="4276" calcext:value-type="float">
            <text:p>4276</text:p>
          </table:table-cell>
          <table:table-cell table:style-name="ce31" table:formula="of:=SUM([.D141]+[.F141]+[.H141]+[.J141]+[.L141]+[.N141]+[.P141]+[.R141]+[.T141])" office:value-type="float" office:value="4540" calcext:value-type="float">
            <text:p>4540</text:p>
          </table:table-cell>
          <table:table-cell table:style-name="ce27" office:value-type="float" office:value="5716.36" calcext:value-type="float">
            <text:p>5716.36</text:p>
          </table:table-cell>
          <table:table-cell table:style-name="ce39" office:value-type="float" office:value="1542.25" calcext:value-type="float">
            <text:p>1542.2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smalen</text:p>
          </table:table-cell>
          <table:table-cell/>
          <table:table-cell table:style-name="ce20" office:value-type="float" office:value="873" calcext:value-type="float">
            <text:p>873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94" calcext:value-type="float">
            <text:p>94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1" table:formula="of:=SUM([.C142]+[.E142]+[.G142]+[.I142]+[.K142]+[.M142]+[.O142]+[.Q142]+[.S142])" office:value-type="float" office:value="1516" calcext:value-type="float">
            <text:p>1516</text:p>
          </table:table-cell>
          <table:table-cell table:style-name="ce31" table:formula="of:=SUM([.D142]+[.F142]+[.H142]+[.J142]+[.L142]+[.N142]+[.P142]+[.R142]+[.T142])" office:value-type="float" office:value="1483" calcext:value-type="float">
            <text:p>1483</text:p>
          </table:table-cell>
          <table:table-cell table:style-name="ce27" office:value-type="float" office:value="3534.4" calcext:value-type="float">
            <text:p>3534.4</text:p>
          </table:table-cell>
          <table:table-cell table:style-name="ce39" office:value-type="float" office:value="848.52" calcext:value-type="float">
            <text:p>848.5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ucphen c.a.</text:p>
          </table:table-cell>
          <table:table-cell/>
          <table:table-cell table:style-name="ce20" office:value-type="float" office:value="1783" calcext:value-type="float">
            <text:p>1783</text:p>
          </table:table-cell>
          <table:table-cell table:style-name="ce27" office:value-type="float" office:value="1634" calcext:value-type="float">
            <text:p>1634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7" calcext:value-type="float">
            <text:p>37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43]+[.E143]+[.G143]+[.I143]+[.K143]+[.M143]+[.O143]+[.Q143]+[.S143])" office:value-type="float" office:value="2130" calcext:value-type="float">
            <text:p>2130</text:p>
          </table:table-cell>
          <table:table-cell table:style-name="ce31" table:formula="of:=SUM([.D143]+[.F143]+[.H143]+[.J143]+[.L143]+[.N143]+[.P143]+[.R143]+[.T143])" office:value-type="float" office:value="2019" calcext:value-type="float">
            <text:p>2019</text:p>
          </table:table-cell>
          <table:table-cell table:style-name="ce27" office:value-type="float" office:value="5829.82" calcext:value-type="float">
            <text:p>5829.82</text:p>
          </table:table-cell>
          <table:table-cell table:style-name="ce39" office:value-type="float" office:value="711.69" calcext:value-type="float">
            <text:p>711.6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jsbergen</text:p>
          </table:table-cell>
          <table:table-cell/>
          <table:table-cell table:style-name="ce20" office:value-type="float" office:value="558" calcext:value-type="float">
            <text:p>558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6"/>
          <table:table-cell table:style-name="ce31" table:formula="of:=SUM([.C144]+[.E144]+[.G144]+[.I144]+[.K144]+[.M144]+[.O144]+[.Q144]+[.S144])" office:value-type="float" office:value="744" calcext:value-type="float">
            <text:p>744</text:p>
          </table:table-cell>
          <table:table-cell table:style-name="ce31" table:formula="of:=SUM([.D144]+[.F144]+[.H144]+[.J144]+[.L144]+[.N144]+[.P144]+[.R144]+[.T144])" office:value-type="float" office:value="748" calcext:value-type="float">
            <text:p>748</text:p>
          </table:table-cell>
          <table:table-cell table:style-name="ce27" office:value-type="float" office:value="3704.53" calcext:value-type="float">
            <text:p>3704.53</text:p>
          </table:table-cell>
          <table:table-cell table:style-name="ce39" office:value-type="float" office:value="402.75" calcext:value-type="float">
            <text:p>402.7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jswijk</text:p>
          </table:table-cell>
          <table:table-cell/>
          <table:table-cell table:style-name="ce20" office:value-type="float" office:value="203" calcext:value-type="float">
            <text:p>203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12"/>
          <table:table-cell table:style-name="ce31" table:formula="of:=SUM([.C145]+[.E145]+[.G145]+[.I145]+[.K145]+[.M145]+[.O145]+[.Q145]+[.S145])" office:value-type="float" office:value="257" calcext:value-type="float">
            <text:p>257</text:p>
          </table:table-cell>
          <table:table-cell table:style-name="ce31" table:formula="of:=SUM([.D145]+[.F145]+[.H145]+[.J145]+[.L145]+[.N145]+[.P145]+[.R145]+[.T145])" office:value-type="float" office:value="214" calcext:value-type="float">
            <text:p>214</text:p>
          </table:table-cell>
          <table:table-cell table:style-name="ce27" office:value-type="float" office:value="420.53" calcext:value-type="float">
            <text:p>420.53</text:p>
          </table:table-cell>
          <table:table-cell table:style-name="ce39" office:value-type="float" office:value="1120.01" calcext:value-type="float">
            <text:p>1120.0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ambeek</text:p>
          </table:table-cell>
          <table:table-cell/>
          <table:table-cell table:style-name="ce20" office:value-type="float" office:value="458" calcext:value-type="float">
            <text:p>458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8" calcext:value-type="float">
            <text:p>58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46]+[.E146]+[.G146]+[.I146]+[.K146]+[.M146]+[.O146]+[.Q146]+[.S146])" office:value-type="float" office:value="712" calcext:value-type="float">
            <text:p>712</text:p>
          </table:table-cell>
          <table:table-cell table:style-name="ce31" table:formula="of:=SUM([.D146]+[.F146]+[.H146]+[.J146]+[.L146]+[.N146]+[.P146]+[.R146]+[.T146])" office:value-type="float" office:value="761" calcext:value-type="float">
            <text:p>761</text:p>
          </table:table-cell>
          <table:table-cell table:style-name="ce27" office:value-type="float" office:value="3123.66" calcext:value-type="float">
            <text:p>3123.66</text:p>
          </table:table-cell>
          <table:table-cell table:style-name="ce39" office:value-type="float" office:value="471.56" calcext:value-type="float">
            <text:p>471.5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aijk</text:p>
          </table:table-cell>
          <table:table-cell/>
          <table:table-cell table:style-name="ce20" office:value-type="float" office:value="599" calcext:value-type="float">
            <text:p>599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5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47]+[.E147]+[.G147]+[.I147]+[.K147]+[.M147]+[.O147]+[.Q147]+[.S147])" office:value-type="float" office:value="777" calcext:value-type="float">
            <text:p>777</text:p>
          </table:table-cell>
          <table:table-cell table:style-name="ce31" table:formula="of:=SUM([.D147]+[.F147]+[.H147]+[.J147]+[.L147]+[.N147]+[.P147]+[.R147]+[.T147])" office:value-type="float" office:value="733" calcext:value-type="float">
            <text:p>733</text:p>
          </table:table-cell>
          <table:table-cell table:style-name="ce27" office:value-type="float" office:value="3007.94" calcext:value-type="float">
            <text:p>3007.94</text:p>
          </table:table-cell>
          <table:table-cell table:style-name="ce39" office:value-type="float" office:value="502.01" calcext:value-type="float">
            <text:p>502.0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ijndel</text:p>
          </table:table-cell>
          <table:table-cell/>
          <table:table-cell table:style-name="ce20" office:value-type="float" office:value="2006" calcext:value-type="float">
            <text:p>2006</text:p>
          </table:table-cell>
          <table:table-cell table:style-name="ce27" office:value-type="float" office:value="1840" calcext:value-type="float">
            <text:p>1840</text:p>
          </table:table-cell>
          <table:table-cell table:style-name="ce27" office:value-type="float" office:value="562" calcext:value-type="float">
            <text:p>562</text:p>
          </table:table-cell>
          <table:table-cell table:style-name="ce27" office:value-type="float" office:value="698" calcext:value-type="float">
            <text:p>69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48]+[.E148]+[.G148]+[.I148]+[.K148]+[.M148]+[.O148]+[.Q148]+[.S148])" office:value-type="float" office:value="2605" calcext:value-type="float">
            <text:p>2605</text:p>
          </table:table-cell>
          <table:table-cell table:style-name="ce31" table:formula="of:=SUM([.D148]+[.F148]+[.H148]+[.J148]+[.L148]+[.N148]+[.P148]+[.R148]+[.T148])" office:value-type="float" office:value="2588" calcext:value-type="float">
            <text:p>2588</text:p>
          </table:table-cell>
          <table:table-cell table:style-name="ce27" office:value-type="float" office:value="4711.34" calcext:value-type="float">
            <text:p>4711.34</text:p>
          </table:table-cell>
          <table:table-cell table:style-name="ce39" office:value-type="float" office:value="1102.23" calcext:value-type="float">
            <text:p>1102.2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erendonk</text:p>
          </table:table-cell>
          <table:table-cell/>
          <table:table-cell table:style-name="ce20" office:value-type="float" office:value="332" calcext:value-type="float">
            <text:p>332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4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31" table:formula="of:=SUM([.C149]+[.E149]+[.G149]+[.I149]+[.K149]+[.M149]+[.O149]+[.Q149]+[.S149])" office:value-type="float" office:value="488" calcext:value-type="float">
            <text:p>488</text:p>
          </table:table-cell>
          <table:table-cell table:style-name="ce31" table:formula="of:=SUM([.D149]+[.F149]+[.H149]+[.J149]+[.L149]+[.N149]+[.P149]+[.R149]+[.T149])" office:value-type="float" office:value="435" calcext:value-type="float">
            <text:p>435</text:p>
          </table:table-cell>
          <table:table-cell table:style-name="ce27" office:value-type="float" office:value="3341.87" calcext:value-type="float">
            <text:p>3341.87</text:p>
          </table:table-cell>
          <table:table-cell table:style-name="ce39" office:value-type="float" office:value="276.19" calcext:value-type="float">
            <text:p>276.1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meren</text:p>
          </table:table-cell>
          <table:table-cell/>
          <table:table-cell table:style-name="ce20" office:value-type="float" office:value="1271" calcext:value-type="float">
            <text:p>1271</text:p>
          </table:table-cell>
          <table:table-cell table:style-name="ce27" office:value-type="float" office:value="1208" calcext:value-type="float">
            <text:p>1208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4" calcext:value-type="float">
            <text:p>34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50]+[.E150]+[.G150]+[.I150]+[.K150]+[.M150]+[.O150]+[.Q150]+[.S150])" office:value-type="float" office:value="1549" calcext:value-type="float">
            <text:p>1549</text:p>
          </table:table-cell>
          <table:table-cell table:style-name="ce31" table:formula="of:=SUM([.D150]+[.F150]+[.H150]+[.J150]+[.L150]+[.N150]+[.P150]+[.R150]+[.T150])" office:value-type="float" office:value="1478" calcext:value-type="float">
            <text:p>1478</text:p>
          </table:table-cell>
          <table:table-cell table:style-name="ce27" office:value-type="float" office:value="5991.82" calcext:value-type="float">
            <text:p>5991.82</text:p>
          </table:table-cell>
          <table:table-cell table:style-name="ce39" office:value-type="float" office:value="505.19" calcext:value-type="float">
            <text:p>505.1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n</text:p>
          </table:table-cell>
          <table:table-cell/>
          <table:table-cell table:style-name="ce20" office:value-type="float" office:value="635" calcext:value-type="float">
            <text:p>635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51]+[.E151]+[.G151]+[.I151]+[.K151]+[.M151]+[.O151]+[.Q151]+[.S151])" office:value-type="float" office:value="848" calcext:value-type="float">
            <text:p>848</text:p>
          </table:table-cell>
          <table:table-cell table:style-name="ce31" table:formula="of:=SUM([.D151]+[.F151]+[.H151]+[.J151]+[.L151]+[.N151]+[.P151]+[.R151]+[.T151])" office:value-type="float" office:value="779" calcext:value-type="float">
            <text:p>779</text:p>
          </table:table-cell>
          <table:table-cell table:style-name="ce27" office:value-type="float" office:value="3342.36" calcext:value-type="float">
            <text:p>3342.36</text:p>
          </table:table-cell>
          <table:table-cell table:style-name="ce39" office:value-type="float" office:value="486.78" calcext:value-type="float">
            <text:p>486.7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prang</text:p>
          </table:table-cell>
          <table:table-cell/>
          <table:table-cell table:style-name="ce20" office:value-type="float" office:value="701" calcext:value-type="float">
            <text:p>701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4" calcext:value-type="float">
            <text:p>24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52]+[.E152]+[.G152]+[.I152]+[.K152]+[.M152]+[.O152]+[.Q152]+[.S152])" office:value-type="float" office:value="921" calcext:value-type="float">
            <text:p>921</text:p>
          </table:table-cell>
          <table:table-cell table:style-name="ce31" table:formula="of:=SUM([.D152]+[.F152]+[.H152]+[.J152]+[.L152]+[.N152]+[.P152]+[.R152]+[.T152])" office:value-type="float" office:value="856" calcext:value-type="float">
            <text:p>856</text:p>
          </table:table-cell>
          <table:table-cell table:style-name="ce27" office:value-type="float" office:value="437.13" calcext:value-type="float">
            <text:p>437.13</text:p>
          </table:table-cell>
          <table:table-cell table:style-name="ce39" office:value-type="float" office:value="4065.15" calcext:value-type="float">
            <text:p>4065.1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anddaarbuiten</text:p>
          </table:table-cell>
          <table:table-cell/>
          <table:table-cell table:style-name="ce20" office:value-type="float" office:value="507" calcext:value-type="float">
            <text:p>507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212" calcext:value-type="float">
            <text:p>212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53]+[.E153]+[.G153]+[.I153]+[.K153]+[.M153]+[.O153]+[.Q153]+[.S153])" office:value-type="float" office:value="676" calcext:value-type="float">
            <text:p>676</text:p>
          </table:table-cell>
          <table:table-cell table:style-name="ce31" table:formula="of:=SUM([.D153]+[.F153]+[.H153]+[.J153]+[.L153]+[.N153]+[.P153]+[.R153]+[.T153])" office:value-type="float" office:value="663" calcext:value-type="float">
            <text:p>663</text:p>
          </table:table-cell>
          <table:table-cell table:style-name="ce27" office:value-type="float" office:value="1338.45" calcext:value-type="float">
            <text:p>1338.45</text:p>
          </table:table-cell>
          <table:table-cell table:style-name="ce39" office:value-type="float" office:value="1000.41" calcext:value-type="float">
            <text:p>1000.4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eenbergen</text:p>
          </table:table-cell>
          <table:table-cell/>
          <table:table-cell table:style-name="ce20" office:value-type="float" office:value="2614" calcext:value-type="float">
            <text:p>2614</text:p>
          </table:table-cell>
          <table:table-cell table:style-name="ce27" office:value-type="float" office:value="2648" calcext:value-type="float">
            <text:p>2648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31" table:formula="of:=SUM([.C154]+[.E154]+[.G154]+[.I154]+[.K154]+[.M154]+[.O154]+[.Q154]+[.S154])" office:value-type="float" office:value="3287" calcext:value-type="float">
            <text:p>3287</text:p>
          </table:table-cell>
          <table:table-cell table:style-name="ce31" table:formula="of:=SUM([.D154]+[.F154]+[.H154]+[.J154]+[.L154]+[.N154]+[.P154]+[.R154]+[.T154])" office:value-type="float" office:value="3418" calcext:value-type="float">
            <text:p>3418</text:p>
          </table:table-cell>
          <table:table-cell table:style-name="ce27" office:value-type="float" office:value="9592.92" calcext:value-type="float">
            <text:p>9592.92</text:p>
          </table:table-cell>
          <table:table-cell table:style-name="ce39" office:value-type="float" office:value="698.95" calcext:value-type="float">
            <text:p>698.9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iphout</text:p>
          </table:table-cell>
          <table:table-cell/>
          <table:table-cell table:style-name="ce20" office:value-type="float" office:value="239" calcext:value-type="float">
            <text:p>239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2"/>
          <table:table-cell table:style-name="ce31" table:formula="of:=SUM([.C155]+[.E155]+[.G155]+[.I155]+[.K155]+[.M155]+[.O155]+[.Q155]+[.S155])" office:value-type="float" office:value="336" calcext:value-type="float">
            <text:p>336</text:p>
          </table:table-cell>
          <table:table-cell table:style-name="ce31" table:formula="of:=SUM([.D155]+[.F155]+[.H155]+[.J155]+[.L155]+[.N155]+[.P155]+[.R155]+[.T155])" office:value-type="float" office:value="325" calcext:value-type="float">
            <text:p>325</text:p>
          </table:table-cell>
          <table:table-cell table:style-name="ce27" office:value-type="float" office:value="1128.04" calcext:value-type="float">
            <text:p>1128.04</text:p>
          </table:table-cell>
          <table:table-cell table:style-name="ce39" office:value-type="float" office:value="585.97" calcext:value-type="float">
            <text:p>585.9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ratum</text:p>
          </table:table-cell>
          <table:table-cell/>
          <table:table-cell table:style-name="ce20" office:value-type="float" office:value="603" calcext:value-type="float">
            <text:p>603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690" calcext:value-type="float">
            <text:p>69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56]+[.E156]+[.G156]+[.I156]+[.K156]+[.M156]+[.O156]+[.Q156]+[.S156])" office:value-type="float" office:value="1370" calcext:value-type="float">
            <text:p>1370</text:p>
          </table:table-cell>
          <table:table-cell table:style-name="ce31" table:formula="of:=SUM([.D156]+[.F156]+[.H156]+[.J156]+[.L156]+[.N156]+[.P156]+[.R156]+[.T156])" office:value-type="float" office:value="1396" calcext:value-type="float">
            <text:p>1396</text:p>
          </table:table-cell>
          <table:table-cell table:style-name="ce27" office:value-type="float" office:value="807.08" calcext:value-type="float">
            <text:p>807.08</text:p>
          </table:table-cell>
          <table:table-cell table:style-name="ce39" office:value-type="float" office:value="3427.17" calcext:value-type="float">
            <text:p>3427.1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rijp</text:p>
          </table:table-cell>
          <table:table-cell/>
          <table:table-cell table:style-name="ce20" office:value-type="float" office:value="515" calcext:value-type="float">
            <text:p>515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57]+[.E157]+[.G157]+[.I157]+[.K157]+[.M157]+[.O157]+[.Q157]+[.S157])" office:value-type="float" office:value="834" calcext:value-type="float">
            <text:p>834</text:p>
          </table:table-cell>
          <table:table-cell table:style-name="ce31" table:formula="of:=SUM([.D157]+[.F157]+[.H157]+[.J157]+[.L157]+[.N157]+[.P157]+[.R157]+[.T157])" office:value-type="float" office:value="837" calcext:value-type="float">
            <text:p>837</text:p>
          </table:table-cell>
          <table:table-cell table:style-name="ce27" office:value-type="float" office:value="939.19" calcext:value-type="float">
            <text:p>939.19</text:p>
          </table:table-cell>
          <table:table-cell table:style-name="ce39" office:value-type="float" office:value="1779.19" calcext:value-type="float">
            <text:p>1779.1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erheijden</text:p>
          </table:table-cell>
          <table:table-cell/>
          <table:table-cell table:style-name="ce20" office:value-type="float" office:value="1138" calcext:value-type="float">
            <text:p>1138</text:p>
          </table:table-cell>
          <table:table-cell table:style-name="ce27" office:value-type="float" office:value="1061" calcext:value-type="float">
            <text:p>1061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58]+[.E158]+[.G158]+[.I158]+[.K158]+[.M158]+[.O158]+[.Q158]+[.S158])" office:value-type="float" office:value="1508" calcext:value-type="float">
            <text:p>1508</text:p>
          </table:table-cell>
          <table:table-cell table:style-name="ce31" table:formula="of:=SUM([.D158]+[.F158]+[.H158]+[.J158]+[.L158]+[.N158]+[.P158]+[.R158]+[.T158])" office:value-type="float" office:value="1538" calcext:value-type="float">
            <text:p>1538</text:p>
          </table:table-cell>
          <table:table-cell table:style-name="ce27" office:value-type="float" office:value="2601.92" calcext:value-type="float">
            <text:p>2601.92</text:p>
          </table:table-cell>
          <table:table-cell table:style-name="ce39" office:value-type="float" office:value="1170.67" calcext:value-type="float">
            <text:p>1170.6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eteringen</text:p>
          </table:table-cell>
          <table:table-cell/>
          <table:table-cell table:style-name="ce20" office:value-type="float" office:value="390" calcext:value-type="float">
            <text:p>390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59]+[.E159]+[.G159]+[.I159]+[.K159]+[.M159]+[.O159]+[.Q159]+[.S159])" office:value-type="float" office:value="813" calcext:value-type="float">
            <text:p>813</text:p>
          </table:table-cell>
          <table:table-cell table:style-name="ce31" table:formula="of:=SUM([.D159]+[.F159]+[.H159]+[.J159]+[.L159]+[.N159]+[.P159]+[.R159]+[.T159])" office:value-type="float" office:value="820" calcext:value-type="float">
            <text:p>820</text:p>
          </table:table-cell>
          <table:table-cell table:style-name="ce27" office:value-type="float" office:value="2337.12" calcext:value-type="float">
            <text:p>2337.12</text:p>
          </table:table-cell>
          <table:table-cell table:style-name="ce39" office:value-type="float" office:value="698.72" calcext:value-type="float">
            <text:p>698.7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ngelre</text:p>
          </table:table-cell>
          <table:table-cell/>
          <table:table-cell table:style-name="ce20" office:value-type="float" office:value="298" calcext:value-type="float">
            <text:p>298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60]+[.E160]+[.G160]+[.I160]+[.K160]+[.M160]+[.O160]+[.Q160]+[.S160])" office:value-type="float" office:value="532" calcext:value-type="float">
            <text:p>532</text:p>
          </table:table-cell>
          <table:table-cell table:style-name="ce31" table:formula="of:=SUM([.D160]+[.F160]+[.H160]+[.J160]+[.L160]+[.N160]+[.P160]+[.R160]+[.T160])" office:value-type="float" office:value="509" calcext:value-type="float">
            <text:p>509</text:p>
          </table:table-cell>
          <table:table-cell table:style-name="ce27" office:value-type="float" office:value="1019.71" calcext:value-type="float">
            <text:p>1019.71</text:p>
          </table:table-cell>
          <table:table-cell table:style-name="ce39" office:value-type="float" office:value="1020.88" calcext:value-type="float">
            <text:p>1020.8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Uden</text:p>
          </table:table-cell>
          <table:table-cell/>
          <table:table-cell table:style-name="ce20" office:value-type="float" office:value="2109" calcext:value-type="float">
            <text:p>2109</text:p>
          </table:table-cell>
          <table:table-cell table:style-name="ce27" office:value-type="float" office:value="2196" calcext:value-type="float">
            <text:p>2196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61]+[.E161]+[.G161]+[.I161]+[.K161]+[.M161]+[.O161]+[.Q161]+[.S161])" office:value-type="float" office:value="2651" calcext:value-type="float">
            <text:p>2651</text:p>
          </table:table-cell>
          <table:table-cell table:style-name="ce31" table:formula="of:=SUM([.D161]+[.F161]+[.H161]+[.J161]+[.L161]+[.N161]+[.P161]+[.R161]+[.T161])" office:value-type="float" office:value="2876" calcext:value-type="float">
            <text:p>2876</text:p>
          </table:table-cell>
          <table:table-cell table:style-name="ce27" office:value-type="float" office:value="6275.47" calcext:value-type="float">
            <text:p>6275.47</text:p>
          </table:table-cell>
          <table:table-cell table:style-name="ce39" office:value-type="float" office:value="880.73" calcext:value-type="float">
            <text:p>880.7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Udenhout</text:p>
          </table:table-cell>
          <table:table-cell/>
          <table:table-cell table:style-name="ce20" office:value-type="float" office:value="748" calcext:value-type="float">
            <text:p>748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65" calcext:value-type="float">
            <text:p>365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62]+[.E162]+[.G162]+[.I162]+[.K162]+[.M162]+[.O162]+[.Q162]+[.S162])" office:value-type="float" office:value="1116" calcext:value-type="float">
            <text:p>1116</text:p>
          </table:table-cell>
          <table:table-cell table:style-name="ce31" table:formula="of:=SUM([.D162]+[.F162]+[.H162]+[.J162]+[.L162]+[.N162]+[.P162]+[.R162]+[.T162])" office:value-type="float" office:value="1075" calcext:value-type="float">
            <text:p>1075</text:p>
          </table:table-cell>
          <table:table-cell table:style-name="ce27" office:value-type="float" office:value="2686.19" calcext:value-type="float">
            <text:p>2686.19</text:p>
          </table:table-cell>
          <table:table-cell table:style-name="ce39" office:value-type="float" office:value="815.65" calcext:value-type="float">
            <text:p>815.6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alkenswaard</text:p>
          </table:table-cell>
          <table:table-cell/>
          <table:table-cell table:style-name="ce20" office:value-type="float" office:value="519" calcext:value-type="float">
            <text:p>519</text:p>
          </table:table-cell>
          <table:table-cell table:style-name="ce27" office:value-type="float" office:value="481" calcext:value-type="float">
            <text:p>481</text:p>
          </table:table-cell>
          <table:table-cell table:number-columns-repeated="2" table:style-name="ce27" office:value-type="float" office:value="145" calcext:value-type="float">
            <text:p>14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6"/>
          <table:table-cell table:style-name="ce31" table:formula="of:=SUM([.C163]+[.E163]+[.G163]+[.I163]+[.K163]+[.M163]+[.O163]+[.Q163]+[.S163])" office:value-type="float" office:value="701" calcext:value-type="float">
            <text:p>701</text:p>
          </table:table-cell>
          <table:table-cell table:style-name="ce31" table:formula="of:=SUM([.D163]+[.F163]+[.H163]+[.J163]+[.L163]+[.N163]+[.P163]+[.R163]+[.T163])" office:value-type="float" office:value="658" calcext:value-type="float">
            <text:p>658</text:p>
          </table:table-cell>
          <table:table-cell table:style-name="ce27" office:value-type="float" office:value="2054.16" calcext:value-type="float">
            <text:p>2054.16</text:p>
          </table:table-cell>
          <table:table-cell table:style-name="ce39" office:value-type="float" office:value="661.58" calcext:value-type="float">
            <text:p>661.5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en</text:p>
          </table:table-cell>
          <table:table-cell/>
          <table:table-cell table:style-name="ce20" office:value-type="float" office:value="404" calcext:value-type="float">
            <text:p>404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1"/>
          <table:table-cell table:style-name="ce31" table:formula="of:=SUM([.C164]+[.E164]+[.G164]+[.I164]+[.K164]+[.M164]+[.O164]+[.Q164]+[.S164])" office:value-type="float" office:value="488" calcext:value-type="float">
            <text:p>488</text:p>
          </table:table-cell>
          <table:table-cell table:style-name="ce31" table:formula="of:=SUM([.D164]+[.F164]+[.H164]+[.J164]+[.L164]+[.N164]+[.P164]+[.R164]+[.T164])" office:value-type="float" office:value="456" calcext:value-type="float">
            <text:p>456</text:p>
          </table:table-cell>
          <table:table-cell table:style-name="ce27" office:value-type="float" office:value="736.34" calcext:value-type="float">
            <text:p>736.34</text:p>
          </table:table-cell>
          <table:table-cell table:style-name="ce39" office:value-type="float" office:value="1282.02" calcext:value-type="float">
            <text:p>1282.0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ghel</text:p>
          </table:table-cell>
          <table:table-cell/>
          <table:table-cell table:style-name="ce20" office:value-type="float" office:value="1847" calcext:value-type="float">
            <text:p>1847</text:p>
          </table:table-cell>
          <table:table-cell table:style-name="ce27" office:value-type="float" office:value="1695" calcext:value-type="float">
            <text:p>1695</text:p>
          </table:table-cell>
          <table:table-cell table:style-name="ce27" office:value-type="float" office:value="721" calcext:value-type="float">
            <text:p>721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65]+[.E165]+[.G165]+[.I165]+[.K165]+[.M165]+[.O165]+[.Q165]+[.S165])" office:value-type="float" office:value="2688" calcext:value-type="float">
            <text:p>2688</text:p>
          </table:table-cell>
          <table:table-cell table:style-name="ce31" table:formula="of:=SUM([.D165]+[.F165]+[.H165]+[.J165]+[.L165]+[.N165]+[.P165]+[.R165]+[.T165])" office:value-type="float" office:value="2620" calcext:value-type="float">
            <text:p>2620</text:p>
          </table:table-cell>
          <table:table-cell table:style-name="ce27" office:value-type="float" office:value="4158.29" calcext:value-type="float">
            <text:p>4158.29</text:p>
          </table:table-cell>
          <table:table-cell table:style-name="ce39" office:value-type="float" office:value="1276.49" calcext:value-type="float">
            <text:p>1276.49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ldhoven</text:p>
          </table:table-cell>
          <table:table-cell/>
          <table:table-cell table:style-name="ce20" office:value-type="float" office:value="532" calcext:value-type="float">
            <text:p>532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6"/>
          <table:table-cell table:style-name="ce31" table:formula="of:=SUM([.C166]+[.E166]+[.G166]+[.I166]+[.K166]+[.M166]+[.O166]+[.Q166]+[.S166])" office:value-type="float" office:value="696" calcext:value-type="float">
            <text:p>696</text:p>
          </table:table-cell>
          <table:table-cell table:style-name="ce31" table:formula="of:=SUM([.D166]+[.F166]+[.H166]+[.J166]+[.L166]+[.N166]+[.P166]+[.R166]+[.T166])" office:value-type="float" office:value="649" calcext:value-type="float">
            <text:p>649</text:p>
          </table:table-cell>
          <table:table-cell table:style-name="ce27" office:value-type="float" office:value="1349.36" calcext:value-type="float">
            <text:p>1349.36</text:p>
          </table:table-cell>
          <table:table-cell table:style-name="ce39" office:value-type="float" office:value="996.77" calcext:value-type="float">
            <text:p>996.77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lp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67]+[.E167]+[.G167]+[.I167]+[.K167]+[.M167]+[.O167]+[.Q167]+[.S167])" office:value-type="float" office:value="365" calcext:value-type="float">
            <text:p>365</text:p>
          </table:table-cell>
          <table:table-cell table:style-name="ce31" table:formula="of:=SUM([.D167]+[.F167]+[.H167]+[.J167]+[.L167]+[.N167]+[.P167]+[.R167]+[.T167])" office:value-type="float" office:value="307" calcext:value-type="float">
            <text:p>307</text:p>
          </table:table-cell>
          <table:table-cell table:style-name="ce27" office:value-type="float" office:value="744.04" calcext:value-type="float">
            <text:p>744.04</text:p>
          </table:table-cell>
          <table:table-cell table:style-name="ce39" office:value-type="float" office:value="903.18" calcext:value-type="float">
            <text:p>903.1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ssem c.a.</text:p>
          </table:table-cell>
          <table:table-cell/>
          <table:table-cell table:style-name="ce20" office:value-type="float" office:value="472" calcext:value-type="float">
            <text:p>47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68]+[.E168]+[.G168]+[.I168]+[.K168]+[.M168]+[.O168]+[.Q168]+[.S168])" office:value-type="float" office:value="608" calcext:value-type="float">
            <text:p>608</text:p>
          </table:table-cell>
          <table:table-cell table:style-name="ce31" table:formula="of:=SUM([.D168]+[.F168]+[.H168]+[.J168]+[.L168]+[.N168]+[.P168]+[.R168]+[.T168])" office:value-type="float" office:value="503" calcext:value-type="float">
            <text:p>503</text:p>
          </table:table-cell>
          <table:table-cell table:style-name="ce27" office:value-type="float" office:value="4825.76" calcext:value-type="float">
            <text:p>4825.76</text:p>
          </table:table-cell>
          <table:table-cell table:style-name="ce39" office:value-type="float" office:value="230.22" calcext:value-type="float">
            <text:p>230.2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ierlingsbeek</text:p>
          </table:table-cell>
          <table:table-cell/>
          <table:table-cell table:style-name="ce20" office:value-type="float" office:value="448" calcext:value-type="float">
            <text:p>448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88" calcext:value-type="float">
            <text:p>88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69]+[.E169]+[.G169]+[.I169]+[.K169]+[.M169]+[.O169]+[.Q169]+[.S169])" office:value-type="float" office:value="684" calcext:value-type="float">
            <text:p>684</text:p>
          </table:table-cell>
          <table:table-cell table:style-name="ce31" table:formula="of:=SUM([.D169]+[.F169]+[.H169]+[.J169]+[.L169]+[.N169]+[.P169]+[.R169]+[.T169])" office:value-type="float" office:value="685" calcext:value-type="float">
            <text:p>685</text:p>
          </table:table-cell>
          <table:table-cell table:style-name="ce27" office:value-type="float" office:value="3040.61" calcext:value-type="float">
            <text:p>3040.61</text:p>
          </table:table-cell>
          <table:table-cell table:style-name="ce39" office:value-type="float" office:value="450.24" calcext:value-type="float">
            <text:p>450.2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lierden</text:p>
          </table:table-cell>
          <table:table-cell/>
          <table:table-cell table:style-name="ce20" office:value-type="float" office:value="162" calcext:value-type="float">
            <text:p>162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70]+[.E170]+[.G170]+[.I170]+[.K170]+[.M170]+[.O170]+[.Q170]+[.S170])" office:value-type="float" office:value="298" calcext:value-type="float">
            <text:p>298</text:p>
          </table:table-cell>
          <table:table-cell table:style-name="ce31" table:formula="of:=SUM([.D170]+[.F170]+[.H170]+[.J170]+[.L170]+[.N170]+[.P170]+[.R170]+[.T170])" office:value-type="float" office:value="278" calcext:value-type="float">
            <text:p>278</text:p>
          </table:table-cell>
          <table:table-cell table:style-name="ce27" office:value-type="float" office:value="1942.91" calcext:value-type="float">
            <text:p>1942.91</text:p>
          </table:table-cell>
          <table:table-cell table:style-name="ce39" office:value-type="float" office:value="296.46" calcext:value-type="float">
            <text:p>296.4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lijmen</text:p>
          </table:table-cell>
          <table:table-cell/>
          <table:table-cell table:style-name="ce20" office:value-type="float" office:value="1443" calcext:value-type="float">
            <text:p>1443</text:p>
          </table:table-cell>
          <table:table-cell table:style-name="ce27" office:value-type="float" office:value="1361" calcext:value-type="float">
            <text:p>1361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8" calcext:value-type="float">
            <text:p>48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71]+[.E171]+[.G171]+[.I171]+[.K171]+[.M171]+[.O171]+[.Q171]+[.S171])" office:value-type="float" office:value="1691" calcext:value-type="float">
            <text:p>1691</text:p>
          </table:table-cell>
          <table:table-cell table:style-name="ce31" table:formula="of:=SUM([.D171]+[.F171]+[.H171]+[.J171]+[.L171]+[.N171]+[.P171]+[.R171]+[.T171])" office:value-type="float" office:value="1698" calcext:value-type="float">
            <text:p>1698</text:p>
          </table:table-cell>
          <table:table-cell table:style-name="ce27" office:value-type="float" office:value="1534.66" calcext:value-type="float">
            <text:p>1534.66</text:p>
          </table:table-cell>
          <table:table-cell table:style-name="ce39" office:value-type="float" office:value="2208.3" calcext:value-type="float">
            <text:p>2208.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rijhoeve-Capelle</text:p>
          </table:table-cell>
          <table:table-cell/>
          <table:table-cell table:style-name="ce20" office:value-type="float" office:value="124" calcext:value-type="float">
            <text:p>124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12"/>
          <table:table-cell table:style-name="ce31" table:formula="of:=SUM([.C172]+[.E172]+[.G172]+[.I172]+[.K172]+[.M172]+[.O172]+[.Q172]+[.S172])" office:value-type="float" office:value="226" calcext:value-type="float">
            <text:p>226</text:p>
          </table:table-cell>
          <table:table-cell table:style-name="ce31" table:formula="of:=SUM([.D172]+[.F172]+[.H172]+[.J172]+[.L172]+[.N172]+[.P172]+[.R172]+[.T172])" office:value-type="float" office:value="249" calcext:value-type="float">
            <text:p>249</text:p>
          </table:table-cell>
          <table:table-cell table:style-name="ce27" office:value-type="float" office:value="182.6" calcext:value-type="float">
            <text:p>182.6</text:p>
          </table:table-cell>
          <table:table-cell table:style-name="ce39" office:value-type="float" office:value="2601.31" calcext:value-type="float">
            <text:p>2601.3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ught</text:p>
          </table:table-cell>
          <table:table-cell/>
          <table:table-cell table:style-name="ce20" office:value-type="float" office:value="947" calcext:value-type="float">
            <text:p>947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45" calcext:value-type="float">
            <text:p>145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formula="of:=SUM([.C173]+[.E173]+[.G173]+[.I173]+[.K173]+[.M173]+[.O173]+[.Q173]+[.S173])" office:value-type="float" office:value="1601" calcext:value-type="float">
            <text:p>1601</text:p>
          </table:table-cell>
          <table:table-cell table:style-name="ce31" table:formula="of:=SUM([.D173]+[.F173]+[.H173]+[.J173]+[.L173]+[.N173]+[.P173]+[.R173]+[.T173])" office:value-type="float" office:value="1655" calcext:value-type="float">
            <text:p>1655</text:p>
          </table:table-cell>
          <table:table-cell table:style-name="ce27" office:value-type="float" office:value="2838.12" calcext:value-type="float">
            <text:p>2838.12</text:p>
          </table:table-cell>
          <table:table-cell table:style-name="ce39" office:value-type="float" office:value="1147.28" calcext:value-type="float">
            <text:p>1147.2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alre</text:p>
          </table:table-cell>
          <table:table-cell/>
          <table:table-cell table:style-name="ce20" office:value-type="float" office:value="320" calcext:value-type="float">
            <text:p>320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74]+[.E174]+[.G174]+[.I174]+[.K174]+[.M174]+[.O174]+[.Q174]+[.S174])" office:value-type="float" office:value="455" calcext:value-type="float">
            <text:p>455</text:p>
          </table:table-cell>
          <table:table-cell table:style-name="ce31" table:formula="of:=SUM([.D174]+[.F174]+[.H174]+[.J174]+[.L174]+[.N174]+[.P174]+[.R174]+[.T174])" office:value-type="float" office:value="411" calcext:value-type="float">
            <text:p>411</text:p>
          </table:table-cell>
          <table:table-cell table:style-name="ce27" office:value-type="float" office:value="1409.61" calcext:value-type="float">
            <text:p>1409.61</text:p>
          </table:table-cell>
          <table:table-cell table:style-name="ce39" office:value-type="float" office:value="614.35" calcext:value-type="float">
            <text:p>614.3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alwijk</text:p>
          </table:table-cell>
          <table:table-cell/>
          <table:table-cell table:style-name="ce20" office:value-type="float" office:value="1279" calcext:value-type="float">
            <text:p>1279</text:p>
          </table:table-cell>
          <table:table-cell table:style-name="ce27" office:value-type="float" office:value="1203" calcext:value-type="float">
            <text:p>1203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711" calcext:value-type="float">
            <text:p>711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31" table:formula="of:=SUM([.C175]+[.E175]+[.G175]+[.I175]+[.K175]+[.M175]+[.O175]+[.Q175]+[.S175])" office:value-type="float" office:value="1947" calcext:value-type="float">
            <text:p>1947</text:p>
          </table:table-cell>
          <table:table-cell table:style-name="ce31" table:formula="of:=SUM([.D175]+[.F175]+[.H175]+[.J175]+[.L175]+[.N175]+[.P175]+[.R175]+[.T175])" office:value-type="float" office:value="2051" calcext:value-type="float">
            <text:p>2051</text:p>
          </table:table-cell>
          <table:table-cell table:style-name="ce27" office:value-type="float" office:value="682.4" calcext:value-type="float">
            <text:p>682.4</text:p>
          </table:table-cell>
          <table:table-cell table:style-name="ce39" office:value-type="float" office:value="5858.73" calcext:value-type="float">
            <text:p>5858.7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nrooij</text:p>
          </table:table-cell>
          <table:table-cell/>
          <table:table-cell table:style-name="ce20" office:value-type="float" office:value="386" calcext:value-type="float">
            <text:p>386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31" table:formula="of:=SUM([.C176]+[.E176]+[.G176]+[.I176]+[.K176]+[.M176]+[.O176]+[.Q176]+[.S176])" office:value-type="float" office:value="532" calcext:value-type="float">
            <text:p>532</text:p>
          </table:table-cell>
          <table:table-cell table:style-name="ce31" table:formula="of:=SUM([.D176]+[.F176]+[.H176]+[.J176]+[.L176]+[.N176]+[.P176]+[.R176]+[.T176])" office:value-type="float" office:value="506" calcext:value-type="float">
            <text:p>506</text:p>
          </table:table-cell>
          <table:table-cell table:style-name="ce27" office:value-type="float" office:value="2705.68" calcext:value-type="float">
            <text:p>2705.68</text:p>
          </table:table-cell>
          <table:table-cell table:style-name="ce39" office:value-type="float" office:value="383.64" calcext:value-type="float">
            <text:p>383.6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spik</text:p>
          </table:table-cell>
          <table:table-cell/>
          <table:table-cell table:style-name="ce20" office:value-type="float" office:value="1086" calcext:value-type="float">
            <text:p>1086</text:p>
          </table:table-cell>
          <table:table-cell table:style-name="ce27" office:value-type="float" office:value="1053" calcext:value-type="float">
            <text:p>1053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1" table:formula="of:=SUM([.C177]+[.E177]+[.G177]+[.I177]+[.K177]+[.M177]+[.O177]+[.Q177]+[.S177])" office:value-type="float" office:value="1456" calcext:value-type="float">
            <text:p>1456</text:p>
          </table:table-cell>
          <table:table-cell table:style-name="ce31" table:formula="of:=SUM([.D177]+[.F177]+[.H177]+[.J177]+[.L177]+[.N177]+[.P177]+[.R177]+[.T177])" office:value-type="float" office:value="1469" calcext:value-type="float">
            <text:p>1469</text:p>
          </table:table-cell>
          <table:table-cell table:style-name="ce27" office:value-type="float" office:value="2001.04" calcext:value-type="float">
            <text:p>2001.04</text:p>
          </table:table-cell>
          <table:table-cell table:style-name="ce39" office:value-type="float" office:value="1461.74" calcext:value-type="float">
            <text:p>1461.7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rken</text:p>
          </table:table-cell>
          <table:table-cell/>
          <table:table-cell table:style-name="ce20" office:value-type="float" office:value="845" calcext:value-type="float">
            <text:p>845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table:number-columns-repeated="12"/>
          <table:table-cell table:style-name="ce31" table:formula="of:=SUM([.C178]+[.E178]+[.G178]+[.I178]+[.K178]+[.M178]+[.O178]+[.Q178]+[.S178])" office:value-type="float" office:value="1235" calcext:value-type="float">
            <text:p>1235</text:p>
          </table:table-cell>
          <table:table-cell table:style-name="ce31" table:formula="of:=SUM([.D178]+[.F178]+[.H178]+[.J178]+[.L178]+[.N178]+[.P178]+[.R178]+[.T178])" office:value-type="float" office:value="1175" calcext:value-type="float">
            <text:p>1175</text:p>
          </table:table-cell>
          <table:table-cell table:style-name="ce27" office:value-type="float" office:value="2280.38" calcext:value-type="float">
            <text:p>2280.38</text:p>
          </table:table-cell>
          <table:table-cell table:style-name="ce39" office:value-type="float" office:value="1056.84" calcext:value-type="float">
            <text:p>1056.8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rkendam</text:p>
          </table:table-cell>
          <table:table-cell/>
          <table:table-cell table:style-name="ce20" office:value-type="float" office:value="736" calcext:value-type="float">
            <text:p>736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C179]+[.E179]+[.G179]+[.I179]+[.K179]+[.M179]+[.O179]+[.Q179]+[.S179])" office:value-type="float" office:value="1133" calcext:value-type="float">
            <text:p>1133</text:p>
          </table:table-cell>
          <table:table-cell table:style-name="ce31" table:formula="of:=SUM([.D179]+[.F179]+[.H179]+[.J179]+[.L179]+[.N179]+[.P179]+[.R179]+[.T179])" office:value-type="float" office:value="1168" calcext:value-type="float">
            <text:p>1168</text:p>
          </table:table-cell>
          <table:table-cell table:style-name="ce27" office:value-type="float" office:value="3846.64" calcext:value-type="float">
            <text:p>3846.64</text:p>
          </table:table-cell>
          <table:table-cell table:style-name="ce39" office:value-type="float" office:value="598.18" calcext:value-type="float">
            <text:p>598.18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sterhoven</text:p>
          </table:table-cell>
          <table:table-cell/>
          <table:table-cell table:style-name="ce20" office:value-type="float" office:value="234" calcext:value-type="float">
            <text:p>234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31" table:formula="of:=SUM([.C180]+[.E180]+[.G180]+[.I180]+[.K180]+[.M180]+[.O180]+[.Q180]+[.S180])" office:value-type="float" office:value="298" calcext:value-type="float">
            <text:p>298</text:p>
          </table:table-cell>
          <table:table-cell table:style-name="ce31" table:formula="of:=SUM([.D180]+[.F180]+[.H180]+[.J180]+[.L180]+[.N180]+[.P180]+[.R180]+[.T180])" office:value-type="float" office:value="294" calcext:value-type="float">
            <text:p>294</text:p>
          </table:table-cell>
          <table:table-cell table:style-name="ce27" office:value-type="float" office:value="1081.02" calcext:value-type="float">
            <text:p>1081.02</text:p>
          </table:table-cell>
          <table:table-cell table:style-name="ce39" office:value-type="float" office:value="547.63" calcext:value-type="float">
            <text:p>547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llemstad</text:p>
          </table:table-cell>
          <table:table-cell/>
          <table:table-cell table:style-name="ce20" office:value-type="float" office:value="609" calcext:value-type="float">
            <text:p>609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81]+[.E181]+[.G181]+[.I181]+[.K181]+[.M181]+[.O181]+[.Q181]+[.S181])" office:value-type="float" office:value="918" calcext:value-type="float">
            <text:p>918</text:p>
          </table:table-cell>
          <table:table-cell table:style-name="ce31" table:formula="of:=SUM([.D181]+[.F181]+[.H181]+[.J181]+[.L181]+[.N181]+[.P181]+[.R181]+[.T181])" office:value-type="float" office:value="987" calcext:value-type="float">
            <text:p>987</text:p>
          </table:table-cell>
          <table:table-cell table:style-name="ce27" office:value-type="float" office:value="3134.48" calcext:value-type="float">
            <text:p>3134.48</text:p>
          </table:table-cell>
          <table:table-cell table:style-name="ce39" office:value-type="float" office:value="607.76" calcext:value-type="float">
            <text:p>607.7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ensdrecht</text:p>
          </table:table-cell>
          <table:table-cell/>
          <table:table-cell table:style-name="ce20" office:value-type="float" office:value="1002" calcext:value-type="float">
            <text:p>1002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formula="of:=SUM([.C182]+[.E182]+[.G182]+[.I182]+[.K182]+[.M182]+[.O182]+[.Q182]+[.S182])" office:value-type="float" office:value="1364" calcext:value-type="float">
            <text:p>1364</text:p>
          </table:table-cell>
          <table:table-cell table:style-name="ce31" table:formula="of:=SUM([.D182]+[.F182]+[.H182]+[.J182]+[.L182]+[.N182]+[.P182]+[.R182]+[.T182])" office:value-type="float" office:value="1270" calcext:value-type="float">
            <text:p>1270</text:p>
          </table:table-cell>
          <table:table-cell table:style-name="ce27" office:value-type="float" office:value="7125.7" calcext:value-type="float">
            <text:p>7125.7</text:p>
          </table:table-cell>
          <table:table-cell table:style-name="ce39" office:value-type="float" office:value="369.65" calcext:value-type="float">
            <text:p>369.65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ensel</text:p>
          </table:table-cell>
          <table:table-cell/>
          <table:table-cell table:style-name="ce20" office:value-type="float" office:value="1424" calcext:value-type="float">
            <text:p>1424</text:p>
          </table:table-cell>
          <table:table-cell table:style-name="ce27" office:value-type="float" office:value="1441" calcext:value-type="float">
            <text:p>1441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6"/>
          <table:table-cell table:style-name="ce31" table:formula="of:=SUM([.C183]+[.E183]+[.G183]+[.I183]+[.K183]+[.M183]+[.O183]+[.Q183]+[.S183])" office:value-type="float" office:value="2274" calcext:value-type="float">
            <text:p>2274</text:p>
          </table:table-cell>
          <table:table-cell table:style-name="ce31" table:formula="of:=SUM([.D183]+[.F183]+[.H183]+[.J183]+[.L183]+[.N183]+[.P183]+[.R183]+[.T183])" office:value-type="float" office:value="2316" calcext:value-type="float">
            <text:p>2316</text:p>
          </table:table-cell>
          <table:table-cell table:style-name="ce27" office:value-type="float" office:value="2941.75" calcext:value-type="float">
            <text:p>2941.75</text:p>
          </table:table-cell>
          <table:table-cell table:style-name="ce39" office:value-type="float" office:value="1560.3" calcext:value-type="float">
            <text:p>1560.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udrichem</text:p>
          </table:table-cell>
          <table:table-cell/>
          <table:table-cell table:style-name="ce20" office:value-type="float" office:value="746" calcext:value-type="float">
            <text:p>746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84]+[.E184]+[.G184]+[.I184]+[.K184]+[.M184]+[.O184]+[.Q184]+[.S184])" office:value-type="float" office:value="915" calcext:value-type="float">
            <text:p>915</text:p>
          </table:table-cell>
          <table:table-cell table:style-name="ce31" table:formula="of:=SUM([.D184]+[.F184]+[.H184]+[.J184]+[.L184]+[.N184]+[.P184]+[.R184]+[.T184])" office:value-type="float" office:value="862" calcext:value-type="float">
            <text:p>862</text:p>
          </table:table-cell>
          <table:table-cell table:style-name="ce27" office:value-type="float" office:value="745.38" calcext:value-type="float">
            <text:p>745.38</text:p>
          </table:table-cell>
          <table:table-cell table:style-name="ce39" office:value-type="float" office:value="2384.02" calcext:value-type="float">
            <text:p>2384.0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uw</text:p>
          </table:table-cell>
          <table:table-cell/>
          <table:table-cell table:style-name="ce20" office:value-type="float" office:value="1236" calcext:value-type="float">
            <text:p>1236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7" calcext:value-type="float">
            <text:p>67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85]+[.E185]+[.G185]+[.I185]+[.K185]+[.M185]+[.O185]+[.Q185]+[.S185])" office:value-type="float" office:value="1749" calcext:value-type="float">
            <text:p>1749</text:p>
          </table:table-cell>
          <table:table-cell table:style-name="ce31" table:formula="of:=SUM([.D185]+[.F185]+[.H185]+[.J185]+[.L185]+[.N185]+[.P185]+[.R185]+[.T185])" office:value-type="float" office:value="1810" calcext:value-type="float">
            <text:p>1810</text:p>
          </table:table-cell>
          <table:table-cell table:style-name="ce27" office:value-type="float" office:value="5152.55" calcext:value-type="float">
            <text:p>5152.55</text:p>
          </table:table-cell>
          <table:table-cell table:style-name="ce39" office:value-type="float" office:value="690.73" calcext:value-type="float">
            <text:p>690.7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jk en Aalburg</text:p>
          </table:table-cell>
          <table:table-cell/>
          <table:table-cell table:style-name="ce20" office:value-type="float" office:value="852" calcext:value-type="float">
            <text:p>852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12"/>
          <table:table-cell table:style-name="ce31" table:formula="of:=SUM([.C186]+[.E186]+[.G186]+[.I186]+[.K186]+[.M186]+[.O186]+[.Q186]+[.S186])" office:value-type="float" office:value="965" calcext:value-type="float">
            <text:p>965</text:p>
          </table:table-cell>
          <table:table-cell table:style-name="ce31" table:formula="of:=SUM([.D186]+[.F186]+[.H186]+[.J186]+[.L186]+[.N186]+[.P186]+[.R186]+[.T186])" office:value-type="float" office:value="967" calcext:value-type="float">
            <text:p>967</text:p>
          </table:table-cell>
          <table:table-cell table:style-name="ce27" office:value-type="float" office:value="1318.37" calcext:value-type="float">
            <text:p>1318.37</text:p>
          </table:table-cell>
          <table:table-cell table:style-name="ce39" office:value-type="float" office:value="1468.82" calcext:value-type="float">
            <text:p>1468.8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eland</text:p>
          </table:table-cell>
          <table:table-cell/>
          <table:table-cell table:style-name="ce20" office:value-type="float" office:value="768" calcext:value-type="float">
            <text:p>768</text:p>
          </table:table-cell>
          <table:table-cell table:style-name="ce27" office:value-type="float" office:value="712" calcext:value-type="float">
            <text:p>712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31" table:formula="of:=SUM([.C187]+[.E187]+[.G187]+[.I187]+[.K187]+[.M187]+[.O187]+[.Q187]+[.S187])" office:value-type="float" office:value="946" calcext:value-type="float">
            <text:p>946</text:p>
          </table:table-cell>
          <table:table-cell table:style-name="ce31" table:formula="of:=SUM([.D187]+[.F187]+[.H187]+[.J187]+[.L187]+[.N187]+[.P187]+[.R187]+[.T187])" office:value-type="float" office:value="900" calcext:value-type="float">
            <text:p>900</text:p>
          </table:table-cell>
          <table:table-cell table:style-name="ce27" office:value-type="float" office:value="3247.7" calcext:value-type="float">
            <text:p>3247.7</text:p>
          </table:table-cell>
          <table:table-cell table:style-name="ce39" office:value-type="float" office:value="568.4" calcext:value-type="float">
            <text:p>568.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elst</text:p>
          </table:table-cell>
          <table:table-cell/>
          <table:table-cell table:style-name="ce20" office:value-type="float" office:value="543" calcext:value-type="float">
            <text:p>543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6"/>
          <table:table-cell table:style-name="ce31" table:formula="of:=SUM([.C188]+[.E188]+[.G188]+[.I188]+[.K188]+[.M188]+[.O188]+[.Q188]+[.S188])" office:value-type="float" office:value="689" calcext:value-type="float">
            <text:p>689</text:p>
          </table:table-cell>
          <table:table-cell table:style-name="ce31" table:formula="of:=SUM([.D188]+[.F188]+[.H188]+[.J188]+[.L188]+[.N188]+[.P188]+[.R188]+[.T188])" office:value-type="float" office:value="685" calcext:value-type="float">
            <text:p>685</text:p>
          </table:table-cell>
          <table:table-cell table:style-name="ce27" office:value-type="float" office:value="1314.3" calcext:value-type="float">
            <text:p>1314.3</text:p>
          </table:table-cell>
          <table:table-cell table:style-name="ce39" office:value-type="float" office:value="1045.42" calcext:value-type="float">
            <text:p>1045.4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sgehuchten</text:p>
          </table:table-cell>
          <table:table-cell/>
          <table:table-cell table:style-name="ce20" office:value-type="float" office:value="313" calcext:value-type="float">
            <text:p>313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31" table:formula="of:=SUM([.C189]+[.E189]+[.G189]+[.I189]+[.K189]+[.M189]+[.O189]+[.Q189]+[.S189])" office:value-type="float" office:value="525" calcext:value-type="float">
            <text:p>525</text:p>
          </table:table-cell>
          <table:table-cell table:style-name="ce31" table:formula="of:=SUM([.D189]+[.F189]+[.H189]+[.J189]+[.L189]+[.N189]+[.P189]+[.R189]+[.T189])" office:value-type="float" office:value="527" calcext:value-type="float">
            <text:p>527</text:p>
          </table:table-cell>
          <table:table-cell table:style-name="ce27" office:value-type="float" office:value="1533.94" calcext:value-type="float">
            <text:p>1533.94</text:p>
          </table:table-cell>
          <table:table-cell table:style-name="ce39" office:value-type="float" office:value="685.82" calcext:value-type="float">
            <text:p>685.82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venbergen</text:p>
          </table:table-cell>
          <table:table-cell/>
          <table:table-cell table:style-name="ce20" office:value-type="float" office:value="2282" calcext:value-type="float">
            <text:p>2282</text:p>
          </table:table-cell>
          <table:table-cell table:style-name="ce27" office:value-type="float" office:value="2312" calcext:value-type="float">
            <text:p>2312</text:p>
          </table:table-cell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36" calcext:value-type="float">
            <text:p>136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1" table:formula="of:=SUM([.C190]+[.E190]+[.G190]+[.I190]+[.K190]+[.M190]+[.O190]+[.Q190]+[.S190])" office:value-type="float" office:value="3140" calcext:value-type="float">
            <text:p>3140</text:p>
          </table:table-cell>
          <table:table-cell table:style-name="ce31" table:formula="of:=SUM([.D190]+[.F190]+[.H190]+[.J190]+[.L190]+[.N190]+[.P190]+[.R190]+[.T190])" office:value-type="float" office:value="3322" calcext:value-type="float">
            <text:p>3322</text:p>
          </table:table-cell>
          <table:table-cell table:style-name="ce27" office:value-type="float" office:value="4911.72" calcext:value-type="float">
            <text:p>4911.72</text:p>
          </table:table-cell>
          <table:table-cell table:style-name="ce39" office:value-type="float" office:value="1315.63" calcext:value-type="float">
            <text:p>1315.6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undert</text:p>
          </table:table-cell>
          <table:table-cell/>
          <table:table-cell table:style-name="ce20" office:value-type="float" office:value="1791" calcext:value-type="float">
            <text:p>1791</text:p>
          </table:table-cell>
          <table:table-cell table:style-name="ce27" office:value-type="float" office:value="1697" calcext:value-type="float">
            <text:p>1697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4"/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formula="of:=SUM([.C191]+[.E191]+[.G191]+[.I191]+[.K191]+[.M191]+[.O191]+[.Q191]+[.S191])" office:value-type="float" office:value="2088" calcext:value-type="float">
            <office:annotation draw:style-name="gr1" draw:text-style-name="P1" svg:width="0.915cm" svg:height="0.931cm" svg:x="39.604cm" svg:y="88.287cm" draw:caption-point-x="0.098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2080</text:span></text:p>
            </office:annotation>
            <text:p>2088</text:p>
          </table:table-cell>
          <table:table-cell table:style-name="ce31" table:formula="of:=SUM([.D191]+[.F191]+[.H191]+[.J191]+[.L191]+[.N191]+[.P191]+[.R191]+[.T191])" office:value-type="float" office:value="2025" calcext:value-type="float">
            <text:p>2025</text:p>
          </table:table-cell>
          <table:table-cell table:style-name="ce27" office:value-type="float" office:value="8910.2" calcext:value-type="float">
            <text:p>8910.2</text:p>
          </table:table-cell>
          <table:table-cell table:style-name="ce39" office:value-type="float" office:value="461.61" calcext:value-type="float">
            <text:p>461.61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waluwe</text:p>
          </table:table-cell>
          <table:table-cell/>
          <table:table-cell table:style-name="ce20" office:value-type="float" office:value="1682" calcext:value-type="float">
            <text:p>1682</text:p>
          </table:table-cell>
          <table:table-cell table:style-name="ce27" office:value-type="float" office:value="1539" calcext:value-type="float">
            <text:p>1539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2" calcext:value-type="float">
            <text:p>8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4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C192]+[.E192]+[.G192]+[.I192]+[.K192]+[.M192]+[.O192]+[.Q192]+[.S192])" office:value-type="float" office:value="2131" calcext:value-type="float">
            <text:p>2131</text:p>
          </table:table-cell>
          <table:table-cell table:style-name="ce31" table:formula="of:=SUM([.D192]+[.F192]+[.H192]+[.J192]+[.L192]+[.N192]+[.P192]+[.R192]+[.T192])" office:value-type="float" office:value="2047" calcext:value-type="float">
            <text:p>2047</text:p>
          </table:table-cell>
          <table:table-cell table:style-name="ce27" office:value-type="float" office:value="4902.02" calcext:value-type="float">
            <text:p>4902.02</text:p>
          </table:table-cell>
          <table:table-cell table:style-name="ce39" office:value-type="float" office:value="852.3" calcext:value-type="float">
            <text:p>852.3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Totaal der overige Gemeenten</text:p>
          </table:table-cell>
          <table:table-cell table:style-name="ce15"/>
          <table:table-cell table:style-name="ce21" table:formula="of:=SUM([.C12:.C192])" office:value-type="float" office:value="144990" calcext:value-type="float">
            <text:p>144990</text:p>
          </table:table-cell>
          <table:table-cell table:style-name="ce28" table:formula="of:=SUM([.D12:.D192])" office:value-type="float" office:value="134894" calcext:value-type="float">
            <text:p>134894</text:p>
          </table:table-cell>
          <table:table-cell table:style-name="ce28" table:formula="of:=SUM([.E12:.E192])" office:value-type="float" office:value="43542" calcext:value-type="float">
            <text:p>43542</text:p>
          </table:table-cell>
          <table:table-cell table:style-name="ce28" table:formula="of:=SUM([.F12:.F192])" office:value-type="float" office:value="49069" calcext:value-type="float">
            <text:p>49069</text:p>
          </table:table-cell>
          <table:table-cell table:style-name="ce28" table:formula="of:=SUM([.G12:.G192])" office:value-type="float" office:value="9191" calcext:value-type="float">
            <text:p>9191</text:p>
          </table:table-cell>
          <table:table-cell table:style-name="ce28" table:formula="of:=SUM([.H12:.H192])" office:value-type="float" office:value="9102" calcext:value-type="float">
            <text:p>9102</text:p>
          </table:table-cell>
          <table:table-cell table:style-name="ce28" table:formula="of:=SUM([.I12:.I192])" office:value-type="float" office:value="148" calcext:value-type="float">
            <text:p>148</text:p>
          </table:table-cell>
          <table:table-cell table:style-name="ce28" table:formula="of:=SUM([.J12:.J192])" office:value-type="float" office:value="156" calcext:value-type="float">
            <text:p>156</text:p>
          </table:table-cell>
          <table:table-cell table:style-name="ce28" table:formula="of:=SUM([.K12:.K192])" office:value-type="float" office:value="529" calcext:value-type="float">
            <text:p>529</text:p>
          </table:table-cell>
          <table:table-cell table:style-name="ce28" table:formula="of:=SUM([.L12:.L192])" office:value-type="float" office:value="534" calcext:value-type="float">
            <office:annotation draw:style-name="gr1" draw:text-style-name="P1" svg:width="0.696cm" svg:height="0.868cm" svg:x="23.555cm" svg:y="89.218cm" draw:caption-point-x="0.097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533</text:span></text:p>
            </office:annotation>
            <text:p>534</text:p>
          </table:table-cell>
          <table:table-cell table:style-name="ce28" table:formula="of:=SUM([.M12:.M192])" office:value-type="float" office:value="1940" calcext:value-type="float">
            <text:p>1940</text:p>
          </table:table-cell>
          <table:table-cell table:style-name="ce28" table:formula="of:=SUM([.N12:.N192])" office:value-type="float" office:value="2012" calcext:value-type="float">
            <text:p>2012</text:p>
          </table:table-cell>
          <table:table-cell table:style-name="ce28" table:formula="of:=SUM([.O12:.O192])" office:value-type="float" office:value="6" calcext:value-type="float">
            <text:p>6</text:p>
          </table:table-cell>
          <table:table-cell table:style-name="ce28" table:formula="of:=SUM([.P12:.P192])" office:value-type="float" office:value="32" calcext:value-type="float">
            <text:p>32</text:p>
          </table:table-cell>
          <table:table-cell table:style-name="ce28" table:formula="of:=SUM([.Q12:.Q192])" office:value-type="float" office:value="65" calcext:value-type="float">
            <text:p>65</text:p>
          </table:table-cell>
          <table:table-cell table:style-name="ce28" table:formula="of:=SUM([.R12:.R192])" office:value-type="float" office:value="66" calcext:value-type="float">
            <text:p>66</text:p>
          </table:table-cell>
          <table:table-cell table:style-name="ce28" table:formula="of:=SUM([.S12:.S192])" office:value-type="float" office:value="27" calcext:value-type="float">
            <text:p>27</text:p>
          </table:table-cell>
          <table:table-cell table:style-name="ce28" table:formula="of:=SUM([.T12:.T192])" office:value-type="float" office:value="18" calcext:value-type="float">
            <text:p>18</text:p>
          </table:table-cell>
          <table:table-cell table:style-name="ce28" table:formula="of:=SUM([.U12:.U192])" office:value-type="float" office:value="200438" calcext:value-type="float">
            <text:p>200438</text:p>
          </table:table-cell>
          <table:table-cell table:style-name="ce28" table:formula="of:=SUM([.V12:.V192])" office:value-type="float" office:value="195883" calcext:value-type="float">
            <office:annotation draw:style-name="gr1" draw:text-style-name="P1" svg:width="1.219cm" svg:height="0.868cm" svg:x="41.388cm" svg:y="89.218cm" draw:caption-point-x="0.097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195882</text:span></text:p>
            </office:annotation>
            <text:p>195883</text:p>
          </table:table-cell>
          <table:table-cell table:style-name="ce28" table:formula="of:=SUM([.W12:.W192])" office:value-type="float" office:value="502840.1" calcext:value-type="float">
            <office:annotation draw:style-name="gr1" draw:text-style-name="P1" svg:width="1.589cm" svg:height="0.931cm" svg:x="43.17cm" svg:y="89.218cm" draw:caption-point-x="0.403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502840,11</text:span></text:p>
            </office:annotation>
            <text:p>502840.1</text:p>
          </table:table-cell>
          <table:table-cell table:style-name="ce39" office:value-type="float" office:value="788.16" calcext:value-type="float">
            <text:p>788.16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0_H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NB</text:p>
          </table:table-cell>
          <table:table-cell table:style-name="ce55" office:value-type="string" calcext:value-type="string">
            <text:p>35_0489</text:p>
          </table:table-cell>
          <table:table-cell table:style-name="ce15" table:number-columns-repeated="994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15"/>
          <table:table-cell table:style-name="ce22" table:formula="of:=SUM([.C11]+[.C193])" office:value-type="float" office:value="167336" calcext:value-type="float">
            <text:p>167336</text:p>
          </table:table-cell>
          <table:table-cell table:style-name="ce29" table:formula="of:=SUM([.D11]+[.D193])" office:value-type="float" office:value="158338" calcext:value-type="float">
            <text:p>158338</text:p>
          </table:table-cell>
          <table:table-cell table:style-name="ce29" table:formula="of:=SUM([.E11]+[.E193])" office:value-type="float" office:value="49360" calcext:value-type="float">
            <text:p>49360</text:p>
          </table:table-cell>
          <table:table-cell table:style-name="ce29" table:formula="of:=SUM([.F11]+[.F193])" office:value-type="float" office:value="56622" calcext:value-type="float">
            <text:p>56622</text:p>
          </table:table-cell>
          <table:table-cell table:style-name="ce29" table:formula="of:=SUM([.G11]+[.G193])" office:value-type="float" office:value="13713" calcext:value-type="float">
            <text:p>13713</text:p>
          </table:table-cell>
          <table:table-cell table:style-name="ce29" table:formula="of:=SUM([.H11]+[.H193])" office:value-type="float" office:value="13636" calcext:value-type="float">
            <text:p>13636</text:p>
          </table:table-cell>
          <table:table-cell table:style-name="ce29" table:formula="of:=SUM([.I11]+[.I193])" office:value-type="float" office:value="399" calcext:value-type="float">
            <text:p>399</text:p>
          </table:table-cell>
          <table:table-cell table:style-name="ce29" table:formula="of:=SUM([.J11]+[.J193])" office:value-type="float" office:value="334" calcext:value-type="float">
            <text:p>334</text:p>
          </table:table-cell>
          <table:table-cell table:style-name="ce29" table:formula="of:=SUM([.K11]+[.K193])" office:value-type="float" office:value="790" calcext:value-type="float">
            <text:p>790</text:p>
          </table:table-cell>
          <table:table-cell table:style-name="ce29" table:formula="of:=SUM([.L11]+[.L193])" office:value-type="float" office:value="769" calcext:value-type="float">
            <office:annotation draw:style-name="gr1" draw:text-style-name="P1" svg:width="0.74cm" svg:height="0.847cm" svg:x="23.555cm" svg:y="89.684cm" draw:caption-point-x="0.097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768</text:span></text:p>
            </office:annotation>
            <text:p>769</text:p>
          </table:table-cell>
          <table:table-cell table:style-name="ce29" table:formula="of:=SUM([.M11]+[.M193])" office:value-type="float" office:value="2381" calcext:value-type="float">
            <text:p>2381</text:p>
          </table:table-cell>
          <table:table-cell table:style-name="ce29" table:formula="of:=SUM([.N11]+[.N193])" office:value-type="float" office:value="2475" calcext:value-type="float">
            <text:p>2475</text:p>
          </table:table-cell>
          <table:table-cell table:style-name="ce29" table:formula="of:=SUM([.O11]+[.O193])" office:value-type="float" office:value="16" calcext:value-type="float">
            <text:p>16</text:p>
          </table:table-cell>
          <table:table-cell table:style-name="ce29" table:formula="of:=SUM([.P11]+[.P193])" office:value-type="float" office:value="47" calcext:value-type="float">
            <text:p>47</text:p>
          </table:table-cell>
          <table:table-cell table:style-name="ce29" table:formula="of:=SUM([.Q11]+[.Q193])" office:value-type="float" office:value="115" calcext:value-type="float">
            <text:p>115</text:p>
          </table:table-cell>
          <table:table-cell table:style-name="ce29" table:formula="of:=SUM([.R11]+[.R193])" office:value-type="float" office:value="111" calcext:value-type="float">
            <text:p>111</text:p>
          </table:table-cell>
          <table:table-cell table:style-name="ce29" table:formula="of:=SUM([.S11]+[.S193])" office:value-type="float" office:value="35" calcext:value-type="float">
            <text:p>35</text:p>
          </table:table-cell>
          <table:table-cell table:style-name="ce29" table:formula="of:=SUM([.T11]+[.T193])" office:value-type="float" office:value="21" calcext:value-type="float">
            <text:p>21</text:p>
          </table:table-cell>
          <table:table-cell table:style-name="ce29" table:formula="of:=SUM([.U11]+[.U193])" office:value-type="float" office:value="234145" calcext:value-type="float">
            <text:p>234145</text:p>
          </table:table-cell>
          <table:table-cell table:style-name="ce29" table:formula="of:=SUM([.V11]+[.V193])" office:value-type="float" office:value="232353" calcext:value-type="float">
            <office:annotation draw:style-name="gr1" draw:text-style-name="P1" svg:width="1.219cm" svg:height="0.888cm" svg:x="41.388cm" svg:y="89.684cm" draw:caption-point-x="0.097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232352</text:span></text:p>
            </office:annotation>
            <text:p>232353</text:p>
          </table:table-cell>
          <table:table-cell table:style-name="ce29" table:formula="of:=SUM([.W11]+[.W193])" office:value-type="float" office:value="512832.3" calcext:value-type="float">
            <office:annotation draw:style-name="gr1" draw:text-style-name="P1" svg:width="1.633cm" svg:height="0.952cm" svg:x="43.17cm" svg:y="89.684cm" draw:caption-point-x="0.403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512832,31</text:span></text:p>
            </office:annotation>
            <text:p>512832.3</text:p>
          </table:table-cell>
          <table:table-cell table:style-name="ce40" office:value-type="float" office:value="909.65" calcext:value-type="float">
            <text:p>909.65</text:p>
          </table:table-cell>
          <table:table-cell table:style-name="ce22" office:value-type="string" calcext:value-type="string">
            <text:p>VT</text:p>
          </table:table-cell>
          <table:table-cell table:style-name="ce29" office:value-type="string" calcext:value-type="string">
            <text:p>1879_10_H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string" calcext:value-type="string">
            <text:p>NB</text:p>
          </table:table-cell>
          <table:table-cell table:style-name="ce56" office:value-type="string" calcext:value-type="string">
            <text:p>35_0489</text:p>
          </table:table-cell>
          <table:table-cell table:style-name="ce15" table:number-columns-repeated="994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display-name="PageStyle_Noordbrab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3T17:39:23</meta:creation-date>
    <dc:creator>Yamit</dc:creator>
    <dc:date>2004-08-30T15:21:27</dc:date>
    <meta:document-statistic meta:table-count="1" meta:cell-count="3923" meta:object-count="0"/>
    <meta:generator>LibreOffice/4.2.7.2$Linux_X86_64 LibreOffice_project/420m0$Build-2</meta:generator>
  </office:meta>
</office:document-meta>
</file>